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4.713cm"/>
    </style:style>
    <style:style style:name="co2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6.83cm"/>
    </style:style>
    <style:style style:name="co6" style:family="table-column">
      <style:table-column-properties fo:break-before="auto" style:column-width="7.858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8.8cm"/>
    </style:style>
    <style:style style:name="co9" style:family="table-column">
      <style:table-column-properties fo:break-before="auto" style:column-width="10.493cm"/>
    </style:style>
    <style:style style:name="co10" style:family="table-column">
      <style:table-column-properties fo:break-before="auto" style:column-width="10.465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6.219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4.999cm"/>
    </style:style>
    <style:style style:name="co17" style:family="table-column">
      <style:table-column-properties fo:break-before="auto" style:column-width="7.303cm"/>
    </style:style>
    <style:style style:name="co18" style:family="table-column">
      <style:table-column-properties fo:break-before="auto" style:column-width="5.498cm"/>
    </style:style>
    <style:style style:name="co19" style:family="table-column">
      <style:table-column-properties fo:break-before="auto" style:column-width="6.108cm"/>
    </style:style>
    <style:style style:name="co20" style:family="table-column">
      <style:table-column-properties fo:break-before="auto" style:column-width="7.08cm"/>
    </style:style>
    <style:style style:name="co21" style:family="table-column">
      <style:table-column-properties fo:break-before="auto" style:column-width="6.747cm"/>
    </style:style>
    <style:style style:name="co22" style:family="table-column">
      <style:table-column-properties fo:break-before="auto" style:column-width="9.133cm"/>
    </style:style>
    <style:style style:name="co23" style:family="table-column">
      <style:table-column-properties fo:break-before="auto" style:column-width="11.382cm"/>
    </style:style>
    <style:style style:name="co24" style:family="table-column">
      <style:table-column-properties fo:break-before="auto" style:column-width="3.918cm"/>
    </style:style>
    <style:style style:name="co25" style:family="table-column">
      <style:table-column-properties fo:break-before="auto" style:column-width="11.964cm"/>
    </style:style>
    <style:style style:name="co26" style:family="table-column">
      <style:table-column-properties fo:break-before="auto" style:column-width="5.971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11cm"/>
    </style:style>
    <style:style style:name="ro2" style:family="table-row">
      <style:table-row-properties style:row-height="0.792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number-columns-repeated="27" table:default-cell-style-name="Default"/>
        <table:table-row table:style-name="ro4">
          <table:table-cell table:number-columns-repeated="26"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Parti de rattachement</text:p>
          </table:table-cell>
          <table:table-cell office:value-type="string">
            <text:p>Groupe parlementaire</text:p>
          </table:table-cell>
          <table:table-cell office:value-type="string">
            <text:p>Source des informations</text:p>
          </table:table-cell>
          <table:table-cell office:value-type="string">
            <text:p>Collaborateur 1 - Nom</text:p>
          </table:table-cell>
          <table:table-cell office:value-type="string">
            <text:p>Collaborateur 1 - Travaille depuis</text:p>
          </table:table-cell>
          <table:table-cell office:value-type="string">
            <text:p>Collaborateur 1 - Lieu de travail</text:p>
          </table:table-cell>
          <table:table-cell office:value-type="string">
            <text:p>Collaborateur 1 - Lien familial</text:p>
          </table:table-cell>
          <table:table-cell office:value-type="string">
            <text:p>Collaborateur 1 - Suppléant</text:p>
          </table:table-cell>
          <table:table-cell office:value-type="string">
            <text:p>Collaborateur 2 - Nom</text:p>
          </table:table-cell>
          <table:table-cell office:value-type="string">
            <text:p>Collaborateur 2 - Travaille depuis</text:p>
          </table:table-cell>
          <table:table-cell office:value-type="string">
            <text:p>Collaborateur 2 - Lieu de travail</text:p>
          </table:table-cell>
          <table:table-cell office:value-type="string">
            <text:p>Collaborateur 2 - Lien familial</text:p>
          </table:table-cell>
          <table:table-cell office:value-type="string">
            <text:p>Collaborateur 2 - Suppléant</text:p>
          </table:table-cell>
          <table:table-cell office:value-type="string">
            <text:p>Collaborateur 3 - Nom</text:p>
          </table:table-cell>
          <table:table-cell office:value-type="string">
            <text:p>Collaborateur 3 - Travaille depuis</text:p>
          </table:table-cell>
          <table:table-cell office:value-type="string">
            <text:p>Collaborateur 3 - Lieu de travail</text:p>
          </table:table-cell>
          <table:table-cell office:value-type="string">
            <text:p>Collaborateur 3 - Lien familial</text:p>
          </table:table-cell>
          <table:table-cell office:value-type="string">
            <text:p>Collaborateur 3 - Suppléant</text:p>
          </table:table-cell>
          <table:table-cell office:value-type="string">
            <text:p>Collaborateur 4 - Nom</text:p>
          </table:table-cell>
          <table:table-cell office:value-type="string">
            <text:p>Collaborateur 4 - Travaille depuis</text:p>
          </table:table-cell>
          <table:table-cell office:value-type="string">
            <text:p>Collaborateur 4 - Lieu de travail</text:p>
          </table:table-cell>
          <table:table-cell office:value-type="string">
            <text:p>Collaborateur 4 - Lien familial</text:p>
          </table:table-cell>
          <table:table-cell office:value-type="string">
            <text:p>Collaborateur 4 - Suppléant</text:p>
          </table:table-cell>
          <table:table-cell office:value-type="string">
            <text:p>Collaborateur 5 - Nom</text:p>
          </table:table-cell>
          <table:table-cell office:value-type="string">
            <text:p>Collaborateur 5 - Travaille depuis</text:p>
          </table:table-cell>
          <table:table-cell office:value-type="string">
            <text:p>Collaborateur 5 - Lieu de travail</text:p>
          </table:table-cell>
          <table:table-cell office:value-type="string">
            <text:p>Collaborateur 5 - Lien familial</text:p>
          </table:table-cell>
          <table:table-cell office:value-type="string">
            <text:p>Collaborateur 5 - Suppléant</text:p>
          </table:table-cell>
          <table:table-cell office:value-type="string">
            <text:p>Collaborateur 6 - Nom</text:p>
          </table:table-cell>
          <table:table-cell office:value-type="string">
            <text:p>Collaborateur 6 - Travaille depuis</text:p>
          </table:table-cell>
          <table:table-cell office:value-type="string">
            <text:p>Collaborateur 6 - Lieu de travail</text:p>
          </table:table-cell>
          <table:table-cell office:value-type="string">
            <text:p>Collaborateur 6 - Lien familial</text:p>
          </table:table-cell>
          <table:table-cell office:value-type="string">
            <text:p>Collaborateur 6 - Suppléant</text:p>
          </table:table-cell>
          <table:table-cell office:value-type="string">
            <text:p>Collaborateur 7 - Nom</text:p>
          </table:table-cell>
          <table:table-cell office:value-type="string">
            <text:p>Collaborateur 7 - Travaille depuis</text:p>
          </table:table-cell>
          <table:table-cell office:value-type="string">
            <text:p>Collaborateur 7 - Lieu de travail</text:p>
          </table:table-cell>
          <table:table-cell office:value-type="string">
            <text:p>Collaborateur 7 - Lien familial</text:p>
          </table:table-cell>
          <table:table-cell office:value-type="string">
            <text:p>Collaborateur 7 - Suppléant</text:p>
          </table:table-cell>
          <table:table-cell office:value-type="string">
            <text:p>Collaborateur 8 - Nom</text:p>
          </table:table-cell>
          <table:table-cell office:value-type="string">
            <text:p>Collaborateur 8 - Travaille depuis</text:p>
          </table:table-cell>
          <table:table-cell office:value-type="string">
            <text:p>Collaborateur 8 - Lieu de travail</text:p>
          </table:table-cell>
          <table:table-cell office:value-type="string">
            <text:p>Collaborateur 8 - Lien familial</text:p>
          </table:table-cell>
          <table:table-cell office:value-type="string">
            <text:p>Collaborateur 8 - Suppléant</text:p>
          </table:table-cell>
          <table:table-cell office:value-type="string">
            <text:p>Nombre de collaborateurs</text:p>
          </table:table-cell>
          <table:table-cell office:value-type="string">
            <text:p>Nombre de liens familiaux établis</text:p>
          </table:table-cell>
          <table:table-cell office:value-type="string">
            <text:p>Vote sur les lois transparence</text:p>
          </table:table-cell>
          <table:table-cell office:value-type="string">
            <text:p>Nom complet</text:p>
          </table:table-cell>
        </table:table-row>
        <table:table-row table:style-name="ro4">
          <table:table-cell table:number-columns-repeated="26"/>
          <table:table-cell office:value-type="string">
            <text:p>Ballay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n Faucher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Heideri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arine Attou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4 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Ballay</text:p>
          </table:table-cell>
        </table:table-row>
        <table:table-row table:style-name="ro4">
          <table:table-cell table:number-columns-repeated="26"/>
          <table:table-cell office:value-type="string">
            <text:p>Bocquet</text:p>
          </table:table-cell>
          <table:table-cell office:value-type="string">
            <text:p>Alain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arole Dugn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Vauthe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Post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Bocquet</text:p>
          </table:table-cell>
        </table:table-row>
        <table:table-row table:style-name="ro4">
          <table:table-cell table:number-columns-repeated="26"/>
          <table:table-cell office:value-type="string">
            <text:p>Calmette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GELLY-PERBELLINI</text:p>
          </table:table-cell>
          <table:table-cell office:value-type="string">
            <text:p>déc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DUBOURG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MIRAL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Alain Calmette</text:p>
          </table:table-cell>
        </table:table-row>
        <table:table-row table:style-name="ro4">
          <table:table-cell table:number-columns-repeated="26"/>
          <table:table-cell office:value-type="string">
            <text:p>Chrétien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Bre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nny Cai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Molliard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Nicolas Jandeaux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Chrétien</text:p>
          </table:table-cell>
        </table:table-row>
        <table:table-row table:style-name="ro4">
          <table:table-cell table:number-columns-repeated="26"/>
          <table:table-cell office:value-type="string">
            <text:p>Claeys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as Aggoun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eneviève Mourdie</text:p>
          </table:table-cell>
          <table:table-cell office:value-type="float" office:value="2006">
            <text:p>2006</text:p>
          </table:table-cell>
          <table:table-cell office:value-type="string">
            <text:p>Assemblée (mi-temps)</text:p>
          </table:table-cell>
          <table:table-cell office:value-type="string">
            <text:p>Non</text:p>
          </table:table-cell>
          <table:table-cell/>
          <table:table-cell office:value-type="string">
            <text:p>Vanessa Rousseau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Aucun</text:p>
          </table:table-cell>
          <table:table-cell/>
          <table:table-cell office:value-type="string">
            <text:p>Sandrine Menard</text:p>
          </table:table-cell>
          <table:table-cell office:value-type="float" office:value="1998">
            <text:p>1998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Alain Claeys</text:p>
          </table:table-cell>
        </table:table-row>
        <table:table-row table:style-name="ro4">
          <table:table-cell table:number-columns-repeated="26"/>
          <table:table-cell office:value-type="string">
            <text:p>Fauré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Bl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ine Crau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Denat Pinc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Ludovic Balz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Alain Fauré</text:p>
          </table:table-cell>
        </table:table-row>
        <table:table-row table:style-name="ro4">
          <table:table-cell table:number-columns-repeated="26"/>
          <table:table-cell office:value-type="string">
            <text:p>Ges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 Lathali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thieu Beauvarlet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ïc Morin</text:p>
          </table:table-cell>
          <table:table-cell office:value-type="float" office:value="2013">
            <text:p>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Gest</text:p>
          </table:table-cell>
        </table:table-row>
        <table:table-row table:style-name="ro4">
          <table:table-cell table:number-columns-repeated="26"/>
          <table:table-cell office:value-type="string">
            <text:p>Leboeuf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écile P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ombes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Fargeas-Lar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Leboeuf</text:p>
          </table:table-cell>
        </table:table-row>
        <table:table-row table:style-name="ro4">
          <table:table-cell table:number-columns-repeated="26"/>
          <table:table-cell office:value-type="string">
            <text:p>Marleix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eneviève Gine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Vo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rge Pradi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ay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Marleix</text:p>
          </table:table-cell>
        </table:table-row>
        <table:table-row table:style-name="ro4">
          <table:table-cell table:number-columns-repeated="26"/>
          <table:table-cell office:value-type="string">
            <text:p>Marsau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autier Bern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Blin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ervé Séro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hilippon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Marsaud</text:p>
          </table:table-cell>
        </table:table-row>
        <table:table-row table:style-name="ro4">
          <table:table-cell table:number-columns-repeated="26"/>
          <table:table-cell office:value-type="string">
            <text:p>Marty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liane Donn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Pil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 Chavia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Charru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Marty</text:p>
          </table:table-cell>
        </table:table-row>
        <table:table-row table:style-name="ro4">
          <table:table-cell table:number-columns-repeated="26"/>
          <table:table-cell office:value-type="string">
            <text:p>Moyne-Bressan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aétan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Patra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Moyne-Bressand</text:p>
          </table:table-cell>
        </table:table-row>
        <table:table-row table:style-name="ro4">
          <table:table-cell table:number-columns-repeated="26"/>
          <table:table-cell office:value-type="string">
            <text:p>Rod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tienne Rode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ean-Maurice Fayemen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Audouz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Alain Rodet</text:p>
          </table:table-cell>
        </table:table-row>
        <table:table-row table:style-name="ro4">
          <table:table-cell table:number-columns-repeated="26"/>
          <table:table-cell office:value-type="string">
            <text:p>Rouss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bastien Saint-Past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ey-Go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O'Keef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Alain Rousset</text:p>
          </table:table-cell>
        </table:table-row>
        <table:table-row table:style-name="ro4">
          <table:table-cell table:number-columns-repeated="26"/>
          <table:table-cell office:value-type="string">
            <text:p>Sugueno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on Sugueno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36"/>
          <table:table-cell table:number-columns-repeated="2" office:value-type="float" office:value="1">
            <text:p>1</text:p>
          </table:table-cell>
          <table:table-cell/>
          <table:table-cell office:value-type="string">
            <text:p>Alain Suguenot</text:p>
          </table:table-cell>
        </table:table-row>
        <table:table-row table:style-name="ro4">
          <table:table-cell table:number-columns-repeated="26"/>
          <table:table-cell office:value-type="string">
            <text:p>Tourret</text:p>
          </table:table-cell>
          <table:table-cell office:value-type="string">
            <text:p>Alain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François AMORIM MACHADO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erge COUASN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PICHON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c ANDREU SABAT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Tourret</text:p>
          </table:table-cell>
        </table:table-row>
        <table:table-row table:style-name="ro4">
          <table:table-cell table:number-columns-repeated="26"/>
          <table:table-cell office:value-type="string">
            <text:p>Bachelay</text:p>
          </table:table-cell>
          <table:table-cell office:value-type="string">
            <text:p>Alex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Bernier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t Noël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Lavandon</text:p>
          </table:table-cell>
          <table:table-cell office:value-type="string">
            <text:p>déc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ohamed Mebarki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exis Bachelay</text:p>
          </table:table-cell>
        </table:table-row>
        <table:table-row table:style-name="ro4">
          <table:table-cell table:number-columns-repeated="26"/>
          <table:table-cell office:value-type="string">
            <text:p>Marie-Jeanne</text:p>
          </table:table-cell>
          <table:table-cell office:value-type="string">
            <text:p>Alfred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Nadine Nacit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ichel Ragal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Mi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fred Marie-Jeanne</text:p>
          </table:table-cell>
        </table:table-row>
        <table:table-row table:style-name="ro4">
          <table:table-cell table:number-columns-repeated="26"/>
          <table:table-cell office:value-type="string">
            <text:p>Chassaigne</text:p>
          </table:table-cell>
          <table:table-cell office:value-type="string">
            <text:p>André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Corinne Ould'ameu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noit Pidou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in Brugerolles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Courtia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dré Chassaigne</text:p>
          </table:table-cell>
        </table:table-row>
        <table:table-row table:style-name="ro4">
          <table:table-cell table:number-columns-repeated="26"/>
          <table:table-cell office:value-type="string">
            <text:p>Santini</text:p>
          </table:table-cell>
          <table:table-cell office:value-type="string">
            <text:p>André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Guillaume DE STORDEUR</text:p>
          </table:table-cell>
          <table:table-cell office:value-type="string">
            <text:p>17 déc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émy Coste</text:p>
          </table:table-cell>
          <table:table-cell office:value-type="string">
            <text:p>19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dré Santini</text:p>
          </table:table-cell>
        </table:table-row>
        <table:table-row table:style-name="ro4">
          <table:table-cell table:number-columns-repeated="26"/>
          <table:table-cell office:value-type="string">
            <text:p>Schneider</text:p>
          </table:table-cell>
          <table:table-cell office:value-type="string">
            <text:p>Andr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Hulne</text:p>
          </table:table-cell>
          <table:table-cell office:value-type="string">
            <text:p>16 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Knoeller</text:p>
          </table:table-cell>
          <table:table-cell office:value-type="string">
            <text:p>27 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Caure Le Graet</text:p>
          </table:table-cell>
          <table:table-cell office:value-type="string">
            <text:p>2 mars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dré Schneider</text:p>
          </table:table-cell>
        </table:table-row>
        <table:table-row table:style-name="ro4">
          <table:table-cell table:number-columns-repeated="26"/>
          <table:table-cell office:value-type="string">
            <text:p>Lang</text:p>
          </table:table-cell>
          <table:table-cell office:value-type="string">
            <text:p>Anne-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enjamin Rat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n Saming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Jeand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ne-Christine Lang</text:p>
          </table:table-cell>
        </table:table-row>
        <table:table-row table:style-name="ro4">
          <table:table-cell table:number-columns-repeated="26"/>
          <table:table-cell office:value-type="string">
            <text:p>Dufour-Tonini</text:p>
          </table:table-cell>
          <table:table-cell office:value-type="string">
            <text:p>Anne-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 Sen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rizz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ev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r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Chala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Gillard-Lascaux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Anne-Lise Dufour-Tonini</text:p>
          </table:table-cell>
        </table:table-row>
        <table:table-row table:style-name="ro4">
          <table:table-cell table:number-columns-repeated="26"/>
          <table:table-cell office:value-type="string">
            <text:p>Le Dain</text:p>
          </table:table-cell>
          <table:table-cell office:value-type="string">
            <text:p>Anne-Yvo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ine El-Khat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Baptiste Frontz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Tubian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Anne-Yvonne Le Dain</text:p>
          </table:table-cell>
        </table:table-row>
        <table:table-row table:style-name="ro4">
          <table:table-cell table:number-columns-repeated="26"/>
          <table:table-cell office:value-type="string">
            <text:p>Le Loch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 LOZACHMEUR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a Fily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uénaëlle Lauden</text:p>
          </table:table-cell>
          <table:table-cell office:value-type="string">
            <text:p>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 DUBUET-ROUTIER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Annick Le Loch</text:p>
          </table:table-cell>
        </table:table-row>
        <table:table-row table:style-name="ro4">
          <table:table-cell table:number-columns-repeated="26"/>
          <table:table-cell office:value-type="string">
            <text:p>Lepetit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Chrét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Gesqu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éa Khoshk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Annick Lepetit</text:p>
          </table:table-cell>
        </table:table-row>
        <table:table-row table:style-name="ro4">
          <table:table-cell table:number-columns-repeated="26"/>
          <table:table-cell office:value-type="string">
            <text:p>Genevard</text:p>
          </table:table-cell>
          <table:table-cell office:value-type="string">
            <text:p>An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s Clau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mien Jo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Neyreneuf-Thibier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nie Genevard</text:p>
          </table:table-cell>
        </table:table-row>
        <table:table-row table:style-name="ro4">
          <table:table-cell table:number-columns-repeated="26"/>
          <table:table-cell office:value-type="string">
            <text:p>Le Houerou</text:p>
          </table:table-cell>
          <table:table-cell office:value-type="string">
            <text:p>Ann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olette LE MERR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y Cozic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ESIN PI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ise Haffen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nie Le Houerou</text:p>
          </table:table-cell>
        </table:table-row>
        <table:table-row table:style-name="ro4">
          <table:table-cell table:number-columns-repeated="26"/>
          <table:table-cell office:value-type="string">
            <text:p>Herth</text:p>
          </table:table-cell>
          <table:table-cell office:value-type="string">
            <text:p>Anto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ylvie Leonhart 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Deblir</text:p>
          </table:table-cell>
          <table:table-cell office:value-type="string">
            <text:p>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 Hamm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toine Herth</text:p>
          </table:table-cell>
        </table:table-row>
        <table:table-row table:style-name="ro4">
          <table:table-cell table:number-columns-repeated="26"/>
          <table:table-cell office:value-type="string">
            <text:p>Grosskost</text:p>
          </table:table-cell>
          <table:table-cell office:value-type="string">
            <text:p>Arl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Éliane Bong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Leb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Dev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mel Chaba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lette Grosskost</text:p>
          </table:table-cell>
        </table:table-row>
        <table:table-row table:style-name="ro4">
          <table:table-cell table:number-columns-repeated="26"/>
          <table:table-cell office:value-type="string">
            <text:p>Leroy</text:p>
          </table:table-cell>
          <table:table-cell office:value-type="string">
            <text:p>Ar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Dounia Moumni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Baptiste Cu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ouchra Omar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Arnaud Leroy</text:p>
          </table:table-cell>
        </table:table-row>
        <table:table-row table:style-name="ro4">
          <table:table-cell table:number-columns-repeated="26"/>
          <table:table-cell office:value-type="string">
            <text:p>Richard</text:p>
          </table:table-cell>
          <table:table-cell office:value-type="string">
            <text:p>Arnaud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Hélène Brioix-Fe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Halloss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Antonin B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Richard</text:p>
          </table:table-cell>
        </table:table-row>
        <table:table-row table:style-name="ro4">
          <table:table-cell table:number-columns-repeated="26"/>
          <table:table-cell office:value-type="string">
            <text:p>Robinet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-Alexandre Vesper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ann Vell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Robinet</text:p>
          </table:table-cell>
        </table:table-row>
        <table:table-row table:style-name="ro4">
          <table:table-cell table:number-columns-repeated="26"/>
          <table:table-cell office:value-type="string">
            <text:p>Viala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uiseppina Benel</text:p>
          </table:table-cell>
          <table:table-cell office:value-type="string">
            <text:p>15/9/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 Carriere</text:p>
          </table:table-cell>
          <table:table-cell office:value-type="string">
            <text:p>1er février 2016</text:p>
          </table:table-cell>
          <table:table-cell office:value-type="string">
            <text:p>Circonscription</text:p>
          </table:table-cell>
          <table:table-cell office:value-type="string">
            <text:p>Cousin au 5e degré</text:p>
          </table:table-cell>
          <table:table-cell/>
          <table:table-cell office:value-type="string">
            <text:p>Thomas Urquijo</text:p>
          </table:table-cell>
          <table:table-cell office:value-type="string">
            <text:p>1/2/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aroline Bonnal</text:p>
          </table:table-cell>
          <table:table-cell office:value-type="string">
            <text:p>7/3/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naud Viala</text:p>
          </table:table-cell>
        </table:table-row>
        <table:table-row table:style-name="ro4">
          <table:table-cell table:number-columns-repeated="26"/>
          <table:table-cell office:value-type="string">
            <text:p>Chalus</text:p>
          </table:table-cell>
          <table:table-cell office:value-type="string">
            <text:p>Ary</text:p>
          </table:table-cell>
          <table:table-cell office:value-type="string">
            <text:p>Guadeloupe unie Socialisme et réalités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Nathalia Chalu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eddy Bernad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uddy Blon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ub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tte Gourdine-Bacho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y Chalus</text:p>
          </table:table-cell>
        </table:table-row>
        <table:table-row table:style-name="ro4">
          <table:table-cell table:number-columns-repeated="26"/>
          <table:table-cell office:value-type="string">
            <text:p>Linkenheld</text:p>
          </table:table-cell>
          <table:table-cell office:value-type="string">
            <text:p>Audre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élissa Me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Augier de Laj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Wycka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Bou S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Audrey Linkenheld</text:p>
          </table:table-cell>
        </table:table-row>
        <table:table-row table:style-name="ro4">
          <table:table-cell table:number-columns-repeated="26"/>
          <table:table-cell office:value-type="string">
            <text:p>Filippetti</text:p>
          </table:table-cell>
          <table:table-cell office:value-type="string">
            <text:p>Auré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t Bert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éa Beh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Nor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rélie Filippetti</text:p>
          </table:table-cell>
        </table:table-row>
        <table:table-row table:style-name="ro4">
          <table:table-cell table:number-columns-repeated="26"/>
          <table:table-cell office:value-type="string">
            <text:p>Poniatowski</text:p>
          </table:table-cell>
          <table:table-cell office:value-type="string">
            <text:p>Ax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elphine Bo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antal Chopinet-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Von Euw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xel Poniatowski</text:p>
          </table:table-cell>
        </table:table-row>
        <table:table-row table:style-name="ro4">
          <table:table-cell table:number-columns-repeated="26"/>
          <table:table-cell office:value-type="string">
            <text:p>Romagnan</text:p>
          </table:table-cell>
          <table:table-cell office:value-type="string">
            <text:p>Barba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oline Tat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Serr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nin Descham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Descomb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èle Legros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</table:table-row>
        <table:table-row table:style-name="ro4">
          <table:table-cell table:number-columns-repeated="26"/>
          <table:table-cell office:value-type="string">
            <text:p>Santais</text:p>
          </table:table-cell>
          <table:table-cell office:value-type="string">
            <text:p>Béat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-Emmanuel Chemin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éloïse Chemin-Notter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élix Debernardi</text:p>
          </table:table-cell>
          <table:table-cell office:value-type="string">
            <text:p>déc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douard Santais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Laure Janin</text:p>
          </table:table-cell>
          <table:table-cell office:value-type="string">
            <text:p>aoû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Béatrice Santais</text:p>
          </table:table-cell>
        </table:table-row>
        <table:table-row table:style-name="ro4">
          <table:table-cell table:number-columns-repeated="26"/>
          <table:table-cell office:value-type="string">
            <text:p>Apparu</text:p>
          </table:table-cell>
          <table:table-cell office:value-type="string">
            <text:p>Benois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ugustin Delav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Zélia Arab-Ces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se Magn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noist Apparu</text:p>
          </table:table-cell>
        </table:table-row>
        <table:table-row table:style-name="ro4">
          <table:table-cell table:number-columns-repeated="26"/>
          <table:table-cell office:value-type="string">
            <text:p>Hamon</text:p>
          </table:table-cell>
          <table:table-cell office:value-type="string">
            <text:p>Benoî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oseph Ghar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Restegh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Pant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noît Hamon</text:p>
          </table:table-cell>
        </table:table-row>
        <table:table-row table:style-name="ro4">
          <table:table-cell table:number-columns-repeated="26"/>
          <table:table-cell office:value-type="string">
            <text:p>Poletti</text:p>
          </table:table-cell>
          <table:table-cell office:value-type="string">
            <text:p>Bérengè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lse Josep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M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Au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Pierre So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a Rouss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érengère Poletti</text:p>
          </table:table-cell>
        </table:table-row>
        <table:table-row table:style-name="ro4">
          <table:table-cell table:number-columns-repeated="26"/>
          <table:table-cell office:value-type="string">
            <text:p>Laclais</text:p>
          </table:table-cell>
          <table:table-cell office:value-type="string">
            <text:p>Bernad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 Rieu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Baptiste Boulang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velyne Capell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Laforgue</text:p>
          </table:table-cell>
          <table:table-cell office:value-type="string">
            <text:p>2012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Bernadette Laclais</text:p>
          </table:table-cell>
        </table:table-row>
        <table:table-row table:style-name="ro4">
          <table:table-cell table:number-columns-repeated="26"/>
          <table:table-cell office:value-type="string">
            <text:p>Accoyer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-Éric Carbo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andrine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u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élix De Buj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Reicher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rnard Accoyer</text:p>
          </table:table-cell>
        </table:table-row>
        <table:table-row table:style-name="ro4">
          <table:table-cell table:number-columns-repeated="26"/>
          <table:table-cell office:value-type="string">
            <text:p>Brochan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velyne Destrem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ristophe Aubr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rnard Brochand</text:p>
          </table:table-cell>
        </table:table-row>
        <table:table-row table:style-name="ro4">
          <table:table-cell table:number-columns-repeated="26"/>
          <table:table-cell office:value-type="string">
            <text:p>Debré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-Hervé Bou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Po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ro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rnard Debré</text:p>
          </table:table-cell>
        </table:table-row>
        <table:table-row table:style-name="ro4">
          <table:table-cell table:number-columns-repeated="26"/>
          <table:table-cell office:value-type="string">
            <text:p>Deflesselle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atricia Deflessell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rnard Deflesselles</text:p>
          </table:table-cell>
        </table:table-row>
        <table:table-row table:style-name="ro4">
          <table:table-cell table:number-columns-repeated="26"/>
          <table:table-cell office:value-type="string">
            <text:p>Gérar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Bout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le Masf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au de Challemai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Miach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rnard Gérard</text:p>
          </table:table-cell>
        </table:table-row>
        <table:table-row table:style-name="ro4">
          <table:table-cell table:number-columns-repeated="26"/>
          <table:table-cell office:value-type="string">
            <text:p>Lesterlin</text:p>
          </table:table-cell>
          <table:table-cell office:value-type="string">
            <text:p>Bern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Claude Appercel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Lavedrin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Ray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Simon Boileau</text:p>
          </table:table-cell>
          <table:table-cell office:value-type="string">
            <text:p>mai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Lenain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Bernard Lesterlin</text:p>
          </table:table-cell>
        </table:table-row>
        <table:table-row table:style-name="ro4">
          <table:table-cell table:number-columns-repeated="26"/>
          <table:table-cell office:value-type="string">
            <text:p>Perrut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Irène Ro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Perru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igitte Trambou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agn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rnard Perrut</text:p>
          </table:table-cell>
        </table:table-row>
        <table:table-row table:style-name="ro4">
          <table:table-cell table:number-columns-repeated="26"/>
          <table:table-cell office:value-type="string">
            <text:p>Reynè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idier Bonnef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vid Just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y Sala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otilde Chab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von Boiss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rnard Reynès</text:p>
          </table:table-cell>
        </table:table-row>
        <table:table-row table:style-name="ro4">
          <table:table-cell table:number-columns-repeated="26"/>
          <table:table-cell office:value-type="string">
            <text:p>Pancher</text:p>
          </table:table-cell>
          <table:table-cell office:value-type="string">
            <text:p>Bertrand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Alice Benard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brina Jarroir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athe Collin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-Alexis Antetomaso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ERVEILLE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rtrand Pancher</text:p>
          </table:table-cell>
        </table:table-row>
        <table:table-row table:style-name="ro4">
          <table:table-cell table:number-columns-repeated="26"/>
          <table:table-cell office:value-type="string">
            <text:p>Said</text:p>
          </table:table-cell>
          <table:table-cell office:value-type="string">
            <text:p>Boinal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Zaitouni Ali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Zaïna Assan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Soiphiat Bacar YOUSSOUF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utihani YMAMOU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Boinali Said</text:p>
          </table:table-cell>
        </table:table-row>
        <table:table-row table:style-name="ro4">
          <table:table-cell table:number-columns-repeated="26"/>
          <table:table-cell office:value-type="string">
            <text:p>Allain</text:p>
          </table:table-cell>
          <table:table-cell office:value-type="string">
            <text:p>Brigitt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Kamel DEMBR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THERY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lde BOEUF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Brigitte Allain</text:p>
          </table:table-cell>
        </table:table-row>
        <table:table-row table:style-name="ro4">
          <table:table-cell table:number-columns-repeated="26"/>
          <table:table-cell office:value-type="string">
            <text:p>Bourguignon</text:p>
          </table:table-cell>
          <table:table-cell office:value-type="string">
            <text:p>Brigi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Lacab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audra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ia Lo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utr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Brigitte Bourguignon</text:p>
          </table:table-cell>
        </table:table-row>
        <table:table-row table:style-name="ro4">
          <table:table-cell table:number-columns-repeated="26"/>
          <table:table-cell office:value-type="string">
            <text:p>Le Maire</text:p>
          </table:table-cell>
          <table:table-cell office:value-type="string">
            <text:p>Bru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Margueri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Dan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Sienzon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runo Le Maire</text:p>
          </table:table-cell>
        </table:table-row>
        <table:table-row table:style-name="ro4">
          <table:table-cell table:number-columns-repeated="26"/>
          <table:table-cell office:value-type="string">
            <text:p>Azerot</text:p>
          </table:table-cell>
          <table:table-cell office:value-type="string">
            <text:p>Bruno Nestor</text:p>
          </table:table-cell>
          <table:table-cell office:value-type="string">
            <text:p>Mouvement Initiative populair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Annabelle Zampa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arzyna Tims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Buffa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runo Nestor Azerot</text:p>
          </table:table-cell>
        </table:table-row>
        <table:table-row table:style-name="ro4">
          <table:table-cell table:number-columns-repeated="26"/>
          <table:table-cell office:value-type="string">
            <text:p>de Rocca Serra</text:p>
          </table:table-cell>
          <table:table-cell office:value-type="string">
            <text:p>Cami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iliane de Rocca Serra</text:p>
          </table:table-cell>
          <table:table-cell table:number-columns-repeated="2" office:value-type="string">
            <text:p>?</text:p>
          </table:table-cell>
          <table:table-cell office:value-type="string">
            <text:p>Parente éloignée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Casano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Costant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-Bernard Vellutin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mille de Rocca Serra</text:p>
          </table:table-cell>
        </table:table-row>
        <table:table-row table:style-name="ro4">
          <table:table-cell table:number-columns-repeated="26"/>
          <table:table-cell office:value-type="string">
            <text:p>Delga</text:p>
          </table:table-cell>
          <table:table-cell office:value-type="string">
            <text:p>Car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imon Viguer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 S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az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Luc Picard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role Delga</text:p>
          </table:table-cell>
        </table:table-row>
        <table:table-row table:style-name="ro4">
          <table:table-cell table:number-columns-repeated="26"/>
          <table:table-cell office:value-type="string">
            <text:p>Beaubati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naud Bouleste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Godri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Puh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Valad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atherine Beaubatie</text:p>
          </table:table-cell>
        </table:table-row>
        <table:table-row table:style-name="ro4">
          <table:table-cell table:number-columns-repeated="26"/>
          <table:table-cell office:value-type="string">
            <text:p>Coutell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Gode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ôme Picaud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téphanie Charreau Grandcoing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Montañola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arton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atherine Coutelle</text:p>
          </table:table-cell>
        </table:table-row>
        <table:table-row table:style-name="ro4">
          <table:table-cell table:number-columns-repeated="26"/>
          <table:table-cell office:value-type="string">
            <text:p>Lemorton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aïk Lesbats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ou AZAIS</text:p>
          </table:table-cell>
          <table:table-cell office:value-type="string">
            <text:p>mai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 Grycza</text:p>
          </table:table-cell>
          <table:table-cell office:value-type="string">
            <text:p>avril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niel Molina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ichka Lingerat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atherine Lemorton</text:p>
          </table:table-cell>
        </table:table-row>
        <table:table-row table:style-name="ro4">
          <table:table-cell table:number-columns-repeated="26"/>
          <table:table-cell office:value-type="string">
            <text:p>Quéré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enri Jal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Yves Quéré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Pascal Couri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Catherine Quéré</text:p>
          </table:table-cell>
        </table:table-row>
        <table:table-row table:style-name="ro4">
          <table:table-cell table:number-columns-repeated="26"/>
          <table:table-cell office:value-type="string">
            <text:p>Troallic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 HOYEZ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odie CABIROL</text:p>
          </table:table-cell>
          <table:table-cell office:value-type="string">
            <text:p>avril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ntoine TREDEZ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line CHAPON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atherine Troallic</text:p>
          </table:table-cell>
        </table:table-row>
        <table:table-row table:style-name="ro4">
          <table:table-cell table:number-columns-repeated="26"/>
          <table:table-cell office:value-type="string">
            <text:p>Vautrin</text:p>
          </table:table-cell>
          <table:table-cell office:value-type="string">
            <text:p>Cathe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arisse La Fon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kaël Le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x Dutho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Cheva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therine Vautrin</text:p>
          </table:table-cell>
        </table:table-row>
        <table:table-row table:style-name="ro4">
          <table:table-cell table:number-columns-repeated="26"/>
          <table:table-cell office:value-type="string">
            <text:p>Duflot</text:p>
          </table:table-cell>
          <table:table-cell office:value-type="string">
            <text:p>Céci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Marine Tondelier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ounia Wone</text:p>
          </table:table-cell>
          <table:table-cell office:value-type="string">
            <text:p>mars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ucien Bizien</text:p>
          </table:table-cell>
          <table:table-cell office:value-type="string">
            <text:p>sept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écile Duflot</text:p>
          </table:table-cell>
        </table:table-row>
        <table:table-row table:style-name="ro4">
          <table:table-cell table:number-columns-repeated="26"/>
          <table:table-cell office:value-type="string">
            <text:p>Untermaier</text:p>
          </table:table-cell>
          <table:table-cell office:value-type="string">
            <text:p>Céc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Josèphe C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Kerle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ei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J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Mazui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écile Untermaier</text:p>
          </table:table-cell>
        </table:table-row>
        <table:table-row table:style-name="ro4">
          <table:table-cell table:number-columns-repeated="26"/>
          <table:table-cell office:value-type="string">
            <text:p>Lett</text:p>
          </table:table-cell>
          <table:table-cell office:value-type="string">
            <text:p>Céles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ernadette Let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 Staub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Kevin Kac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Kirchman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éleste Lett</text:p>
          </table:table-cell>
        </table:table-row>
        <table:table-row table:style-name="ro4">
          <table:table-cell table:number-columns-repeated="26"/>
          <table:table-cell office:value-type="string">
            <text:p>Berthelot</text:p>
          </table:table-cell>
          <table:table-cell office:value-type="string">
            <text:p>Chantal</text:p>
          </table:table-cell>
          <table:table-cell office:value-type="string">
            <text:p>Parti socialiste guyan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les François-dit-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Bel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Luc Reque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antal Berthelot</text:p>
          </table:table-cell>
        </table:table-row>
        <table:table-row table:style-name="ro4">
          <table:table-cell table:number-columns-repeated="26"/>
          <table:table-cell office:value-type="string">
            <text:p>Guittet</text:p>
          </table:table-cell>
          <table:table-cell office:value-type="string">
            <text:p>Chant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?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kaël Le Res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? Espinasse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antal Guittet</text:p>
          </table:table-cell>
        </table:table-row>
        <table:table-row table:style-name="ro4">
          <table:table-cell table:number-columns-repeated="26"/>
          <table:table-cell office:value-type="string">
            <text:p>de Courson</text:p>
          </table:table-cell>
          <table:table-cell office:value-type="string">
            <text:p>Charle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Mirgodin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Lagass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 Dominjon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tma Gouasmia</text:p>
          </table:table-cell>
          <table:table-cell office:value-type="string">
            <text:p>février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and</text:p>
          </table:table-cell>
          <table:table-cell office:value-type="string">
            <text:p>septembre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rles de Courson</text:p>
          </table:table-cell>
        </table:table-row>
        <table:table-row table:style-name="ro4">
          <table:table-cell table:number-columns-repeated="26"/>
          <table:table-cell office:value-type="string">
            <text:p>de La Verpillière</text:p>
          </table:table-cell>
          <table:table-cell office:value-type="string">
            <text:p>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élène de La Verpilli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bine V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wige Lafayolle de La Bruyè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arles de La Verpillière</text:p>
          </table:table-cell>
        </table:table-row>
        <table:table-row table:style-name="ro4">
          <table:table-cell table:number-columns-repeated="26"/>
          <table:table-cell office:value-type="string">
            <text:p>Ginesy</text:p>
          </table:table-cell>
          <table:table-cell office:value-type="string">
            <text:p>Charles-An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osé Ammend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Larbou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iquett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rles-Ange Ginesy</text:p>
          </table:table-cell>
        </table:table-row>
        <table:table-row table:style-name="ro4">
          <table:table-cell table:number-columns-repeated="26"/>
          <table:table-cell office:value-type="string">
            <text:p>Khirouni</text:p>
          </table:table-cell>
          <table:table-cell office:value-type="string">
            <text:p>Chaynes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ric Gran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omas Fleury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na Toussaint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rles Thomassin</text:p>
          </table:table-cell>
          <table:table-cell office:value-type="string">
            <text:p>février 2016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aynesse Khirouni</text:p>
          </table:table-cell>
        </table:table-row>
        <table:table-row table:style-name="ro4">
          <table:table-cell table:number-columns-repeated="26"/>
          <table:table-cell office:value-type="string">
            <text:p>Assaf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mand Riv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ash Saeidi Akbarzade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Labrouss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</table:table-row>
        <table:table-row table:style-name="ro4">
          <table:table-cell table:number-columns-repeated="26"/>
          <table:table-cell office:value-type="string">
            <text:p>Bata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eorges Labo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rine Delett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Ovart-Bara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ian Bataille</text:p>
          </table:table-cell>
        </table:table-row>
        <table:table-row table:style-name="ro4">
          <table:table-cell table:number-columns-repeated="26"/>
          <table:table-cell office:value-type="string">
            <text:p>Franquev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Co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Font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o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émy Ramos-Lamoi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Franqueville</text:p>
          </table:table-cell>
        </table:table-row>
        <table:table-row table:style-name="ro4">
          <table:table-cell table:number-columns-repeated="26"/>
          <table:table-cell office:value-type="string">
            <text:p>Hutin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Doui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Nico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ian Hutin</text:p>
          </table:table-cell>
        </table:table-row>
        <table:table-row table:style-name="ro4">
          <table:table-cell table:number-columns-repeated="26"/>
          <table:table-cell office:value-type="string">
            <text:p>Jacob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inn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Lavenk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Bé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Hajz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Pat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Jacob</text:p>
          </table:table-cell>
        </table:table-row>
        <table:table-row table:style-name="ro4">
          <table:table-cell table:number-columns-repeated="26"/>
          <table:table-cell office:value-type="string">
            <text:p>Kert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éatrice Chavinier Bo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Paysse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em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Kert</text:p>
          </table:table-cell>
        </table:table-row>
        <table:table-row table:style-name="ro4">
          <table:table-cell table:number-columns-repeated="26"/>
          <table:table-cell office:value-type="string">
            <text:p>Paul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isabeth Ancourt-Ne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Red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Aou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ian Paul</text:p>
          </table:table-cell>
        </table:table-row>
        <table:table-row table:style-name="ro4">
          <table:table-cell table:number-columns-repeated="26"/>
          <table:table-cell office:value-type="string">
            <text:p>Pires Beaune</text:p>
          </table:table-cell>
          <table:table-cell office:value-type="string">
            <text:p>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érôme Petit</text:p>
          </table:table-cell>
          <table:table-cell office:value-type="string">
            <text:p>1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mien Baldy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lette Soulfour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umas</text:p>
          </table:table-cell>
          <table:table-cell office:value-type="string">
            <text:p>novembre 2016</text:p>
          </table:table-cell>
          <table:table-cell office:value-type="string">
            <text:p>Circonscription (4h/semaine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ine Pires Beaune</text:p>
          </table:table-cell>
        </table:table-row>
        <table:table-row table:style-name="ro4">
          <table:table-cell table:number-columns-repeated="26"/>
          <table:table-cell office:value-type="string">
            <text:p>Borgel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anne Darm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autr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ophe Borgel</text:p>
          </table:table-cell>
        </table:table-row>
        <table:table-row table:style-name="ro4">
          <table:table-cell table:number-columns-repeated="26"/>
          <table:table-cell office:value-type="string">
            <text:p>Bouillon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n Renault</text:p>
          </table:table-cell>
          <table:table-cell office:value-type="float" office:value="2015">
            <text:p>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Cyril Blondel</text:p>
          </table:table-cell>
          <table:table-cell office:value-type="string">
            <text:p>2007 (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Guillaume Coutey</text:p>
          </table:table-cell>
          <table:table-cell office:value-type="string">
            <text:p>2007 (temps 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élanie Boulanger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Hélène Boutinaud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ophe Bouillon</text:p>
          </table:table-cell>
        </table:table-row>
        <table:table-row table:style-name="ro4">
          <table:table-cell table:number-columns-repeated="26"/>
          <table:table-cell office:value-type="string">
            <text:p>Caresche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olaine Traj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aviau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ophe Caresche</text:p>
          </table:table-cell>
        </table:table-row>
        <table:table-row table:style-name="ro4">
          <table:table-cell table:number-columns-repeated="26"/>
          <table:table-cell office:value-type="string">
            <text:p>Castaner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brice Trouvé</text:p>
          </table:table-cell>
          <table:table-cell office:value-type="string">
            <text:p>1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Marc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élène Triantafillos</text:p>
          </table:table-cell>
          <table:table-cell office:value-type="string">
            <text:p>1 déc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ément Pinte</text:p>
          </table:table-cell>
          <table:table-cell office:value-type="string">
            <text:p>15 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ophe Castaner</text:p>
          </table:table-cell>
        </table:table-row>
        <table:table-row table:style-name="ro4">
          <table:table-cell table:number-columns-repeated="26"/>
          <table:table-cell office:value-type="string">
            <text:p>Cav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ja Flan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Barai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Apparu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lila B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Cavard</text:p>
          </table:table-cell>
        </table:table-row>
        <table:table-row table:style-name="ro4">
          <table:table-cell table:number-columns-repeated="26"/>
          <table:table-cell office:value-type="string">
            <text:p>Guillotea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alérie Ambro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Cruz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Guilloteau</text:p>
          </table:table-cell>
        </table:table-row>
        <table:table-row table:style-name="ro4">
          <table:table-cell table:number-columns-repeated="26"/>
          <table:table-cell office:value-type="string">
            <text:p>Léon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jémila Dup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Deulc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Derid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nès Duchê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Th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Probin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hristophe Léonard</text:p>
          </table:table-cell>
        </table:table-row>
        <table:table-row table:style-name="ro4">
          <table:table-cell table:number-columns-repeated="26"/>
          <table:table-cell office:value-type="string">
            <text:p>Premat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avana Livardjani</text:p>
          </table:table-cell>
          <table:table-cell office:value-type="string">
            <text:p>1er 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 Lepesqueux</text:p>
          </table:table-cell>
          <table:table-cell office:value-type="string">
            <text:p>9 mai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èle Mortier</text:p>
          </table:table-cell>
          <table:table-cell office:value-type="string">
            <text:p>1er novem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Premat</text:p>
          </table:table-cell>
        </table:table-row>
        <table:table-row table:style-name="ro4">
          <table:table-cell table:number-columns-repeated="26"/>
          <table:table-cell office:value-type="string">
            <text:p>Prio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<text:tab/>Lehued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ophie Brongn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érôme Fr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Priou</text:p>
          </table:table-cell>
        </table:table-row>
        <table:table-row table:style-name="ro4">
          <table:table-cell table:number-columns-repeated="26"/>
          <table:table-cell office:value-type="string">
            <text:p>Bartolone</text:p>
          </table:table-cell>
          <table:table-cell office:value-type="string">
            <text:p>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nes Homm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toumata Sow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happott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aude Bartolone</text:p>
          </table:table-cell>
        </table:table-row>
        <table:table-row table:style-name="ro4">
          <table:table-cell table:number-columns-repeated="26"/>
          <table:table-cell office:value-type="string">
            <text:p>de Ganay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table:number-columns-repeated="10"/>
          <table:table-cell office:value-type="string">
            <text:p>Alexandre Madinier</text:p>
          </table:table-cell>
          <table:table-cell office:value-type="string">
            <text:p>1er 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auline Goirand</text:p>
          </table:table-cell>
          <table:table-cell office:value-type="string">
            <text:p>9/7/2012</text:p>
          </table:table-cell>
          <table:table-cell office:value-type="string">
            <text:p>Circonscription + Assemblée</text:p>
          </table:table-cell>
          <table:table-cell office:value-type="string">
            <text:p>Fille</text:p>
          </table:table-cell>
          <table:table-cell/>
          <table:table-cell office:value-type="string">
            <text:p>Florence Anatole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stasia Goetschy</text:p>
          </table:table-cell>
          <table:table-cell office:value-type="string">
            <text:p>5 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ude de Ganay</text:p>
          </table:table-cell>
        </table:table-row>
        <table:table-row table:style-name="ro4">
          <table:table-cell table:number-columns-repeated="26"/>
          <table:table-cell office:value-type="string">
            <text:p>Goasguen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Olivier Goasgue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oséphine de Beaucor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Cop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e-Annie Buh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ude Goasguen</text:p>
          </table:table-cell>
        </table:table-row>
        <table:table-row table:style-name="ro4">
          <table:table-cell table:number-columns-repeated="26"/>
          <table:table-cell office:value-type="string">
            <text:p>Greff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Lemar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Arno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aude Greff</text:p>
          </table:table-cell>
        </table:table-row>
        <table:table-row table:style-name="ro4">
          <table:table-cell table:number-columns-repeated="26"/>
          <table:table-cell office:value-type="string">
            <text:p>Sturni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ephane Jeange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a D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Lazar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Quie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aude Sturni</text:p>
          </table:table-cell>
        </table:table-row>
        <table:table-row table:style-name="ro4">
          <table:table-cell table:number-columns-repeated="26"/>
          <table:table-cell office:value-type="string">
            <text:p>Schmid</text:p>
          </table:table-cell>
          <table:table-cell office:value-type="string">
            <text:p>Claud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organe Vill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Schmi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udine Schmid</text:p>
          </table:table-cell>
        </table:table-row>
        <table:table-row table:style-name="ro4">
          <table:table-cell table:number-columns-repeated="26"/>
          <table:table-cell office:value-type="string">
            <text:p>Capdeviell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Pa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Ouraou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olette Capdevielle</text:p>
          </table:table-cell>
        </table:table-row>
        <table:table-row table:style-name="ro4">
          <table:table-cell table:number-columns-repeated="26"/>
          <table:table-cell office:value-type="string">
            <text:p>Langlad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Dominique Chai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Bou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tte Nev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olette Langlade</text:p>
          </table:table-cell>
        </table:table-row>
        <table:table-row table:style-name="ro4">
          <table:table-cell table:number-columns-repeated="26"/>
          <table:table-cell office:value-type="string">
            <text:p>Lacuey</text:p>
          </table:table-cell>
          <table:table-cell office:value-type="string">
            <text:p>Conchi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nièle Kiban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Ducasse Re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uy Maruejouls-Beno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onchita Lacuey</text:p>
          </table:table-cell>
        </table:table-row>
        <table:table-row table:style-name="ro4">
          <table:table-cell table:number-columns-repeated="26"/>
          <table:table-cell office:value-type="string">
            <text:p>Erhel</text:p>
          </table:table-cell>
          <table:table-cell office:value-type="string">
            <text:p>Cori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ndrine Richard-Larvor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udy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onel Bianquis</text:p>
          </table:table-cell>
          <table:table-cell office:value-type="string">
            <text:p>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Corinne Erhel</text:p>
          </table:table-cell>
        </table:table-row>
        <table:table-row table:style-name="ro4">
          <table:table-cell table:number-columns-repeated="26"/>
          <table:table-cell office:value-type="string">
            <text:p>Abad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rnard 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ody Mock-Gr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Benay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mien Abad</text:p>
          </table:table-cell>
        </table:table-row>
        <table:table-row table:style-name="ro4">
          <table:table-cell table:number-columns-repeated="26"/>
          <table:table-cell office:value-type="string">
            <text:p>Meslot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 Po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ette 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n Bouc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n Ros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mien Meslot</text:p>
          </table:table-cell>
        </table:table-row>
        <table:table-row table:style-name="ro4">
          <table:table-cell table:number-columns-repeated="26"/>
          <table:table-cell office:value-type="string">
            <text:p>Boisserie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Xavier Boeuf</text:p>
          </table:table-cell>
          <table:table-cell office:value-type="string">
            <text:p>1 décem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grange-Boisserie</text:p>
          </table:table-cell>
          <table:table-cell office:value-type="string">
            <text:p>15 avril 2003</text:p>
          </table:table-cell>
          <table:table-cell office:value-type="string">
            <text:p>Circonscription</text:p>
          </table:table-cell>
          <table:table-cell office:value-type="string">
            <text:p>Devenue épouse depuis 2015</text:p>
          </table:table-cell>
          <table:table-cell/>
          <table:table-cell office:value-type="string">
            <text:p>Pierre Tissier</text:p>
          </table:table-cell>
          <table:table-cell office:value-type="string">
            <text:p>2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nny Brandao</text:p>
          </table:table-cell>
          <table:table-cell office:value-type="string">
            <text:p>1 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Daniel Boisserie</text:p>
          </table:table-cell>
        </table:table-row>
        <table:table-row table:style-name="ro4">
          <table:table-cell table:number-columns-repeated="26"/>
          <table:table-cell office:value-type="string">
            <text:p>Fasquelle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alie du Rep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Lon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y-France Mart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Fasquelle</text:p>
          </table:table-cell>
        </table:table-row>
        <table:table-row table:style-name="ro4">
          <table:table-cell table:number-columns-repeated="26"/>
          <table:table-cell office:value-type="string">
            <text:p>Gibbes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novefa E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arbe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Xavier Binv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Gibbes</text:p>
          </table:table-cell>
        </table:table-row>
        <table:table-row table:style-name="ro4">
          <table:table-cell table:number-columns-repeated="26"/>
          <table:table-cell office:value-type="string">
            <text:p>Goldberg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ncent Nguyen Van Ha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lissa Youssou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tifa Bezzaouya-Cot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ussouf Sib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Daniel Goldberg</text:p>
          </table:table-cell>
        </table:table-row>
        <table:table-row table:style-name="ro4">
          <table:table-cell table:number-columns-repeated="26"/>
          <table:table-cell office:value-type="string">
            <text:p>Vaillant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dji AHOUDIA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VOUHE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Daniel Vaillant</text:p>
          </table:table-cell>
        </table:table-row>
        <table:table-row table:style-name="ro4">
          <table:table-cell table:number-columns-repeated="26"/>
          <table:table-cell office:value-type="string">
            <text:p>Auroi</text:p>
          </table:table-cell>
          <table:table-cell office:value-type="string">
            <text:p>Dani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Hélène Ren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Sagasp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Guerrien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le Auroi</text:p>
          </table:table-cell>
        </table:table-row>
        <table:table-row table:style-name="ro4">
          <table:table-cell table:number-columns-repeated="26"/>
          <table:table-cell office:value-type="string">
            <text:p>Comet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urielle Ga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Fourn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Mor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vid Comet</text:p>
          </table:table-cell>
        </table:table-row>
        <table:table-row table:style-name="ro4">
          <table:table-cell table:number-columns-repeated="26"/>
          <table:table-cell office:value-type="string">
            <text:p>Douillet</text:p>
          </table:table-cell>
          <table:table-cell office:value-type="string">
            <text:p>Davi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ophie Simon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Carrara</text:p>
          </table:table-cell>
          <table:table-cell table:number-columns-repeated="2" office:value-type="string">
            <text:p>?</text:p>
          </table:table-cell>
          <table:table-cell office:value-type="string">
            <text:p>Compagne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vid Douillet</text:p>
          </table:table-cell>
        </table:table-row>
        <table:table-row table:style-name="ro4">
          <table:table-cell table:number-columns-repeated="26"/>
          <table:table-cell office:value-type="string">
            <text:p>Habib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vid Duizi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Pain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sey Dear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vid Habib</text:p>
          </table:table-cell>
        </table:table-row>
        <table:table-row table:style-name="ro4">
          <table:table-cell table:number-columns-repeated="26"/>
          <table:table-cell office:value-type="string">
            <text:p>Batho</text:p>
          </table:table-cell>
          <table:table-cell office:value-type="string">
            <text:p>Delph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Gaut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ès Jouannet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Juin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Delphine Batho</text:p>
          </table:table-cell>
        </table:table-row>
        <table:table-row table:style-name="ro4">
          <table:table-cell table:number-columns-repeated="26"/>
          <table:table-cell office:value-type="string">
            <text:p>Baupin</text:p>
          </table:table-cell>
          <table:table-cell office:value-type="string">
            <text:p>Denis</text:p>
          </table:table-cell>
          <table:table-cell office:value-type="string">
            <text:p>Parti socialist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Catherine Hurtut</text:p>
          </table:table-cell>
          <table:table-cell office:value-type="string">
            <text:p>9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Roumet</text:p>
          </table:table-cell>
          <table:table-cell office:value-type="string">
            <text:p>16 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is Baupin</text:p>
          </table:table-cell>
        </table:table-row>
        <table:table-row table:style-name="ro4">
          <table:table-cell table:number-columns-repeated="26"/>
          <table:table-cell office:value-type="string">
            <text:p>Jacquat</text:p>
          </table:table-cell>
          <table:table-cell office:value-type="string">
            <text:p>Den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rbara Schmitt</text:p>
          </table:table-cell>
          <table:table-cell office:value-type="float" office:value="2004">
            <text:p>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lette Pergent</text:p>
          </table:table-cell>
          <table:table-cell office:value-type="float" office:value="1998">
            <text:p>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tte Fauvet</text:p>
          </table:table-cell>
          <table:table-cell office:value-type="float" office:value="1996">
            <text:p>199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Ho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Cespedes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is Jacquat</text:p>
          </table:table-cell>
        </table:table-row>
        <table:table-row table:style-name="ro4">
          <table:table-cell table:number-columns-repeated="26"/>
          <table:table-cell office:value-type="string">
            <text:p>Robiliard</text:p>
          </table:table-cell>
          <table:table-cell office:value-type="string">
            <text:p>Deny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Gac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alsa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Rousse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Denys Robiliard</text:p>
          </table:table-cell>
        </table:table-row>
        <table:table-row table:style-name="ro4">
          <table:table-cell table:number-columns-repeated="26"/>
          <table:table-cell office:value-type="string">
            <text:p>Quentin</text:p>
          </table:table-cell>
          <table:table-cell office:value-type="string">
            <text:p>Did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Pierre Quent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Didier Dudrouil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dier Quentin</text:p>
          </table:table-cell>
        </table:table-row>
        <table:table-row table:style-name="ro4">
          <table:table-cell table:number-columns-repeated="26"/>
          <table:table-cell office:value-type="string">
            <text:p>Cinieri</text:p>
          </table:table-cell>
          <table:table-cell office:value-type="string">
            <text:p>Di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Milan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Luya</text:p>
          </table:table-cell>
          <table:table-cell office:value-type="string">
            <text:p>février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Yannacopoulos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y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Zappia</text:p>
          </table:table-cell>
          <table:table-cell office:value-type="string">
            <text:p>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ino Cinieri</text:p>
          </table:table-cell>
        </table:table-row>
        <table:table-row table:style-name="ro4">
          <table:table-cell table:number-columns-repeated="26"/>
          <table:table-cell office:value-type="string">
            <text:p>Baert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ezi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e Lay-Felz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welle Dribi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Dominique Baert</text:p>
          </table:table-cell>
        </table:table-row>
        <table:table-row table:style-name="ro4">
          <table:table-cell table:number-columns-repeated="26"/>
          <table:table-cell office:value-type="string">
            <text:p>Bussereau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Jarno-Dalb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Pata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Vedr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Seg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Bussereau</text:p>
          </table:table-cell>
        </table:table-row>
        <table:table-row table:style-name="ro4">
          <table:table-cell table:number-columns-repeated="26"/>
          <table:table-cell office:value-type="string">
            <text:p>Chauvel</text:p>
          </table:table-cell>
          <table:table-cell office:value-type="string">
            <text:p>Dominiqu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ophie Chauve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Caroline Lefebv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enice Mottelay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Hugues Toussain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Dominique Chauvel</text:p>
          </table:table-cell>
        </table:table-row>
        <table:table-row table:style-name="ro4">
          <table:table-cell table:number-columns-repeated="26"/>
          <table:table-cell office:value-type="string">
            <text:p>Dord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Isabelle Lannes-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Gru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ille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Dord</text:p>
          </table:table-cell>
        </table:table-row>
        <table:table-row table:style-name="ro4">
          <table:table-cell table:number-columns-repeated="26"/>
          <table:table-cell office:value-type="string">
            <text:p>Le Mèner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Le 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is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G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arles Gre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Le Mèner</text:p>
          </table:table-cell>
        </table:table-row>
        <table:table-row table:style-name="ro4">
          <table:table-cell table:number-columns-repeated="26"/>
          <table:table-cell office:value-type="string">
            <text:p>Lefebvre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oël Motyl</text:p>
          </table:table-cell>
          <table:table-cell office:value-type="string">
            <text:p>1er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ctorien Lachas</text:p>
          </table:table-cell>
          <table:table-cell office:value-type="string">
            <text:p>1er 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orinne Pichon</text:p>
          </table:table-cell>
          <table:table-cell office:value-type="string">
            <text:p>1er mai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Dominique Lefebvre</text:p>
          </table:table-cell>
        </table:table-row>
        <table:table-row table:style-name="ro4">
          <table:table-cell table:number-columns-repeated="26"/>
          <table:table-cell office:value-type="string">
            <text:p>Nachury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Yvette P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Esn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Do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Nachury</text:p>
          </table:table-cell>
        </table:table-row>
        <table:table-row table:style-name="ro4">
          <table:table-cell table:number-columns-repeated="26"/>
          <table:table-cell office:value-type="string">
            <text:p>Orliac</text:p>
          </table:table-cell>
          <table:table-cell office:value-type="string">
            <text:p>Dominiqu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Bernard Choule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Guillaume Bal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utt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Orliac</text:p>
          </table:table-cell>
        </table:table-row>
        <table:table-row table:style-name="ro4">
          <table:table-cell table:number-columns-repeated="26"/>
          <table:table-cell office:value-type="string">
            <text:p>Potier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thalie Hameau-Kinderstut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Ton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Lecl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Rihm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Dominique Potier</text:p>
          </table:table-cell>
        </table:table-row>
        <table:table-row table:style-name="ro4">
          <table:table-cell table:number-columns-repeated="26"/>
          <table:table-cell office:value-type="string">
            <text:p>Raimbourg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Coutan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Renaudinea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Panhaleux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Quéré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Dominique Raimbourg</text:p>
          </table:table-cell>
        </table:table-row>
        <table:table-row table:style-name="ro4">
          <table:table-cell table:number-columns-repeated="26"/>
          <table:table-cell office:value-type="string">
            <text:p>Tian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ABONNEL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ricout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Galti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Le Chenadec</text:p>
          </table:table-cell>
          <table:table-cell office:value-type="string">
            <text:p>juillet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Tian</text:p>
          </table:table-cell>
        </table:table-row>
        <table:table-row table:style-name="ro4">
          <table:table-cell table:number-columns-repeated="26"/>
          <table:table-cell office:value-type="string">
            <text:p>Gueugneau</text:p>
          </table:table-cell>
          <table:table-cell office:value-type="string">
            <text:p>Edi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verine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Lavan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Quiquan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ith Gueugneau</text:p>
          </table:table-cell>
        </table:table-row>
        <table:table-row table:style-name="ro4">
          <table:table-cell table:number-columns-repeated="26"/>
          <table:table-cell office:value-type="string">
            <text:p>Courtial</text:p>
          </table:table-cell>
          <table:table-cell office:value-type="string">
            <text:p>É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imone Tom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ar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Taver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Locatell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Édouard Courtial</text:p>
          </table:table-cell>
        </table:table-row>
        <table:table-row table:style-name="ro4">
          <table:table-cell table:number-columns-repeated="26"/>
          <table:table-cell office:value-type="string">
            <text:p>Philippe</text:p>
          </table:table-cell>
          <table:table-cell office:value-type="string">
            <text:p>E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émence 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Rui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Mich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ouard Philippe</text:p>
          </table:table-cell>
        </table:table-row>
        <table:table-row table:style-name="ro4">
          <table:table-cell table:number-columns-repeated="26"/>
          <table:table-cell office:value-type="string">
            <text:p>Rihan Cypel</text:p>
          </table:table-cell>
          <table:table-cell office:value-type="string">
            <text:p>Eduardo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an-Philippe Calmus</text:p>
          </table:table-cell>
          <table:table-cell office:value-type="string">
            <text:p>1 octo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anguy Hergibo</text:p>
          </table:table-cell>
          <table:table-cell office:value-type="string">
            <text:p>1 mars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nnah Halimi</text:p>
          </table:table-cell>
          <table:table-cell office:value-type="string">
            <text:p>11 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Perrotin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Eduardo Rihan Cypel</text:p>
          </table:table-cell>
        </table:table-row>
        <table:table-row table:style-name="ro4">
          <table:table-cell table:number-columns-repeated="26"/>
          <table:table-cell office:value-type="string">
            <text:p>Aboud</text:p>
          </table:table-cell>
          <table:table-cell office:value-type="string">
            <text:p>É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 Gras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Michel Aboud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Nathalie Bart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émie Ferreira Lima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Veillith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Élie Aboud</text:p>
          </table:table-cell>
        </table:table-row>
        <table:table-row table:style-name="ro4">
          <table:table-cell table:number-columns-repeated="26"/>
          <table:table-cell office:value-type="string">
            <text:p>Guigou</text:p>
          </table:table-cell>
          <table:table-cell office:value-type="string">
            <text:p>É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oudha Fao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ëva Boi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Girar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Houssin-Lam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Élisabeth Guigou</text:p>
          </table:table-cell>
        </table:table-row>
        <table:table-row table:style-name="ro4">
          <table:table-cell table:number-columns-repeated="26"/>
          <table:table-cell office:value-type="string">
            <text:p>Pochon</text:p>
          </table:table-cell>
          <table:table-cell office:value-type="string">
            <text:p>E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ophie Romei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ziane Rezki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lément Lauer</text:p>
          </table:table-cell>
          <table:table-cell office:value-type="string">
            <text:p>mars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Elisabeth Pochon</text:p>
          </table:table-cell>
        </table:table-row>
        <table:table-row table:style-name="ro4">
          <table:table-cell table:number-columns-repeated="26"/>
          <table:table-cell office:value-type="string">
            <text:p>Bréhier</text:p>
          </table:table-cell>
          <table:table-cell office:value-type="string">
            <text:p>Eme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phaël Va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Pl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lepp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meric Bréhier</text:p>
          </table:table-cell>
        </table:table-row>
        <table:table-row table:style-name="ro4">
          <table:table-cell table:number-columns-repeated="26"/>
          <table:table-cell office:value-type="string">
            <text:p>Alauzet</text:p>
          </table:table-cell>
          <table:table-cell office:value-type="string">
            <text:p>Éric</text:p>
          </table:table-cell>
          <table:table-cell office:value-type="string">
            <text:p>EELV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ervé Groult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uillaume Travaglini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naud Friedmann</text:p>
          </table:table-cell>
          <table:table-cell office:value-type="string">
            <text:p>févr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Éric Alauzet</text:p>
          </table:table-cell>
        </table:table-row>
        <table:table-row table:style-name="ro4">
          <table:table-cell table:number-columns-repeated="26"/>
          <table:table-cell office:value-type="string">
            <text:p>Ciotti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amille Stollin</text:p>
          </table:table-cell>
          <table:table-cell office:value-type="string">
            <text:p>1er juin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écile Farrugia-Pascual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ne Izo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Éric Ciotti</text:p>
          </table:table-cell>
        </table:table-row>
        <table:table-row table:style-name="ro4">
          <table:table-cell table:number-columns-repeated="26"/>
          <table:table-cell office:value-type="string">
            <text:p>Elkouby</text:p>
          </table:table-cell>
          <table:table-cell office:value-type="string">
            <text:p>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Sittler-Ledri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e Steph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Schreib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Éric Elkouby</text:p>
          </table:table-cell>
        </table:table-row>
        <table:table-row table:style-name="ro4">
          <table:table-cell table:number-columns-repeated="26"/>
          <table:table-cell office:value-type="string">
            <text:p>Jalton</text:p>
          </table:table-cell>
          <table:table-cell office:value-type="string">
            <text:p>Éric</text:p>
          </table:table-cell>
          <table:table-cell office:value-type="string">
            <text:p>Parti communiste guadeloupéen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tacha Destou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ette Moe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e Cel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Velayou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tz Velayou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Éric Jalton</text:p>
          </table:table-cell>
        </table:table-row>
        <table:table-row table:style-name="ro4">
          <table:table-cell table:number-columns-repeated="26"/>
          <table:table-cell office:value-type="string">
            <text:p>Straumann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ristian Klin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Pavlinic-Zech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Dryl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Éric Straumann</text:p>
          </table:table-cell>
        </table:table-row>
        <table:table-row table:style-name="ro4">
          <table:table-cell table:number-columns-repeated="26"/>
          <table:table-cell office:value-type="string">
            <text:p>Woerth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noëll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Her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Lon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Éric Woerth</text:p>
          </table:table-cell>
        </table:table-row>
        <table:table-row table:style-name="ro4">
          <table:table-cell table:number-columns-repeated="26"/>
          <table:table-cell office:value-type="string">
            <text:p>Binet</text:p>
          </table:table-cell>
          <table:table-cell office:value-type="string">
            <text:p>Erw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eïla Tournier-Mezazig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Sca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an Cirouss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Erwann Binet</text:p>
          </table:table-cell>
        </table:table-row>
        <table:table-row table:style-name="ro4">
          <table:table-cell table:number-columns-repeated="26"/>
          <table:table-cell office:value-type="string">
            <text:p>Sas</text:p>
          </table:table-cell>
          <table:table-cell office:value-type="string">
            <text:p>Eva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toine Alibert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ami Adili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éonore Piot</text:p>
          </table:table-cell>
          <table:table-cell office:value-type="string">
            <text:p>aoû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Eva Sas</text:p>
          </table:table-cell>
        </table:table-row>
        <table:table-row table:style-name="ro4">
          <table:table-cell table:number-columns-repeated="26"/>
          <table:table-cell office:value-type="string">
            <text:p>Verdier</text:p>
          </table:table-cell>
          <table:table-cell office:value-type="string">
            <text:p>Fab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enaelle Thi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er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brice Verdier</text:p>
          </table:table-cell>
        </table:table-row>
        <table:table-row table:style-name="ro4">
          <table:table-cell table:number-columns-repeated="26"/>
          <table:table-cell office:value-type="string">
            <text:p>Dombre Coste</text:p>
          </table:table-cell>
          <table:table-cell office:value-type="string">
            <text:p>Fann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ine Hernandez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ussein Bourg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Labouyrie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remy Perez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ny Dombre Coste</text:p>
          </table:table-cell>
        </table:table-row>
        <table:table-row table:style-name="ro4">
          <table:table-cell table:number-columns-repeated="26"/>
          <table:table-cell office:value-type="string">
            <text:p>Siré</text:p>
          </table:table-cell>
          <table:table-cell office:value-type="string">
            <text:p>Fern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éphane Pagè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alie Siré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vine Ber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Lie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loren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axime Martinaggi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ernand Siré</text:p>
          </table:table-cell>
        </table:table-row>
        <table:table-row table:style-name="ro4">
          <table:table-cell table:number-columns-repeated="26"/>
          <table:table-cell office:value-type="string">
            <text:p>Delaunay</text:p>
          </table:table-cell>
          <table:table-cell office:value-type="string">
            <text:p>Flo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gali VALIORGUE</text:p>
          </table:table-cell>
          <table:table-cell office:value-type="string">
            <text:p>22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atrick DORVILLE</text:p>
          </table:table-cell>
          <table:table-cell office:value-type="string">
            <text:p>1er 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ionel Duthil</text:p>
          </table:table-cell>
          <table:table-cell office:value-type="string">
            <text:p>1er 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Galbert</text:p>
          </table:table-cell>
          <table:table-cell office:value-type="string">
            <text:p>1er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lorence Delaunay</text:p>
          </table:table-cell>
        </table:table-row>
        <table:table-row table:style-name="ro4">
          <table:table-cell table:number-columns-repeated="26"/>
          <table:table-cell office:value-type="string">
            <text:p>Boudié</text:p>
          </table:table-cell>
          <table:table-cell office:value-type="string">
            <text:p>Flo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ptiste Rousseau</text:p>
          </table:table-cell>
          <table:table-cell office:value-type="string">
            <text:p>22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énédicte Brait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amouroux</text:p>
          </table:table-cell>
          <table:table-cell office:value-type="string">
            <text:p>16 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nis Sirdey</text:p>
          </table:table-cell>
          <table:table-cell office:value-type="string">
            <text:p>1er juille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lorent Boudié</text:p>
          </table:table-cell>
        </table:table-row>
        <table:table-row table:style-name="ro4">
          <table:table-cell table:number-columns-repeated="26"/>
          <table:table-cell office:value-type="string">
            <text:p>Hillmey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artine Dsiurd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Hillmeyer</text:p>
          </table:table-cell>
          <table:table-cell table:number-columns-repeated="2" office:value-type="string">
            <text:p>?</text:p>
          </table:table-cell>
          <table:table-cell office:value-type="string">
            <text:p>Petite-fille</text:p>
          </table:table-cell>
          <table:table-cell/>
          <table:table-cell office:value-type="string">
            <text:p>Catherine Hust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ancis Hillmeyer</text:p>
          </table:table-cell>
        </table:table-row>
        <table:table-row table:style-name="ro4">
          <table:table-cell table:number-columns-repeated="26"/>
          <table:table-cell office:value-type="string">
            <text:p>Vercam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Eric Delben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entine Vercam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bine Nouque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nie Tiberghie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ancis Vercamer</text:p>
          </table:table-cell>
        </table:table-row>
        <table:table-row table:style-name="ro4">
          <table:table-cell table:number-columns-repeated="26"/>
          <table:table-cell office:value-type="string">
            <text:p>Gilard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Duché</text:p>
          </table:table-cell>
          <table:table-cell office:value-type="string">
            <text:p>septembre 2002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Etienne COUQUEBERG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Alexandre Huau-Armani</text:p>
          </table:table-cell>
          <table:table-cell office:value-type="string">
            <text:p>août 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ck Gilard</text:p>
          </table:table-cell>
        </table:table-row>
        <table:table-row table:style-name="ro4">
          <table:table-cell table:number-columns-repeated="26"/>
          <table:table-cell office:value-type="string">
            <text:p>Marlin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anique Marl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rd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Sébastien Couv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anck Marlin</text:p>
          </table:table-cell>
        </table:table-row>
        <table:table-row table:style-name="ro4">
          <table:table-cell table:number-columns-repeated="26"/>
          <table:table-cell office:value-type="string">
            <text:p>Reynier</text:p>
          </table:table-cell>
          <table:table-cell office:value-type="string">
            <text:p>Fran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Anne-Laure Ponç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Tail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anf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Be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ck Reynier</text:p>
          </table:table-cell>
        </table:table-row>
        <table:table-row table:style-name="ro4">
          <table:table-cell table:number-columns-repeated="26"/>
          <table:table-cell office:value-type="string">
            <text:p>Riester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Ve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Per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ck Riester</text:p>
          </table:table-cell>
        </table:table-row>
        <table:table-row table:style-name="ro4">
          <table:table-cell table:number-columns-repeated="26"/>
          <table:table-cell office:value-type="string">
            <text:p>André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elphine ROLLAN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ain Le Moal</text:p>
          </table:table-cell>
          <table:table-cell office:value-type="string">
            <text:p>1er juillet 2012</text:p>
          </table:table-cell>
          <table:table-cell office:value-type="string">
            <text:p>Circonscription (40%)</text:p>
          </table:table-cell>
          <table:table-cell office:value-type="string">
            <text:p>Non</text:p>
          </table:table-cell>
          <table:table-cell/>
          <table:table-cell office:value-type="string">
            <text:p>Julien Cahu</text:p>
          </table:table-cell>
          <table:table-cell office:value-type="string">
            <text:p>1er 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ançois André</text:p>
          </table:table-cell>
        </table:table-row>
        <table:table-row table:style-name="ro4">
          <table:table-cell table:number-columns-repeated="26"/>
          <table:table-cell office:value-type="string">
            <text:p>Asensi</text:p>
          </table:table-cell>
          <table:table-cell office:value-type="string">
            <text:p>François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Aline Pineau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s Mazade</text:p>
          </table:table-cell>
          <table:table-cell office:value-type="string">
            <text:p>nov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lexandre Tange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 Asensi</text:p>
          </table:table-cell>
        </table:table-row>
        <table:table-row table:style-name="ro4">
          <table:table-cell table:number-columns-repeated="26"/>
          <table:table-cell office:value-type="string">
            <text:p>Cornut-Gentille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Perard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tienne Marasi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3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 Cornut-Gentille</text:p>
          </table:table-cell>
        </table:table-row>
        <table:table-row table:style-name="ro4">
          <table:table-cell table:number-columns-repeated="26"/>
          <table:table-cell office:value-type="string">
            <text:p>de Mazières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abienne Vittot</text:p>
          </table:table-cell>
          <table:table-cell office:value-type="string">
            <text:p>mai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ampel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 de Mazières</text:p>
          </table:table-cell>
        </table:table-row>
        <table:table-row table:style-name="ro4">
          <table:table-cell table:number-columns-repeated="26"/>
          <table:table-cell office:value-type="string">
            <text:p>de Rug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Falourd-Le Déan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-Marie Labbé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cile Bi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aphaëlle Ndaw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Lecler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urielle Isabelle Le Bacco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alima Menhoudj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ançois de Rugy</text:p>
          </table:table-cell>
        </table:table-row>
        <table:table-row table:style-name="ro4">
          <table:table-cell table:number-columns-repeated="26"/>
          <table:table-cell office:value-type="string">
            <text:p>Fill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Faguer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 Fillon</text:p>
          </table:table-cell>
        </table:table-row>
        <table:table-row table:style-name="ro4">
          <table:table-cell table:number-columns-repeated="26"/>
          <table:table-cell office:value-type="string">
            <text:p>Lam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avien Ka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ylan Fi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 Lamy</text:p>
          </table:table-cell>
        </table:table-row>
        <table:table-row table:style-name="ro4">
          <table:table-cell table:number-columns-repeated="26"/>
          <table:table-cell office:value-type="string">
            <text:p>Loncle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athalie Bellevin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maïl Chibane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Aubé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yril Buffet</text:p>
          </table:table-cell>
          <table:table-cell office:value-type="string">
            <text:p>juin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ançois Loncle</text:p>
          </table:table-cell>
        </table:table-row>
        <table:table-row table:style-name="ro4">
          <table:table-cell table:number-columns-repeated="26"/>
          <table:table-cell office:value-type="string">
            <text:p>Pupponi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trick M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Taravel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ude Ch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Panz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 Pupponi</text:p>
          </table:table-cell>
        </table:table-row>
        <table:table-row table:style-name="ro4">
          <table:table-cell table:number-columns-repeated="26"/>
          <table:table-cell office:value-type="string">
            <text:p>Rochebloine</text:p>
          </table:table-cell>
          <table:table-cell office:value-type="string">
            <text:p>Françoi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mmanuel Mandon</text:p>
          </table:table-cell>
          <table:table-cell office:value-type="string">
            <text:p>13 juin 198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le Le Calvez</text:p>
          </table:table-cell>
          <table:table-cell office:value-type="string">
            <text:p>27 juin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Thérèse Giry</text:p>
          </table:table-cell>
          <table:table-cell office:value-type="string">
            <text:p>1er 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uffery</text:p>
          </table:table-cell>
          <table:table-cell office:value-type="string">
            <text:p>1er janvier 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Trojanowski</text:p>
          </table:table-cell>
          <table:table-cell office:value-type="string">
            <text:p>1er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 Rochebloine</text:p>
          </table:table-cell>
        </table:table-row>
        <table:table-row table:style-name="ro4">
          <table:table-cell table:number-columns-repeated="26"/>
          <table:table-cell office:value-type="string">
            <text:p>Scellier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e Deleuil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ristophe Durand</text:p>
          </table:table-cell>
          <table:table-cell office:value-type="string">
            <text:p>?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Julien Scellier</text:p>
          </table:table-cell>
          <table:table-cell office:value-type="float" office:value="2002">
            <text:p>2002</text:p>
          </table:table-cell>
          <table:table-cell office:value-type="string">
            <text:p>Circonscription (temps partiel)</text:p>
          </table:table-cell>
          <table:table-cell office:value-type="string">
            <text:p>Fils</text:p>
          </table:table-cell>
          <table:table-cell/>
          <table:table-cell office:value-type="string">
            <text:p>Etiennette Le Bech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ançois Scellier</text:p>
          </table:table-cell>
        </table:table-row>
        <table:table-row table:style-name="ro4">
          <table:table-cell table:number-columns-repeated="26"/>
          <table:table-cell office:value-type="string">
            <text:p>Vanns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 Clau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Vanderschae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Humbl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 Vannson</text:p>
          </table:table-cell>
        </table:table-row>
        <table:table-row table:style-name="ro4">
          <table:table-cell table:number-columns-repeated="26"/>
          <table:table-cell office:value-type="string">
            <text:p>Lambert</text:p>
          </table:table-cell>
          <table:table-cell office:value-type="string">
            <text:p>François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jorie Hagobian-Mazille</text:p>
          </table:table-cell>
          <table:table-cell table:number-columns-repeated="2" office:value-type="string">
            <text:p>?</text:p>
          </table:table-cell>
          <table:table-cell office:value-type="string">
            <text:p>Femme</text:p>
          </table:table-cell>
          <table:table-cell/>
          <table:table-cell office:value-type="string">
            <text:p>Francois-Xavier R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<text:tab/>Decou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François-Michel Lambert</text:p>
          </table:table-cell>
        </table:table-row>
        <table:table-row table:style-name="ro4">
          <table:table-cell table:number-columns-repeated="26"/>
          <table:table-cell office:value-type="string">
            <text:p>Villain</text:p>
          </table:table-cell>
          <table:table-cell office:value-type="string">
            <text:p>François-Xavier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Lysiane Cach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Dro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Charles Villai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ançois-Xavier Villain</text:p>
          </table:table-cell>
        </table:table-row>
        <table:table-row table:style-name="ro4">
          <table:table-cell table:number-columns-repeated="26"/>
          <table:table-cell office:value-type="string">
            <text:p>Descamps-Crosnier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oris Veno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riss Jawad</text:p>
          </table:table-cell>
          <table:table-cell office:value-type="string">
            <text:p>févr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indy Veillard</text:p>
          </table:table-cell>
          <table:table-cell office:value-type="string">
            <text:p>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ançoise Descamps-Crosnier</text:p>
          </table:table-cell>
        </table:table-row>
        <table:table-row table:style-name="ro4">
          <table:table-cell table:number-columns-repeated="26"/>
          <table:table-cell office:value-type="string">
            <text:p>Duboi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hierry Edou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Gar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na Poir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ançoise Dubois</text:p>
          </table:table-cell>
        </table:table-row>
        <table:table-row table:style-name="ro4">
          <table:table-cell table:number-columns-repeated="26"/>
          <table:table-cell office:value-type="string">
            <text:p>Duma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ukaïna Ben Jaaf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aud Le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m Rouss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ançoise Dumas</text:p>
          </table:table-cell>
        </table:table-row>
        <table:table-row table:style-name="ro4">
          <table:table-cell table:number-columns-repeated="26"/>
          <table:table-cell office:value-type="string">
            <text:p>Guégot</text:p>
          </table:table-cell>
          <table:table-cell office:value-type="string">
            <text:p>Franço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tine Cha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Laplace-Fi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La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ançoise Guégot</text:p>
          </table:table-cell>
        </table:table-row>
        <table:table-row table:style-name="ro4">
          <table:table-cell table:number-columns-repeated="26"/>
          <table:table-cell office:value-type="string">
            <text:p>Imbert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STEROSTE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le SERAFI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 POUVILLO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Epoux</text:p>
          </table:table-cell>
          <table:table-cell/>
          <table:table-cell office:value-type="string">
            <text:p>Sébastien ZANAT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Françoise Imbert</text:p>
          </table:table-cell>
        </table:table-row>
        <table:table-row table:style-name="ro4">
          <table:table-cell table:number-columns-repeated="26"/>
          <table:table-cell office:value-type="string">
            <text:p>Barb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Cuccuredd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Con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édéric Barbier</text:p>
          </table:table-cell>
        </table:table-row>
        <table:table-row table:style-name="ro4">
          <table:table-cell table:number-columns-repeated="26"/>
          <table:table-cell office:value-type="string">
            <text:p>Cuvill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L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P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Margueri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édéric Cuvillier</text:p>
          </table:table-cell>
        </table:table-row>
        <table:table-row table:style-name="ro4">
          <table:table-cell table:number-columns-repeated="26"/>
          <table:table-cell office:value-type="string">
            <text:p>Lefebvre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alérie Lefebv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Lef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Bardes Sa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Lopez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édéric Lefebvre</text:p>
          </table:table-cell>
        </table:table-row>
        <table:table-row table:style-name="ro4">
          <table:table-cell table:number-columns-repeated="26"/>
          <table:table-cell office:value-type="string">
            <text:p>Reiss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Klip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Louise Go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Hoff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Riccio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édéric Reiss</text:p>
          </table:table-cell>
        </table:table-row>
        <table:table-row table:style-name="ro4">
          <table:table-cell table:number-columns-repeated="26"/>
          <table:table-cell office:value-type="string">
            <text:p>Roig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erie Rouve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Ra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Hard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édéric Roig</text:p>
          </table:table-cell>
        </table:table-row>
        <table:table-row table:style-name="ro4">
          <table:table-cell table:number-columns-repeated="26"/>
          <table:table-cell office:value-type="string">
            <text:p>Massat</text:p>
          </table:table-cell>
          <table:table-cell office:value-type="string">
            <text:p>Frédér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Merc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ce Taver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érèse Chabanel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Frédérique Massat</text:p>
          </table:table-cell>
        </table:table-row>
        <table:table-row table:style-name="ro4">
          <table:table-cell table:number-columns-repeated="26"/>
          <table:table-cell office:value-type="string">
            <text:p>Serville</text:p>
          </table:table-cell>
          <table:table-cell office:value-type="string">
            <text:p>Gabriel</text:p>
          </table:table-cell>
          <table:table-cell office:value-type="string">
            <text:p>Parti socialiste guyan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Thibault Lechat-Veg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Porth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briel Serville</text:p>
          </table:table-cell>
        </table:table-row>
        <table:table-row table:style-name="ro4">
          <table:table-cell table:number-columns-repeated="26"/>
          <table:table-cell office:value-type="string">
            <text:p>Louis-Carabin</text:p>
          </table:table-cell>
          <table:table-cell office:value-type="string">
            <text:p>Gabri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regory Manico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Ragu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abrielle Louis-Carabin</text:p>
          </table:table-cell>
        </table:table-row>
        <table:table-row table:style-name="ro4">
          <table:table-cell table:number-columns-repeated="26"/>
          <table:table-cell office:value-type="string">
            <text:p>Charroux</text:p>
          </table:table-cell>
          <table:table-cell office:value-type="string">
            <text:p>Gaby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Fatima Bélaïdi</text:p>
          </table:table-cell>
          <table:table-cell office:value-type="string">
            <text:p>juin 2012</text:p>
          </table:table-cell>
          <table:table-cell office:value-type="string">
            <text:p>Assemblée (disposition groupe GDR pour commission des lois)</text:p>
          </table:table-cell>
          <table:table-cell office:value-type="string">
            <text:p>Non</text:p>
          </table:table-cell>
          <table:table-cell/>
          <table:table-cell office:value-type="string">
            <text:p>Gérard Frau</text:p>
          </table:table-cell>
          <table:table-cell office:value-type="string">
            <text:p>Août 2012 (mi-temps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Nathalie Lefebvre</text:p>
          </table:table-cell>
          <table:table-cell office:value-type="string">
            <text:p>Septembre 2015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Barreda-Lopez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by Charroux</text:p>
          </table:table-cell>
        </table:table-row>
        <table:table-row table:style-name="ro4">
          <table:table-cell table:number-columns-repeated="26"/>
          <table:table-cell office:value-type="string">
            <text:p>Fioraso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ussouf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Gi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bna Bouhriz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neviève Fioraso</text:p>
          </table:table-cell>
        </table:table-row>
        <table:table-row table:style-name="ro4">
          <table:table-cell table:number-columns-repeated="26"/>
          <table:table-cell office:value-type="string">
            <text:p>Gaillard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c-William Mill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Mo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eneviève Gaillard</text:p>
          </table:table-cell>
        </table:table-row>
        <table:table-row table:style-name="ro4">
          <table:table-cell table:number-columns-repeated="26"/>
          <table:table-cell office:value-type="string">
            <text:p>Gosselin-Fleury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ain Gosseli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Sophie Led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xane Ba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Geneviève Gosselin-Fleury</text:p>
          </table:table-cell>
        </table:table-row>
        <table:table-row table:style-name="ro4">
          <table:table-cell table:number-columns-repeated="26"/>
          <table:table-cell office:value-type="string">
            <text:p>Levy</text:p>
          </table:table-cell>
          <table:table-cell office:value-type="string">
            <text:p>Genevièv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hilippe Pecastaing</text:p>
          </table:table-cell>
          <table:table-cell office:value-type="string">
            <text:p>1/11/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Boillot-Le Goffic</text:p>
          </table:table-cell>
          <table:table-cell office:value-type="string">
            <text:p>01/04/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line Octave-Coulongeat</text:p>
          </table:table-cell>
          <table:table-cell office:value-type="string">
            <text:p>01/08/2007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neviève Levy</text:p>
          </table:table-cell>
        </table:table-row>
        <table:table-row table:style-name="ro4">
          <table:table-cell table:number-columns-repeated="26"/>
          <table:table-cell office:value-type="string">
            <text:p>Pau-Langevin</text:p>
          </table:table-cell>
          <table:table-cell office:value-type="string">
            <text:p>Geo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manuel Provin</text:p>
          </table:table-cell>
          <table:table-cell office:value-type="string">
            <text:p>octo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gaux Wagn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édéric Bourdeau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orge Pau-Langevin</text:p>
          </table:table-cell>
        </table:table-row>
        <table:table-row table:style-name="ro4">
          <table:table-cell table:number-columns-repeated="26"/>
          <table:table-cell office:value-type="string">
            <text:p>Fenech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Lad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Gentaz-Bambi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Vincend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orges Fenech</text:p>
          </table:table-cell>
        </table:table-row>
        <table:table-row table:style-name="ro4">
          <table:table-cell table:number-columns-repeated="26"/>
          <table:table-cell office:value-type="string">
            <text:p>Ginesta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deleine Ginesta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ichèle Hattenber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oubeuf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eorges Ginesta</text:p>
          </table:table-cell>
        </table:table-row>
        <table:table-row table:style-name="ro4">
          <table:table-cell table:number-columns-repeated="26"/>
          <table:table-cell office:value-type="string">
            <text:p>Bapt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Luc Fontal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Cap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e Touff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Vazei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Bapt</text:p>
          </table:table-cell>
        </table:table-row>
        <table:table-row table:style-name="ro4">
          <table:table-cell table:number-columns-repeated="26"/>
          <table:table-cell office:value-type="string">
            <text:p>Charasse</text:p>
          </table:table-cell>
          <table:table-cell office:value-type="string">
            <text:p>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Christophe Pomme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F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i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uri Vig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Charasse</text:p>
          </table:table-cell>
        </table:table-row>
        <table:table-row table:style-name="ro4">
          <table:table-cell table:number-columns-repeated="26"/>
          <table:table-cell office:value-type="string">
            <text:p>Cherpion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Cherpion</text:p>
          </table:table-cell>
        </table:table-row>
        <table:table-row table:style-name="ro4">
          <table:table-cell table:number-columns-repeated="26"/>
          <table:table-cell office:value-type="string">
            <text:p>Menuel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Hélène Subt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art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Rouss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Menuel</text:p>
          </table:table-cell>
        </table:table-row>
        <table:table-row table:style-name="ro4">
          <table:table-cell table:number-columns-repeated="26"/>
          <table:table-cell office:value-type="string">
            <text:p>Sebaoun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Tche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Raisseguie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érard Sebaoun</text:p>
          </table:table-cell>
        </table:table-row>
        <table:table-row table:style-name="ro4">
          <table:table-cell table:number-columns-repeated="26"/>
          <table:table-cell office:value-type="string">
            <text:p>Peiro</text:p>
          </table:table-cell>
          <table:table-cell office:value-type="string">
            <text:p>Germin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raziella Caron</text:p>
          </table:table-cell>
          <table:table-cell office:value-type="string">
            <text:p>juin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a Peir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Laurent Georges</text:p>
          </table:table-cell>
          <table:table-cell office:value-type="float" office:value="2005">
            <text:p>200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jamin DELRIEUX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Germinal Peiro</text:p>
          </table:table-cell>
        </table:table-row>
        <table:table-row table:style-name="ro4">
          <table:table-cell table:number-columns-repeated="26"/>
          <table:table-cell office:value-type="string">
            <text:p>Collard</text:p>
          </table:table-cell>
          <table:table-cell office:value-type="string">
            <text:p>Gilbert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Anne-Marie Autard-Colard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ean-Richard Sulz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Cordes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ilbert Collard</text:p>
          </table:table-cell>
        </table:table-row>
        <table:table-row table:style-name="ro4">
          <table:table-cell table:number-columns-repeated="26"/>
          <table:table-cell office:value-type="string">
            <text:p>Le Bris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c Le Br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Gaël Le M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Dani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Gilbert Le Bris</text:p>
          </table:table-cell>
        </table:table-row>
        <table:table-row table:style-name="ro4">
          <table:table-cell table:number-columns-repeated="26"/>
          <table:table-cell office:value-type="string">
            <text:p>Sauvan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tine Barberousse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an Carbucci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lika Dermou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ilbert Sauvan</text:p>
          </table:table-cell>
        </table:table-row>
        <table:table-row table:style-name="ro4">
          <table:table-cell table:number-columns-repeated="26"/>
          <table:table-cell office:value-type="string">
            <text:p>Hobert</text:p>
          </table:table-cell>
          <table:table-cell office:value-type="string">
            <text:p>Gild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nthony Leclerc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astien Brusaferro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nique Bass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ilda Hobert</text:p>
          </table:table-cell>
        </table:table-row>
        <table:table-row table:style-name="ro4">
          <table:table-cell table:number-columns-repeated="26"/>
          <table:table-cell office:value-type="string">
            <text:p>Bourdouleix</text:p>
          </table:table-cell>
          <table:table-cell office:value-type="string">
            <text:p>Gilles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Thierry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Guillemo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Cas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illes Bourdouleix</text:p>
          </table:table-cell>
        </table:table-row>
        <table:table-row table:style-name="ro4">
          <table:table-cell table:number-columns-repeated="26"/>
          <table:table-cell office:value-type="string">
            <text:p>Carrez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ne Leje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efè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oha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illes Carrez</text:p>
          </table:table-cell>
        </table:table-row>
        <table:table-row table:style-name="ro4">
          <table:table-cell table:number-columns-repeated="26"/>
          <table:table-cell office:value-type="string">
            <text:p>Lurton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Av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jemila Al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Broun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Joss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illes Lurton</text:p>
          </table:table-cell>
        </table:table-row>
        <table:table-row table:style-name="ro4">
          <table:table-cell table:number-columns-repeated="26"/>
          <table:table-cell office:value-type="string">
            <text:p>Savary</text:p>
          </table:table-cell>
          <table:table-cell office:value-type="string">
            <text:p>Gill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nny Baccialone-Fores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aëtan Rouch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José Vautrin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Grèze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illes Savary</text:p>
          </table:table-cell>
        </table:table-row>
        <table:table-row table:style-name="ro4">
          <table:table-cell table:number-columns-repeated="26"/>
          <table:table-cell office:value-type="string">
            <text:p>Biémouret</text:p>
          </table:table-cell>
          <table:table-cell office:value-type="string">
            <text:p>Gis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Lacabanne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écilia Sanchez Lansad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dric Balech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isèle Biémouret</text:p>
          </table:table-cell>
        </table:table-row>
        <table:table-row table:style-name="ro4">
          <table:table-cell table:number-columns-repeated="26"/>
          <table:table-cell office:value-type="string">
            <text:p>Huet</text:p>
          </table:table-cell>
          <table:table-cell office:value-type="string">
            <text:p>Guénhaë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armen Huet</text:p>
          </table:table-cell>
          <table:table-cell office:value-type="string">
            <text:p>janvier 2016</text:p>
          </table:table-cell>
          <table:table-cell office:value-type="string">
            <text:p>?</text:p>
          </table:table-cell>
          <table:table-cell office:value-type="string">
            <text:p>Belle-fille</text:p>
          </table:table-cell>
          <table:table-cell/>
          <table:table-cell office:value-type="string">
            <text:p>Jacques Gromellon</text:p>
          </table:table-cell>
          <table:table-cell table:number-columns-repeated="3" office:value-type="string">
            <text:p>?</text:p>
          </table:table-cell>
          <table:table-cell office:value-type="string">
            <text:p>Non</text:p>
          </table:table-cell>
          <table:table-cell office:value-type="string">
            <text:p>Dominique Gil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Elodie Tremble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hristiane Bazire-Sebir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Antoine Delauna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uénhaël Huet</text:p>
          </table:table-cell>
        </table:table-row>
        <table:table-row table:style-name="ro4">
          <table:table-cell table:number-columns-repeated="26"/>
          <table:table-cell office:value-type="string">
            <text:p>Bachelay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icolas GOARAN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lise Lebaud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hann Laine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llaume Bachelay</text:p>
          </table:table-cell>
        </table:table-row>
        <table:table-row table:style-name="ro4">
          <table:table-cell table:number-columns-repeated="26"/>
          <table:table-cell office:value-type="string">
            <text:p>Chevrollier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Laure De Tho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Desgrou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ue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Jo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llaume Chevrollier</text:p>
          </table:table-cell>
        </table:table-row>
        <table:table-row table:style-name="ro4">
          <table:table-cell table:number-columns-repeated="26"/>
          <table:table-cell office:value-type="string">
            <text:p>Garot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chel Méhaignerie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Cousine</text:p>
          </table:table-cell>
          <table:table-cell/>
          <table:table-cell office:value-type="string">
            <text:p>Pascale Cupif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Foucault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uillaume Garot</text:p>
          </table:table-cell>
        </table:table-row>
        <table:table-row table:style-name="ro4">
          <table:table-cell table:number-columns-repeated="26"/>
          <table:table-cell office:value-type="string">
            <text:p>Larrivé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Bourhi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Eli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Pires Coelh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gis Bou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d'Astorg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llaume Larrivé</text:p>
          </table:table-cell>
        </table:table-row>
        <table:table-row table:style-name="ro4">
          <table:table-cell table:number-columns-repeated="26"/>
          <table:table-cell office:value-type="string">
            <text:p>Baillia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imothée Laroch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a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Jon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Cost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y Bailliart</text:p>
          </table:table-cell>
        </table:table-row>
        <table:table-row table:style-name="ro4">
          <table:table-cell table:number-columns-repeated="26"/>
          <table:table-cell office:value-type="string">
            <text:p>Chambefo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José Chass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Chapovaloff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Aurambou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Sim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Dupuis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uy Chambefort</text:p>
          </table:table-cell>
        </table:table-row>
        <table:table-row table:style-name="ro4">
          <table:table-cell table:number-columns-repeated="26"/>
          <table:table-cell office:value-type="string">
            <text:p>Delcou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que MASSON</text:p>
          </table:table-cell>
          <table:table-cell office:value-type="float" office:value="2008">
            <text:p>200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tiha CHENIAL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ira CHARBENAGA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CAUVI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uy Delcourt</text:p>
          </table:table-cell>
        </table:table-row>
        <table:table-row table:style-name="ro4">
          <table:table-cell table:number-columns-repeated="26"/>
          <table:table-cell office:value-type="string">
            <text:p>Geoffroy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Gué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Geoffroy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Virginie Gom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uy Geoffroy</text:p>
          </table:table-cell>
        </table:table-row>
        <table:table-row table:style-name="ro4">
          <table:table-cell table:number-columns-repeated="26"/>
          <table:table-cell office:value-type="string">
            <text:p>Teissier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Royer-Perreau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Nicolas Ghil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Fare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vine Bé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Lachau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y Teissier</text:p>
          </table:table-cell>
        </table:table-row>
        <table:table-row table:style-name="ro4">
          <table:table-cell table:number-columns-repeated="26"/>
          <table:table-cell office:value-type="string">
            <text:p>Chauveau</text:p>
          </table:table-cell>
          <table:table-cell office:value-type="string">
            <text:p>Guy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aurent Geo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Cozic-Guillau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ovic Lantr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uy-Michel Chauveau</text:p>
          </table:table-cell>
        </table:table-row>
        <table:table-row table:style-name="ro4">
          <table:table-cell table:number-columns-repeated="26"/>
          <table:table-cell office:value-type="string">
            <text:p>Rouillard</text:p>
          </table:table-cell>
          <table:table-cell office:value-type="string">
            <text:p>Gwend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Derrian Chatard</text:p>
          </table:table-cell>
          <table:table-cell office:value-type="string">
            <text:p>juin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Larral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Morgane Le Maréchal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Gwendal Rouillard</text:p>
          </table:table-cell>
        </table:table-row>
        <table:table-row table:style-name="ro4">
          <table:table-cell table:number-columns-repeated="26"/>
          <table:table-cell office:value-type="string">
            <text:p>Emmanuelli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Gen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Escobar Ari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Clav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berto Rom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and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verine Dangoumau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Henri Emmanuelli</text:p>
          </table:table-cell>
        </table:table-row>
        <table:table-row table:style-name="ro4">
          <table:table-cell table:number-columns-repeated="26"/>
          <table:table-cell office:value-type="string">
            <text:p>Guaino</text:p>
          </table:table-cell>
          <table:table-cell office:value-type="string">
            <text:p>Henr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iane Miche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ael Vinc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Guaino</text:p>
          </table:table-cell>
        </table:table-row>
        <table:table-row table:style-name="ro4">
          <table:table-cell table:number-columns-repeated="26"/>
          <table:table-cell office:value-type="string">
            <text:p>Jibrayel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ébastien Jibrayel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Kamel Tachougaf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abeth Giacomon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Henri Jibrayel</text:p>
          </table:table-cell>
        </table:table-row>
        <table:table-row table:style-name="ro4">
          <table:table-cell table:number-columns-repeated="26"/>
          <table:table-cell office:value-type="string">
            <text:p>Féron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Melchio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sselin Le Ga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Hervé Féron</text:p>
          </table:table-cell>
        </table:table-row>
        <table:table-row table:style-name="ro4">
          <table:table-cell table:number-columns-repeated="26"/>
          <table:table-cell office:value-type="string">
            <text:p>Gaymard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Poig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Rol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rtense Lem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tra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Gaymard</text:p>
          </table:table-cell>
        </table:table-row>
        <table:table-row table:style-name="ro4">
          <table:table-cell table:number-columns-repeated="26"/>
          <table:table-cell office:value-type="string">
            <text:p>Mariton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k Pall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eg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Va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rrine Hodencq-Sabard-Langl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Mariton</text:p>
          </table:table-cell>
        </table:table-row>
        <table:table-row table:style-name="ro4">
          <table:table-cell table:number-columns-repeated="26"/>
          <table:table-cell office:value-type="string">
            <text:p>Pellois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organe Le Roux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Hugo Lamour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Hervé Pellois</text:p>
          </table:table-cell>
        </table:table-row>
        <table:table-row table:style-name="ro4">
          <table:table-cell table:number-columns-repeated="26"/>
          <table:table-cell office:value-type="string">
            <text:p>Fourage</text:p>
          </table:table-cell>
          <table:table-cell office:value-type="string">
            <text:p>Hug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ugues Fourag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nce Poul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 Laf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yriam Souam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Hugues Fourage</text:p>
          </table:table-cell>
        </table:table-row>
        <table:table-row table:style-name="ro4">
          <table:table-cell table:number-columns-repeated="26"/>
          <table:table-cell office:value-type="string">
            <text:p>Bello</text:p>
          </table:table-cell>
          <table:table-cell office:value-type="string">
            <text:p>Huguette</text:p>
          </table:table-cell>
          <table:table-cell office:value-type="string">
            <text:p>Pour la Réunion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onia Chane K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Dor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lly Seraph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uguette Bello</text:p>
          </table:table-cell>
        </table:table-row>
        <table:table-row table:style-name="ro4">
          <table:table-cell table:number-columns-repeated="26"/>
          <table:table-cell office:value-type="string">
            <text:p>Aboubacar</text:p>
          </table:table-cell>
          <table:table-cell office:value-type="string">
            <text:p>Ibrah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rdine Ouss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hibou Hama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éva Dargaud-Tar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Ibrahim Aboubacar</text:p>
          </table:table-cell>
        </table:table-row>
        <table:table-row table:style-name="ro4">
          <table:table-cell table:number-columns-repeated="26"/>
          <table:table-cell office:value-type="string">
            <text:p>Attard</text:p>
          </table:table-cell>
          <table:table-cell office:value-type="string">
            <text:p>Isab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arah Albert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ric Toutain</text:p>
          </table:table-cell>
          <table:table-cell office:value-type="string">
            <text:p>1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Fremond</text:p>
          </table:table-cell>
          <table:table-cell office:value-type="string">
            <text:p>22 août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Isabelle Attard</text:p>
          </table:table-cell>
        </table:table-row>
        <table:table-row table:style-name="ro4">
          <table:table-cell table:number-columns-repeated="26"/>
          <table:table-cell office:value-type="string">
            <text:p>Bruneau</text:p>
          </table:table-cell>
          <table:table-cell office:value-type="string">
            <text:p>Isab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hierry Bes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anie Chapuis</text:p>
          </table:table-cell>
          <table:table-cell office:value-type="string">
            <text:p>?</text:p>
          </table:table-cell>
          <table:table-cell office:value-type="string">
            <text:p>Circonscription (30 %)</text:p>
          </table:table-cell>
          <table:table-cell office:value-type="string">
            <text:p>Non</text:p>
          </table:table-cell>
          <table:table-cell/>
          <table:table-cell office:value-type="string">
            <text:p>Eric Hervoue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Isabelle Bruneau</text:p>
          </table:table-cell>
        </table:table-row>
        <table:table-row table:style-name="ro4">
          <table:table-cell table:number-columns-repeated="26"/>
          <table:table-cell office:value-type="string">
            <text:p>Le Callennec</text:p>
          </table:table-cell>
          <table:table-cell office:value-type="string">
            <text:p>Isabe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stien Regnier</text:p>
          </table:table-cell>
          <table:table-cell office:value-type="string">
            <text:p>avril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Rou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Coudrais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sabelle Le Callennec</text:p>
          </table:table-cell>
        </table:table-row>
        <table:table-row table:style-name="ro4">
          <table:table-cell table:number-columns-repeated="26"/>
          <table:table-cell office:value-type="string">
            <text:p>Fraysse</text:p>
          </table:table-cell>
          <table:table-cell office:value-type="string">
            <text:p>Jacqueline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Gabriel Silberste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Kon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queline Fraysse</text:p>
          </table:table-cell>
        </table:table-row>
        <table:table-row table:style-name="ro4">
          <table:table-cell table:number-columns-repeated="26"/>
          <table:table-cell office:value-type="string">
            <text:p>Maquet</text:p>
          </table:table-cell>
          <table:table-cell office:value-type="string">
            <text:p>Jacque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Lemai-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Oliv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Demandrill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acqueline Maquet</text:p>
          </table:table-cell>
        </table:table-row>
        <table:table-row table:style-name="ro4">
          <table:table-cell table:number-columns-repeated="26"/>
          <table:table-cell office:value-type="string">
            <text:p>Bénisti</text:p>
          </table:table-cell>
          <table:table-cell office:value-type="string">
            <text:p>Jacques 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Christine Benist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Peggy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eaureg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Moucho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ques Alain Bénisti</text:p>
          </table:table-cell>
        </table:table-row>
        <table:table-row table:style-name="ro4">
          <table:table-cell table:number-columns-repeated="26"/>
          <table:table-cell office:value-type="string">
            <text:p>Bompard</text:p>
          </table:table-cell>
          <table:table-cell office:value-type="string">
            <text:p>Jacque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Guillaume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Yann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Charles de Mey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our</text:p>
          </table:table-cell>
          <table:table-cell office:value-type="string">
            <text:p>Jacques Bompard</text:p>
          </table:table-cell>
        </table:table-row>
        <table:table-row table:style-name="ro4">
          <table:table-cell table:number-columns-repeated="26"/>
          <table:table-cell office:value-type="string">
            <text:p>Cresta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Claire Cerv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os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Haff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ques Cresta</text:p>
          </table:table-cell>
        </table:table-row>
        <table:table-row table:style-name="ro4">
          <table:table-cell table:number-columns-repeated="26"/>
          <table:table-cell office:value-type="string">
            <text:p>Dellerie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gor Charras</text:p>
          </table:table-cell>
          <table:table-cell office:value-type="string">
            <text:p>11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gélique Gadonna</text:p>
          </table:table-cell>
          <table:table-cell office:value-type="string">
            <text:p>11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lvina Majoux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ques Dellerie</text:p>
          </table:table-cell>
        </table:table-row>
        <table:table-row table:style-name="ro4">
          <table:table-cell table:number-columns-repeated="26"/>
          <table:table-cell office:value-type="string">
            <text:p>Kossowski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ierre-Henri Fourg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Ba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Tolokonnikoff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acques Kossowski</text:p>
          </table:table-cell>
        </table:table-row>
        <table:table-row table:style-name="ro4">
          <table:table-cell table:number-columns-repeated="26"/>
          <table:table-cell office:value-type="string">
            <text:p>Krabal</text:p>
          </table:table-cell>
          <table:table-cell office:value-type="string">
            <text:p>Jacques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Arnaud Batte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salie Bec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ques Krabal</text:p>
          </table:table-cell>
        </table:table-row>
        <table:table-row table:style-name="ro4">
          <table:table-cell table:number-columns-repeated="26"/>
          <table:table-cell office:value-type="string">
            <text:p>Lamblin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tine Lamblin</text:p>
          </table:table-cell>
          <table:table-cell office:value-type="string">
            <text:p>1er janvier 2013</text:p>
          </table:table-cell>
          <table:table-cell office:value-type="string">
            <text:p>Circonscription (temps partiel)</text:p>
          </table:table-cell>
          <table:table-cell office:value-type="string">
            <text:p>Epouse</text:p>
          </table:table-cell>
          <table:table-cell/>
          <table:table-cell office:value-type="string">
            <text:p>Bernard Genay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Andre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Wanda Weismeyer</text:p>
          </table:table-cell>
          <table:table-cell office:value-type="string">
            <text:p>?</text:p>
          </table:table-cell>
          <table:table-cell office:value-type="string">
            <text:p>Assemblée (30h/semain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ques Lamblin</text:p>
          </table:table-cell>
        </table:table-row>
        <table:table-row table:style-name="ro4">
          <table:table-cell table:number-columns-repeated="26"/>
          <table:table-cell office:value-type="string">
            <text:p>My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dile Rey-Coqu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Gollnhof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Benham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ques Myard</text:p>
          </table:table-cell>
        </table:table-row>
        <table:table-row table:style-name="ro4">
          <table:table-cell table:number-columns-repeated="26"/>
          <table:table-cell office:value-type="string">
            <text:p>Péliss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Pierre Sag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lle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le Jacques Léon B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Vincen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acques Pélissard</text:p>
          </table:table-cell>
        </table:table-row>
        <table:table-row table:style-name="ro4">
          <table:table-cell table:number-columns-repeated="26"/>
          <table:table-cell office:value-type="string">
            <text:p>Valax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Roig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mond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Vanderchmitt</text:p>
          </table:table-cell>
          <table:table-cell office:value-type="string">
            <text:p>juillet 2012</text:p>
          </table:table-cell>
          <table:table-cell office:value-type="string">
            <text:p>Assemblée (mi-temps)</text:p>
          </table:table-cell>
          <table:table-cell office:value-type="string">
            <text:p>Non</text:p>
          </table:table-cell>
          <table:table-cell/>
          <table:table-cell office:value-type="string">
            <text:p>Jeanne Valax</text:p>
          </table:table-cell>
          <table:table-cell office:value-type="string">
            <text:p>septembre 2016</text:p>
          </table:table-cell>
          <table:table-cell office:value-type="string">
            <text:p>Assemblée (30h/semaine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ques Valax</text:p>
          </table:table-cell>
        </table:table-row>
        <table:table-row table:style-name="ro4">
          <table:table-cell table:number-columns-repeated="26"/>
          <table:table-cell office:value-type="string">
            <text:p>Glavan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i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R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Pailha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Gliozz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 Glavany</text:p>
          </table:table-cell>
        </table:table-row>
        <table:table-row table:style-name="ro4">
          <table:table-cell table:number-columns-repeated="26"/>
          <table:table-cell office:value-type="string">
            <text:p>Grellier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 Geairon-Toussaint</text:p>
          </table:table-cell>
          <table:table-cell office:value-type="string">
            <text:p>août 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Emmanuel Dessevres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Canteau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 Grellier</text:p>
          </table:table-cell>
        </table:table-row>
        <table:table-row table:style-name="ro4">
          <table:table-cell table:number-columns-repeated="26"/>
          <table:table-cell office:value-type="string">
            <text:p>Vlody</text:p>
          </table:table-cell>
          <table:table-cell office:value-type="string">
            <text:p>Jean 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ulie Geairon-Toussai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C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Emmanuel Dessèvr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 Jacques Vlody</text:p>
          </table:table-cell>
        </table:table-row>
        <table:table-row table:style-name="ro4">
          <table:table-cell table:number-columns-repeated="26"/>
          <table:table-cell office:value-type="string">
            <text:p>Lassalle</text:p>
          </table:table-cell>
          <table:table-cell office:value-type="string">
            <text:p>Jean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Lysiane Pala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Marq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vette Germ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he Agu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Cous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 Lassalle</text:p>
          </table:table-cell>
        </table:table-row>
        <table:table-row table:style-name="ro4">
          <table:table-cell table:number-columns-repeated="26"/>
          <table:table-cell office:value-type="string">
            <text:p>Launa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e Verdier</text:p>
          </table:table-cell>
          <table:table-cell office:value-type="string">
            <text:p>1er 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gitte Escapoulade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Femme</text:p>
          </table:table-cell>
          <table:table-cell/>
          <table:table-cell office:value-type="string">
            <text:p>Marie Molina</text:p>
          </table:table-cell>
          <table:table-cell office:value-type="string">
            <text:p>1er octo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 Launay</text:p>
          </table:table-cell>
        </table:table-row>
        <table:table-row table:style-name="ro4">
          <table:table-cell table:number-columns-repeated="26"/>
          <table:table-cell office:value-type="string">
            <text:p>Leonetti</text:p>
          </table:table-cell>
          <table:table-cell office:value-type="string">
            <text:p>Je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Xavier Taquillain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uline Lopez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ence Angell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 Leonetti</text:p>
          </table:table-cell>
        </table:table-row>
        <table:table-row table:style-name="ro4">
          <table:table-cell table:number-columns-repeated="26"/>
          <table:table-cell office:value-type="string">
            <text:p>Taugourdeau</text:p>
          </table:table-cell>
          <table:table-cell office:value-type="string">
            <text:p>Jean-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èle No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Chasse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Charles Taugourdeau</text:p>
          </table:table-cell>
        </table:table-row>
        <table:table-row table:style-name="ro4">
          <table:table-cell table:number-columns-repeated="26"/>
          <table:table-cell office:value-type="string">
            <text:p>Cambadélis</text:p>
          </table:table-cell>
          <table:table-cell office:value-type="string">
            <text:p>Jean-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Karine Gautr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lima Je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Masson</text:p>
          </table:table-cell>
          <table:table-cell office:value-type="float" office:value="2012">
            <text:p>2012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am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Diarra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Christophe Cambadélis</text:p>
          </table:table-cell>
        </table:table-row>
        <table:table-row table:style-name="ro4">
          <table:table-cell table:number-columns-repeated="26"/>
          <table:table-cell office:value-type="string">
            <text:p>Fromantin</text:p>
          </table:table-cell>
          <table:table-cell office:value-type="string">
            <text:p>Jean-Christophe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ugustin Ch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ine De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me Sevaist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Massis-Desmares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Christophe Fromantin</text:p>
          </table:table-cell>
        </table:table-row>
        <table:table-row table:style-name="ro4">
          <table:table-cell table:number-columns-repeated="26"/>
          <table:table-cell office:value-type="string">
            <text:p>Lagarde</text:p>
          </table:table-cell>
          <table:table-cell office:value-type="string">
            <text:p>Jean-Christoph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Guerin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Cheval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erz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main Champel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Christophe Lagarde</text:p>
          </table:table-cell>
        </table:table-row>
        <table:table-row table:style-name="ro4">
          <table:table-cell table:number-columns-repeated="26"/>
          <table:table-cell office:value-type="string">
            <text:p>Bouchet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ébastien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nia Gorj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'Hérouville-Le Tann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Lauverj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Claude Bouchet</text:p>
          </table:table-cell>
        </table:table-row>
        <table:table-row table:style-name="ro4">
          <table:table-cell table:number-columns-repeated="26"/>
          <table:table-cell office:value-type="string">
            <text:p>Buisine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o Tran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Nicole Lejeune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Benoit</text:p>
          </table:table-cell>
          <table:table-cell office:value-type="string">
            <text:p>octo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udovic Balzeau</text:p>
          </table:table-cell>
          <table:table-cell office:value-type="string">
            <text:p>janv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Claude Buisine</text:p>
          </table:table-cell>
        </table:table-row>
        <table:table-row table:style-name="ro4">
          <table:table-cell table:number-columns-repeated="26"/>
          <table:table-cell office:value-type="string">
            <text:p>Fruteau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élik Fourcade</text:p>
          </table:table-cell>
          <table:table-cell office:value-type="string">
            <text:p>1er 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Claude Fruteau</text:p>
          </table:table-cell>
        </table:table-row>
        <table:table-row table:style-name="ro4">
          <table:table-cell table:number-columns-repeated="26"/>
          <table:table-cell office:value-type="string">
            <text:p>Guibal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Maldz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Guidicelli Cabes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Cos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Claude Guibal</text:p>
          </table:table-cell>
        </table:table-row>
        <table:table-row table:style-name="ro4">
          <table:table-cell table:number-columns-repeated="26"/>
          <table:table-cell office:value-type="string">
            <text:p>Mathis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lgorzata Mathis-Mazurczak</text:p>
          </table:table-cell>
          <table:table-cell office:value-type="string">
            <text:p>avant 2007</text:p>
          </table:table-cell>
          <table:table-cell office:value-type="string">
            <text:p>Assemblée (temps partiel)</text:p>
          </table:table-cell>
          <table:table-cell office:value-type="string">
            <text:p>Belle-fille</text:p>
          </table:table-cell>
          <table:table-cell/>
          <table:table-cell office:value-type="string">
            <text:p>Anne Leboulanger-Mathis</text:p>
          </table:table-cell>
          <table:table-cell office:value-type="float" office:value="2002">
            <text:p>2002</text:p>
          </table:table-cell>
          <table:table-cell office:value-type="string">
            <text:p>Paris</text:p>
          </table:table-cell>
          <table:table-cell office:value-type="string">
            <text:p>Fille</text:p>
          </table:table-cell>
          <table:table-cell/>
          <table:table-cell office:value-type="string">
            <text:p>Jean-Charles Marass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ean-Claude Mathis</text:p>
          </table:table-cell>
        </table:table-row>
        <table:table-row table:style-name="ro4">
          <table:table-cell table:number-columns-repeated="26"/>
          <table:table-cell office:value-type="string">
            <text:p>Mignon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tty Dujar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reusev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Claude Mignon</text:p>
          </table:table-cell>
        </table:table-row>
        <table:table-row table:style-name="ro4">
          <table:table-cell table:number-columns-repeated="26"/>
          <table:table-cell office:value-type="string">
            <text:p>Perez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e FALCOU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anne Bill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Senegas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Baillauques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Claude Perez</text:p>
          </table:table-cell>
        </table:table-row>
        <table:table-row table:style-name="ro4">
          <table:table-cell table:number-columns-repeated="26"/>
          <table:table-cell office:value-type="string">
            <text:p>Ciot</text:p>
          </table:table-cell>
          <table:table-cell office:value-type="string">
            <text:p>Jean-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Olivier Salles</text:p>
          </table:table-cell>
          <table:table-cell office:value-type="string">
            <text:p>aoû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nina Jouffret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nny Cartoux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David Ciot</text:p>
          </table:table-cell>
        </table:table-row>
        <table:table-row table:style-name="ro4">
          <table:table-cell table:number-columns-repeated="26"/>
          <table:table-cell office:value-type="string">
            <text:p>Copé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adia Copé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Bay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de Feydeau de Saint-Christoph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François Copé</text:p>
          </table:table-cell>
        </table:table-row>
        <table:table-row table:style-name="ro4">
          <table:table-cell table:number-columns-repeated="26"/>
          <table:table-cell office:value-type="string">
            <text:p>Lamour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therine Ch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phée Roche-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François Lamour</text:p>
          </table:table-cell>
        </table:table-row>
        <table:table-row table:style-name="ro4">
          <table:table-cell table:number-columns-repeated="26"/>
          <table:table-cell office:value-type="string">
            <text:p>Mancel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Manc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atherine Bri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François Mancel</text:p>
          </table:table-cell>
        </table:table-row>
        <table:table-row table:style-name="ro4">
          <table:table-cell table:number-columns-repeated="26"/>
          <table:table-cell office:value-type="string">
            <text:p>Poisson</text:p>
          </table:table-cell>
          <table:table-cell office:value-type="string">
            <text:p>Jean-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exia Milléqu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Levavass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Henri Jam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Frédéric Poisson</text:p>
          </table:table-cell>
        </table:table-row>
        <table:table-row table:style-name="ro4">
          <table:table-cell table:number-columns-repeated="26"/>
          <table:table-cell office:value-type="string">
            <text:p>Bridey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ine Viéville</text:p>
          </table:table-cell>
          <table:table-cell office:value-type="string">
            <text:p>1 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oît Onambele</text:p>
          </table:table-cell>
          <table:table-cell office:value-type="string">
            <text:p>1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ian Humez</text:p>
          </table:table-cell>
          <table:table-cell office:value-type="string">
            <text:p>1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Jacques Bridey</text:p>
          </table:table-cell>
        </table:table-row>
        <table:table-row table:style-name="ro4">
          <table:table-cell table:number-columns-repeated="26"/>
          <table:table-cell office:value-type="string">
            <text:p>Candelier</text:p>
          </table:table-cell>
          <table:table-cell office:value-type="string">
            <text:p>Jean-Jacque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Véronique B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ggy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Vandekerckho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Wein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arles Schmid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Jacques Candelier</text:p>
          </table:table-cell>
        </table:table-row>
        <table:table-row table:style-name="ro4">
          <table:table-cell table:number-columns-repeated="26"/>
          <table:table-cell office:value-type="string">
            <text:p>Cottel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ith Cott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édric Pruv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Flah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Delmo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Jean-Jacques Cottel</text:p>
          </table:table-cell>
        </table:table-row>
        <table:table-row table:style-name="ro4">
          <table:table-cell table:number-columns-repeated="26"/>
          <table:table-cell office:value-type="string">
            <text:p>Guillet</text:p>
          </table:table-cell>
          <table:table-cell office:value-type="string">
            <text:p>Jean-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 Peti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Roselyne Im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illes Garrigu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erge Russo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Jacques Guillet</text:p>
          </table:table-cell>
        </table:table-row>
        <table:table-row table:style-name="ro4">
          <table:table-cell table:number-columns-repeated="26"/>
          <table:table-cell office:value-type="string">
            <text:p>Bricou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ais Pa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ira Benhamid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Louis Bricout</text:p>
          </table:table-cell>
        </table:table-row>
        <table:table-row table:style-name="ro4">
          <table:table-cell table:number-columns-repeated="26"/>
          <table:table-cell office:value-type="string">
            <text:p>Christ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Le-Vour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gnès Li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Mign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Louis Christ</text:p>
          </table:table-cell>
        </table:table-row>
        <table:table-row table:style-name="ro4">
          <table:table-cell table:number-columns-repeated="26"/>
          <table:table-cell office:value-type="string">
            <text:p>Costes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Rosalie Gingli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 Wauth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Web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Dryl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Louis Costes</text:p>
          </table:table-cell>
        </table:table-row>
        <table:table-row table:style-name="ro4">
          <table:table-cell table:number-columns-repeated="26"/>
          <table:table-cell office:value-type="string">
            <text:p>Destans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Rang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Mil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ra Pailharey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velyne Gliozzo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Louis Destans</text:p>
          </table:table-cell>
        </table:table-row>
        <table:table-row table:style-name="ro4">
          <table:table-cell table:number-columns-repeated="26"/>
          <table:table-cell office:value-type="string">
            <text:p>Dumon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a Merc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S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Balosso-Brun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occar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Louis Dumont</text:p>
          </table:table-cell>
        </table:table-row>
        <table:table-row table:style-name="ro4">
          <table:table-cell table:number-columns-repeated="26"/>
          <table:table-cell office:value-type="string">
            <text:p>Gagnair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allien Gagnaire</text:p>
          </table:table-cell>
          <table:table-cell office:value-type="string">
            <text:p>?</text:p>
          </table:table-cell>
          <table:table-cell office:value-type="string">
            <text:p>Circonscription (4j par semaine)</text:p>
          </table:table-cell>
          <table:table-cell office:value-type="string">
            <text:p>Fils</text:p>
          </table:table-cell>
          <table:table-cell/>
          <table:table-cell office:value-type="string">
            <text:p>Jean Michel Mi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ixi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e Roy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Jean-Louis Gagnaire</text:p>
          </table:table-cell>
        </table:table-row>
        <table:table-row table:style-name="ro4">
          <table:table-cell table:number-columns-repeated="26"/>
          <table:table-cell office:value-type="string">
            <text:p>Roumégas</text:p>
          </table:table-cell>
          <table:table-cell office:value-type="string">
            <text:p>Jean-Louis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Jérémie Iordanoff</text:p>
          </table:table-cell>
          <table:table-cell office:value-type="string">
            <text:p>juin 2012</text:p>
          </table:table-cell>
          <table:table-cell office:value-type="string">
            <text:p>Circonscription </text:p>
          </table:table-cell>
          <table:table-cell office:value-type="string">
            <text:p>Non</text:p>
          </table:table-cell>
          <table:table-cell/>
          <table:table-cell office:value-type="string">
            <text:p>Sabine Schliwanski</text:p>
          </table:table-cell>
          <table:table-cell office:value-type="float" office:value="2012">
            <text:p>2012</text:p>
          </table:table-cell>
          <table:table-cell office:value-type="string">
            <text:p>Paris</text:p>
          </table:table-cell>
          <table:table-cell office:value-type="string">
            <text:p>Non</text:p>
          </table:table-cell>
          <table:table-cell/>
          <table:table-cell office:value-type="string">
            <text:p>Monique Chaibi</text:p>
          </table:table-cell>
          <table:table-cell office:value-type="float" office:value="2012">
            <text:p>2012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Malina Roumegas</text:p>
          </table:table-cell>
          <table:table-cell office:value-type="string">
            <text:p>septembre2016</text:p>
          </table:table-cell>
          <table:table-cell office:value-type="string">
            <text:p>Circonscription (mi-temps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Louis Roumégas</text:p>
          </table:table-cell>
        </table:table-row>
        <table:table-row table:style-name="ro4">
          <table:table-cell table:number-columns-repeated="26"/>
          <table:table-cell office:value-type="string">
            <text:p>Tourain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ylvie Tomassi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Pe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Verpil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obe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Jean-Louis Touraine</text:p>
          </table:table-cell>
        </table:table-row>
        <table:table-row table:style-name="ro4">
          <table:table-cell table:number-columns-repeated="26"/>
          <table:table-cell office:value-type="string">
            <text:p>Bleunven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ela KLOAREG</text:p>
          </table:table-cell>
          <table:table-cell office:value-type="string">
            <text:p>17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viane Boulc'h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Meffre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Luc Bleunven</text:p>
          </table:table-cell>
        </table:table-row>
        <table:table-row table:style-name="ro4">
          <table:table-cell table:number-columns-repeated="26"/>
          <table:table-cell office:value-type="string">
            <text:p>Laurent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avid Dupré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tika El Bourimi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thur Blanchon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Luc Laurent</text:p>
          </table:table-cell>
        </table:table-row>
        <table:table-row table:style-name="ro4">
          <table:table-cell table:number-columns-repeated="26"/>
          <table:table-cell office:value-type="string">
            <text:p>Reitzer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rles-Emmanuel Reitzer</text:p>
          </table:table-cell>
          <table:table-cell office:value-type="string">
            <text:p>Janvier 2016 (précédemment de janvier 2013 à septembre 2015)</text:p>
          </table:table-cell>
          <table:table-cell office:value-type="string">
            <text:p>Circonscription + Assemblée</text:p>
          </table:table-cell>
          <table:table-cell office:value-type="string">
            <text:p>Fils</text:p>
          </table:table-cell>
          <table:table-cell/>
          <table:table-cell office:value-type="string">
            <text:p>Christiane Muller</text:p>
          </table:table-cell>
          <table:table-cell office:value-type="string">
            <text:p>février 200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Alexandra GUTZWILLER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èle Reitzer née Berger</text:p>
          </table:table-cell>
          <table:table-cell office:value-type="string">
            <text:p>février 2013</text:p>
          </table:table-cell>
          <table:table-cell office:value-type="string">
            <text:p>Circonscription (10h)</text:p>
          </table:table-cell>
          <table:table-cell office:value-type="string">
            <text:p>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ean-Luc Reitzer</text:p>
          </table:table-cell>
        </table:table-row>
        <table:table-row table:style-name="ro4">
          <table:table-cell table:number-columns-repeated="26"/>
          <table:table-cell office:value-type="string">
            <text:p>Warsmann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onique DUJEANCOURT</text:p>
          </table:table-cell>
          <table:table-cell office:value-type="string">
            <text:p>16/6/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nne PREMAT épouse DUMAY </text:p>
          </table:table-cell>
          <table:table-cell office:value-type="string">
            <text:p>16/6/1997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hristine NOIRET épouse RICHET </text:p>
          </table:table-cell>
          <table:table-cell office:value-type="string">
            <text:p>2 novembre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FOURIL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NEYRENEUF épouse THIBIERGE</text:p>
          </table:table-cell>
          <table:table-cell office:value-type="string">
            <text:p>2007-2012 puis depuis le 31 août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Luc Warsmann</text:p>
          </table:table-cell>
        </table:table-row>
        <table:table-row table:style-name="ro4">
          <table:table-cell table:number-columns-repeated="26"/>
          <table:table-cell office:value-type="string">
            <text:p>Fournel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Fru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Lecom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Terz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arc Fournel</text:p>
          </table:table-cell>
        </table:table-row>
        <table:table-row table:style-name="ro4">
          <table:table-cell table:number-columns-repeated="26"/>
          <table:table-cell office:value-type="string">
            <text:p>Germain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illaume MARBOTTE</text:p>
          </table:table-cell>
          <table:table-cell office:value-type="string">
            <text:p>17 nov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rash SAEIDI AKBARZADEH</text:p>
          </table:table-cell>
          <table:table-cell office:value-type="string">
            <text:p>1er janvier 2016 (jusqu'au 16 février 2017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Marc Germain</text:p>
          </table:table-cell>
        </table:table-row>
        <table:table-row table:style-name="ro4">
          <table:table-cell table:number-columns-repeated="26"/>
          <table:table-cell office:value-type="string">
            <text:p>Beffara</text:p>
          </table:table-cell>
          <table:table-cell office:value-type="string">
            <text:p>Jean-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ane Bonv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ivine Ant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Desha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och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Marie Beffara</text:p>
          </table:table-cell>
        </table:table-row>
        <table:table-row table:style-name="ro4">
          <table:table-cell table:number-columns-repeated="26"/>
          <table:table-cell office:value-type="string">
            <text:p>Sermier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Jea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ermie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Laurent Bourgui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G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Marie Sermier</text:p>
          </table:table-cell>
        </table:table-row>
        <table:table-row table:style-name="ro4">
          <table:table-cell table:number-columns-repeated="26"/>
          <table:table-cell office:value-type="string">
            <text:p>Tétart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anielle Davin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Baudin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Arthur Arl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inou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Marie Tétart</text:p>
          </table:table-cell>
        </table:table-row>
        <table:table-row table:style-name="ro4">
          <table:table-cell table:number-columns-repeated="26"/>
          <table:table-cell office:value-type="string">
            <text:p>Clément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antal Calend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ichel Clément</text:p>
          </table:table-cell>
        </table:table-row>
        <table:table-row table:style-name="ro4">
          <table:table-cell table:number-columns-repeated="26"/>
          <table:table-cell office:value-type="string">
            <text:p>Couve</text:p>
          </table:table-cell>
          <table:table-cell office:value-type="string">
            <text:p>Jean-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dia Am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Gourge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Eve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Tavasci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ichel Couve</text:p>
          </table:table-cell>
        </table:table-row>
        <table:table-row table:style-name="ro4">
          <table:table-cell table:number-columns-repeated="26"/>
          <table:table-cell office:value-type="string">
            <text:p>Villaumé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ade Gilles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dwige Em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elle Brouill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Bernard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Michel Villaumé</text:p>
          </table:table-cell>
        </table:table-row>
        <table:table-row table:style-name="ro4">
          <table:table-cell table:number-columns-repeated="26"/>
          <table:table-cell office:value-type="string">
            <text:p>Carpentier</text:p>
          </table:table-cell>
          <table:table-cell office:value-type="string">
            <text:p>Jean-N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François Bechi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as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ulet-Decler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Noël Carpentier</text:p>
          </table:table-cell>
        </table:table-row>
        <table:table-row table:style-name="ro4">
          <table:table-cell table:number-columns-repeated="26"/>
          <table:table-cell office:value-type="string">
            <text:p>Gille</text:p>
          </table:table-cell>
          <table:table-cell office:value-type="string">
            <text:p>Jean-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urielle BONNET-LANGAGNE</text:p>
          </table:table-cell>
          <table:table-cell office:value-type="string">
            <text:p>2007 (80 %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rélie DUNOUAU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ul DEGRUELL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atrick Gille</text:p>
          </table:table-cell>
        </table:table-row>
        <table:table-row table:style-name="ro4">
          <table:table-cell table:number-columns-repeated="26"/>
          <table:table-cell office:value-type="string">
            <text:p>Bacq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Angla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ne Espina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tiana Blan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aul Bacquet</text:p>
          </table:table-cell>
        </table:table-row>
        <table:table-row table:style-name="ro4">
          <table:table-cell table:number-columns-repeated="26"/>
          <table:table-cell office:value-type="string">
            <text:p>Chanteg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y Leroy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Boidin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son Paqu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guerite Culo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Rossler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table:number-columns-repeated="17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aul Chanteguet</text:p>
          </table:table-cell>
        </table:table-row>
        <table:table-row table:style-name="ro4">
          <table:table-cell table:number-columns-repeated="26"/>
          <table:table-cell office:value-type="string">
            <text:p>Dupré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gustin Na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uery-Waess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Con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aul Dupré</text:p>
          </table:table-cell>
        </table:table-row>
        <table:table-row table:style-name="ro4">
          <table:table-cell table:number-columns-repeated="26"/>
          <table:table-cell office:value-type="string">
            <text:p>Tuaiva</text:p>
          </table:table-cell>
          <table:table-cell office:value-type="string">
            <text:p>Jean-Paul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iluska Frogier</text:p>
          </table:table-cell>
          <table:table-cell table:number-columns-repeated="2" office:value-type="string">
            <text:p>?</text:p>
          </table:table-cell>
          <table:table-cell office:value-type="string">
            <text:p>Compagne</text:p>
          </table:table-cell>
          <table:table-cell/>
          <table:table-cell office:value-type="string">
            <text:p>Sylvie Bou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minia Marutaa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Paul Tuaiva</text:p>
          </table:table-cell>
        </table:table-row>
        <table:table-row table:style-name="ro4">
          <table:table-cell table:number-columns-repeated="26"/>
          <table:table-cell office:value-type="string">
            <text:p>Nilor</text:p>
          </table:table-cell>
          <table:table-cell office:value-type="string">
            <text:p>Jean-Philippe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laudia Rav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éran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becca Roset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hilippe Nilor</text:p>
          </table:table-cell>
        </table:table-row>
        <table:table-row table:style-name="ro4">
          <table:table-cell table:number-columns-repeated="26"/>
          <table:table-cell office:value-type="string">
            <text:p>Allosser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gélique Lefeb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 Du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die Defeve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ierre Allossery</text:p>
          </table:table-cell>
        </table:table-row>
        <table:table-row table:style-name="ro4">
          <table:table-cell table:number-columns-repeated="26"/>
          <table:table-cell office:value-type="string">
            <text:p>Barb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érôme Char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i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Dessimon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arbier</text:p>
          </table:table-cell>
        </table:table-row>
        <table:table-row table:style-name="ro4">
          <table:table-cell table:number-columns-repeated="26"/>
          <table:table-cell office:value-type="string">
            <text:p>Blaz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ylvie Prade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ichard Goussies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ul Rüml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elson de Pessemier</text:p>
          </table:table-cell>
          <table:table-cell office:value-type="string">
            <text:p>27 sept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édric Haution</text:p>
          </table:table-cell>
          <table:table-cell office:value-type="string">
            <text:p>1er janvier 2017 (contrat suspendu depuis le 5 février 2017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ierre Blazy</text:p>
          </table:table-cell>
        </table:table-row>
        <table:table-row table:style-name="ro4">
          <table:table-cell table:number-columns-repeated="26"/>
          <table:table-cell office:value-type="string">
            <text:p>Decool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Deb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Evera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Butt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nstance Vig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Sais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ecool</text:p>
          </table:table-cell>
        </table:table-row>
        <table:table-row table:style-name="ro4">
          <table:table-cell table:number-columns-repeated="26"/>
          <table:table-cell office:value-type="string">
            <text:p>Doo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éronique Doo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érôme Azcara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ck Pericouche-Chat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Pierre Door</text:p>
          </table:table-cell>
        </table:table-row>
        <table:table-row table:style-name="ro4">
          <table:table-cell table:number-columns-repeated="26"/>
          <table:table-cell office:value-type="string">
            <text:p>Dufau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e Denuault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ka Largurgue</text:p>
          </table:table-cell>
          <table:table-cell office:value-type="float" office:value="2001">
            <text:p>200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Emmanuelle Munier</text:p>
          </table:table-cell>
          <table:table-cell office:value-type="float" office:value="2004">
            <text:p>2004</text:p>
          </table:table-cell>
          <table:table-cell office:value-type="string">
            <text:p>Paris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Stéphane Cahe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uno Janot</text:p>
          </table:table-cell>
          <table:table-cell office:value-type="float" office:value="2011">
            <text:p>201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ierre Dufau</text:p>
          </table:table-cell>
        </table:table-row>
        <table:table-row table:style-name="ro4">
          <table:table-cell table:number-columns-repeated="26"/>
          <table:table-cell office:value-type="string">
            <text:p>Giran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e Garnier</text:p>
          </table:table-cell>
          <table:table-cell office:value-type="string">
            <text:p>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uthier Wilhem</text:p>
          </table:table-cell>
          <table:table-cell office:value-type="string">
            <text:p>juillet 199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enis Lieppe</text:p>
          </table:table-cell>
          <table:table-cell office:value-type="string">
            <text:p>octobre 2011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land Atlan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Giran</text:p>
          </table:table-cell>
        </table:table-row>
        <table:table-row table:style-name="ro4">
          <table:table-cell table:number-columns-repeated="26"/>
          <table:table-cell office:value-type="string">
            <text:p>Gorges</text:p>
          </table:table-cell>
          <table:table-cell office:value-type="string">
            <text:p>Jean-Pierre</text:p>
          </table:table-cell>
          <table:table-cell office:value-type="string">
            <text:p>Non rattaché(s)</text:p>
          </table:table-cell>
          <table:table-cell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ella Gorg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lde Gorg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Vincent Gouache</text:p>
          </table:table-cell>
          <table:table-cell table:number-columns-repeated="2" office:value-type="string">
            <text:p>?</text:p>
          </table:table-cell>
          <table:table-cell table:number-columns-repeated="27"/>
          <table:table-cell table:number-columns-repeated="2" office:value-type="float" office:value="2">
            <text:p>2</text:p>
          </table:table-cell>
          <table:table-cell/>
          <table:table-cell office:value-type="string">
            <text:p>Jean-Pierre Gorges</text:p>
          </table:table-cell>
        </table:table-row>
        <table:table-row table:style-name="ro4">
          <table:table-cell table:number-columns-repeated="26"/>
          <table:table-cell office:value-type="string">
            <text:p>Le Roch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ionel Pi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Le Guellanf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Chauffaill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ierre Le Roch</text:p>
          </table:table-cell>
        </table:table-row>
        <table:table-row table:style-name="ro4">
          <table:table-cell table:number-columns-repeated="26"/>
          <table:table-cell office:value-type="string">
            <text:p>Maggi</text:p>
          </table:table-cell>
          <table:table-cell office:value-type="string">
            <text:p>Jean-Pierr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aroline Generosi-Herpin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Flé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hdi-Thibaut Affes</text:p>
          </table:table-cell>
          <table:table-cell office:value-type="string">
            <text:p>mai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Pierre Maggi</text:p>
          </table:table-cell>
        </table:table-row>
        <table:table-row table:style-name="ro4">
          <table:table-cell table:number-columns-repeated="26"/>
          <table:table-cell office:value-type="string">
            <text:p>Vig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Andrée Mo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Ra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Roussange-Chaill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rbara Treutena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Vigier</text:p>
          </table:table-cell>
        </table:table-row>
        <table:table-row table:style-name="ro4">
          <table:table-cell table:number-columns-repeated="26"/>
          <table:table-cell office:value-type="string">
            <text:p>Marsac</text:p>
          </table:table-cell>
          <table:table-cell office:value-type="string">
            <text:p>Jean-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Androi</text:p>
          </table:table-cell>
          <table:table-cell office:value-type="string">
            <text:p>1er septembre 2007</text:p>
          </table:table-cell>
          <table:table-cell office:value-type="string">
            <text:p>Circonscription (80%)</text:p>
          </table:table-cell>
          <table:table-cell office:value-type="string">
            <text:p>Non</text:p>
          </table:table-cell>
          <table:table-cell/>
          <table:table-cell office:value-type="string">
            <text:p>Gilles Pondar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 Paugam</text:p>
          </table:table-cell>
          <table:table-cell office:value-type="string">
            <text:p>1er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Yves Geffroy</text:p>
          </table:table-cell>
          <table:table-cell office:value-type="string">
            <text:p>1er septembre 2007</text:p>
          </table:table-cell>
          <table:table-cell office:value-type="string">
            <text:p>Circonscription (20 %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René Marsac</text:p>
          </table:table-cell>
        </table:table-row>
        <table:table-row table:style-name="ro4">
          <table:table-cell table:number-columns-repeated="26"/>
          <table:table-cell office:value-type="string">
            <text:p>Vialatte</text:p>
          </table:table-cell>
          <table:table-cell office:value-type="string">
            <text:p>Jean-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isse Descot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ialatt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nnie Ricourt-Giobbi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Sébastien Vialatte</text:p>
          </table:table-cell>
        </table:table-row>
        <table:table-row table:style-name="ro4">
          <table:table-cell table:number-columns-repeated="26"/>
          <table:table-cell office:value-type="string">
            <text:p>Caulle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uriel Caullet-Vergè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uno Vil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eanne Labou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Jean-Yves Caullet</text:p>
          </table:table-cell>
        </table:table-row>
        <table:table-row table:style-name="ro4">
          <table:table-cell table:number-columns-repeated="26"/>
          <table:table-cell office:value-type="string">
            <text:p>Le Bouillonnec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minique Barj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biba Amazza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Leri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Yves Le Bouillonnec</text:p>
          </table:table-cell>
        </table:table-row>
        <table:table-row table:style-name="ro4">
          <table:table-cell table:number-columns-repeated="26"/>
          <table:table-cell office:value-type="string">
            <text:p>Le Déau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Lopv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Creus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 P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Souvera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ean-Yves Le Déaut</text:p>
          </table:table-cell>
        </table:table-row>
        <table:table-row table:style-name="ro4">
          <table:table-cell table:number-columns-repeated="26"/>
          <table:table-cell office:value-type="string">
            <text:p>Dubié</text:p>
          </table:table-cell>
          <table:table-cell office:value-type="string">
            <text:p>Jeani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rmelle Cizeron</text:p>
          </table:table-cell>
          <table:table-cell office:value-type="string">
            <text:p>10 févr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aure Pargala</text:p>
          </table:table-cell>
          <table:table-cell office:value-type="string">
            <text:p>19 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Paulin</text:p>
          </table:table-cell>
          <table:table-cell office:value-type="string">
            <text:p>2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ine Dubié</text:p>
          </table:table-cell>
        </table:table-row>
        <table:table-row table:style-name="ro4">
          <table:table-cell table:number-columns-repeated="26"/>
          <table:table-cell office:value-type="string">
            <text:p>Chartier</text:p>
          </table:table-cell>
          <table:table-cell office:value-type="string">
            <text:p>Jérô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stine Ducharne Vujic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Aïss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Ha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érôme Chartier</text:p>
          </table:table-cell>
        </table:table-row>
        <table:table-row table:style-name="ro4">
          <table:table-cell table:number-columns-repeated="26"/>
          <table:table-cell office:value-type="string">
            <text:p>Lambert</text:p>
          </table:table-cell>
          <table:table-cell office:value-type="string">
            <text:p>Jérôme</text:p>
          </table:table-cell>
          <table:table-cell office:value-type="string">
            <text:p>Parti socialist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Hayet Lamber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ldine Jérô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Bourdier</text:p>
          </table:table-cell>
          <table:table-cell office:value-type="string">
            <text:p>?</text:p>
          </table:table-cell>
          <table:table-cell office:value-type="string">
            <text:p>? 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Jérôme Lambert</text:p>
          </table:table-cell>
        </table:table-row>
        <table:table-row table:style-name="ro4">
          <table:table-cell table:number-columns-repeated="26"/>
          <table:table-cell office:value-type="string">
            <text:p>Pueyo</text:p>
          </table:table-cell>
          <table:table-cell office:value-type="string">
            <text:p>Joaqu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ncent VAN DER LINDE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Thomas Le Biha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therine Gallerand</text:p>
          </table:table-cell>
          <table:table-cell office:value-type="string">
            <text:p>?</text:p>
          </table:table-cell>
          <table:table-cell office:value-type="string">
            <text:p>? (20h par mois)</text:p>
          </table:table-cell>
          <table:table-cell office:value-type="string">
            <text:p>Non</text:p>
          </table:table-cell>
          <table:table-cell/>
          <table:table-cell office:value-type="string">
            <text:p>Chantal Jourdan</text:p>
          </table:table-cell>
          <table:table-cell office:value-type="string">
            <text:p>?</text:p>
          </table:table-cell>
          <table:table-cell office:value-type="string">
            <text:p>? (38h par mois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Patricia Gautier</text:p>
          </table:table-cell>
          <table:table-cell office:value-type="string">
            <text:p>?</text:p>
          </table:table-cell>
          <table:table-cell office:value-type="string">
            <text:p>? (29h par mois)</text:p>
          </table:table-cell>
          <table:table-cell office:value-type="string">
            <text:p>Non</text:p>
          </table:table-cell>
          <table:table-cell/>
          <table:table-cell office:value-type="string">
            <text:p>Guilin</text:p>
          </table:table-cell>
          <table:table-cell office:value-type="string">
            <text:p>?</text:p>
          </table:table-cell>
          <table:table-cell office:value-type="string">
            <text:p>? (21,67h par mois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oaquim Pueyo</text:p>
          </table:table-cell>
        </table:table-row>
        <table:table-row table:style-name="ro4">
          <table:table-cell table:number-columns-repeated="26"/>
          <table:table-cell office:value-type="string">
            <text:p>Giraud</text:p>
          </table:table-cell>
          <table:table-cell office:value-type="string">
            <text:p>J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laire Bouchet</text:p>
          </table:table-cell>
          <table:table-cell office:value-type="string">
            <text:p>sept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ysiane Lacaud</text:p>
          </table:table-cell>
          <table:table-cell office:value-type="string">
            <text:p>septembre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alérie Rossi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ly Soumare</text:p>
          </table:table-cell>
          <table:table-cell office:value-type="string">
            <text:p>Janvier 2005 (3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ël Giraud</text:p>
          </table:table-cell>
        </table:table-row>
        <table:table-row table:style-name="ro4">
          <table:table-cell table:number-columns-repeated="26"/>
          <table:table-cell office:value-type="string">
            <text:p>Huillier</text:p>
          </table:table-cell>
          <table:table-cell office:value-type="string">
            <text:p>J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ain Thia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Hug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uda Farh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Barruel-Bruss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oëlle Huillier</text:p>
          </table:table-cell>
        </table:table-row>
        <table:table-row table:style-name="ro4">
          <table:table-cell table:number-columns-repeated="26"/>
          <table:table-cell office:value-type="string">
            <text:p>Tahuaitu</text:p>
          </table:table-cell>
          <table:table-cell office:value-type="string">
            <text:p>Jon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ddy Apuarii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iana Oopa</text:p>
          </table:table-cell>
          <table:table-cell office:value-type="string">
            <text:p>juillet 2012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Emélie Pahuiri</text:p>
          </table:table-cell>
          <table:table-cell office:value-type="string">
            <text:p>juillet 2013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Pascale Haiti</text:p>
          </table:table-cell>
          <table:table-cell office:value-type="string">
            <text:p>octobre 2014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Ivana Tihoni-Tahuiaitu</text:p>
          </table:table-cell>
          <table:table-cell office:value-type="string">
            <text:p>de novembre 2013 à janvier 2014, puis depuis juin 2014</text:p>
          </table:table-cell>
          <table:table-cell office:value-type="string">
            <text:p>Circonscription (33%)</text:p>
          </table:table-cell>
          <table:table-cell office:value-type="string">
            <text:p>Belle-sœur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onas Tahuaitu</text:p>
          </table:table-cell>
        </table:table-row>
        <table:table-row table:style-name="ro4">
          <table:table-cell table:number-columns-repeated="26"/>
          <table:table-cell office:value-type="string">
            <text:p>Pons</text:p>
          </table:table-cell>
          <table:table-cell office:value-type="string">
            <text:p>Jos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gali Ba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i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Hoa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osette Pons</text:p>
          </table:table-cell>
        </table:table-row>
        <table:table-row table:style-name="ro4">
          <table:table-cell table:number-columns-repeated="26"/>
          <table:table-cell office:value-type="string">
            <text:p>Sommaruga</text:p>
          </table:table-cell>
          <table:table-cell office:value-type="string">
            <text:p>Ju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oris Restier</text:p>
          </table:table-cell>
          <table:table-cell office:value-type="string">
            <text:p>nov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rélien Lannoy</text:p>
          </table:table-cell>
          <table:table-cell office:value-type="string">
            <text:p>mai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ène Jouanguy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Julie Sommaruga</text:p>
          </table:table-cell>
        </table:table-row>
        <table:table-row table:style-name="ro4">
          <table:table-cell table:number-columns-repeated="26"/>
          <table:table-cell office:value-type="string">
            <text:p>Aubert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Michel Caba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ecaud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Rackelboom-No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bert Tranch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reille Rich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lien Aubert</text:p>
          </table:table-cell>
        </table:table-row>
        <table:table-row table:style-name="ro4">
          <table:table-cell table:number-columns-repeated="26"/>
          <table:table-cell office:value-type="string">
            <text:p>Dive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Moreau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ptiste Piekacz</text:p>
          </table:table-cell>
          <table:table-cell office:value-type="string">
            <text:p>mars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lentine Serino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ntoine Lessard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ael N'Zonzi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lien Dive</text:p>
          </table:table-cell>
        </table:table-row>
        <table:table-row table:style-name="ro4">
          <table:table-cell table:number-columns-repeated="26"/>
          <table:table-cell office:value-type="string">
            <text:p>Arif</text:p>
          </table:table-cell>
          <table:table-cell office:value-type="string">
            <text:p>Kad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ecile Bi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ierre Ang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 A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Vigu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ader Arif</text:p>
          </table:table-cell>
        </table:table-row>
        <table:table-row table:style-name="ro4">
          <table:table-cell table:number-columns-repeated="26"/>
          <table:table-cell office:value-type="string">
            <text:p>Berger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kaël Gui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 Alle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Legro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Karine Berger</text:p>
          </table:table-cell>
        </table:table-row>
        <table:table-row table:style-name="ro4">
          <table:table-cell table:number-columns-repeated="26"/>
          <table:table-cell office:value-type="string">
            <text:p>Daniel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arlène Barb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in Lechat-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 Dur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arine Daniel</text:p>
          </table:table-cell>
        </table:table-row>
        <table:table-row table:style-name="ro4">
          <table:table-cell table:number-columns-repeated="26"/>
          <table:table-cell office:value-type="string">
            <text:p>Bouziane-Laroussi</text:p>
          </table:table-cell>
          <table:table-cell office:value-type="string">
            <text:p>Khei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Paup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Meil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Ra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Kheira Bouziane-Laroussi</text:p>
          </table:table-cell>
        </table:table-row>
        <table:table-row table:style-name="ro4">
          <table:table-cell table:number-columns-repeated="26"/>
          <table:table-cell office:value-type="string">
            <text:p>Mesquida</text:p>
          </table:table-cell>
          <table:table-cell office:value-type="string">
            <text:p>Kléb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Couderc-Mone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Virenque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l Vignal (fille du député Patrick Vignal)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léber Mesquida</text:p>
          </table:table-cell>
        </table:table-row>
        <table:table-row table:style-name="ro4">
          <table:table-cell table:number-columns-repeated="26"/>
          <table:table-cell office:value-type="string">
            <text:p>de La Raudière</text:p>
          </table:table-cell>
          <table:table-cell office:value-type="string">
            <text:p>Lau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ubert de La Raudière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Virginie de Rain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Houdy-De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Hallou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ure de La Raudière</text:p>
          </table:table-cell>
        </table:table-row>
        <table:table-row table:style-name="ro4">
          <table:table-cell table:number-columns-repeated="26"/>
          <table:table-cell office:value-type="string">
            <text:p>Abeille</text:p>
          </table:table-cell>
          <table:table-cell office:value-type="string">
            <text:p>Laurenc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Zoé Puype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ne Ibba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smine Bouzenad</text:p>
          </table:table-cell>
          <table:table-cell office:value-type="string">
            <text:p>18 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aurence Abeille</text:p>
          </table:table-cell>
        </table:table-row>
        <table:table-row table:style-name="ro4">
          <table:table-cell table:number-columns-repeated="26"/>
          <table:table-cell office:value-type="string">
            <text:p>Arribagé</text:p>
          </table:table-cell>
          <table:table-cell office:value-type="string">
            <text:p>Lauren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ophe Calmann-Lé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Rault-Wi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lande Motil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nge Roussel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ce Arribagé</text:p>
          </table:table-cell>
        </table:table-row>
        <table:table-row table:style-name="ro4">
          <table:table-cell table:number-columns-repeated="26"/>
          <table:table-cell office:value-type="string">
            <text:p>Dumont</text:p>
          </table:table-cell>
          <table:table-cell office:value-type="string">
            <text:p>Lau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Scognamig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Jardin-Pay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ael Dupu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rénice Victoire-Fé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aurence Dumont</text:p>
          </table:table-cell>
        </table:table-row>
        <table:table-row table:style-name="ro4">
          <table:table-cell table:number-columns-repeated="26"/>
          <table:table-cell office:value-type="string">
            <text:p>Baumel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Guibard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ina Reig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Paisan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</table:table-row>
        <table:table-row table:style-name="ro4">
          <table:table-cell table:number-columns-repeated="26"/>
          <table:table-cell office:value-type="string">
            <text:p>Cathala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ce Raulet-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a Moussaoui-Brahim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aurent Cathala</text:p>
          </table:table-cell>
        </table:table-row>
        <table:table-row table:style-name="ro4">
          <table:table-cell table:number-columns-repeated="26"/>
          <table:table-cell office:value-type="string">
            <text:p>Degallaix</text:p>
          </table:table-cell>
          <table:table-cell office:value-type="string">
            <text:p>Laurent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Pauline Ledru</text:p>
          </table:table-cell>
          <table:table-cell office:value-type="string">
            <text:p>sept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afik Mokrane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Noël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Degallaix</text:p>
          </table:table-cell>
        </table:table-row>
        <table:table-row table:style-name="ro4">
          <table:table-cell table:number-columns-repeated="26"/>
          <table:table-cell office:value-type="string">
            <text:p>Furst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 Biehl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ège Heiligenstein</text:p>
          </table:table-cell>
          <table:table-cell office:value-type="string">
            <text:p>nov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c de la Fouchardière</text:p>
          </table:table-cell>
          <table:table-cell office:value-type="string">
            <text:p>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Furst</text:p>
          </table:table-cell>
        </table:table-row>
        <table:table-row table:style-name="ro4">
          <table:table-cell table:number-columns-repeated="26"/>
          <table:table-cell office:value-type="string">
            <text:p>Grandguillaume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Petr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Albrech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aurent Grandguillaume</text:p>
          </table:table-cell>
        </table:table-row>
        <table:table-row table:style-name="ro4">
          <table:table-cell table:number-columns-repeated="26"/>
          <table:table-cell office:value-type="string">
            <text:p>Kalinowski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Christophe Ki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 Rosenkran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Doli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aurent Kalinowski</text:p>
          </table:table-cell>
        </table:table-row>
        <table:table-row table:style-name="ro4">
          <table:table-cell table:number-columns-repeated="26"/>
          <table:table-cell office:value-type="string">
            <text:p>Marcangeli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lia Ser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liane Fad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Mondolo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Louis C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Marcangeli</text:p>
          </table:table-cell>
        </table:table-row>
        <table:table-row table:style-name="ro4">
          <table:table-cell table:number-columns-repeated="26"/>
          <table:table-cell office:value-type="string">
            <text:p>Wauquiez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yriam Vocan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Goud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Char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Sab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ane Reihania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aurent Wauquiez</text:p>
          </table:table-cell>
        </table:table-row>
        <table:table-row table:style-name="ro4">
          <table:table-cell table:number-columns-repeated="26"/>
          <table:table-cell office:value-type="string">
            <text:p>Gourjade</text:p>
          </table:table-cell>
          <table:table-cell office:value-type="string">
            <text:p>Lind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Laura Bessièr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c Gauch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Linda Gourjade</text:p>
          </table:table-cell>
        </table:table-row>
        <table:table-row table:style-name="ro4">
          <table:table-cell table:number-columns-repeated="26"/>
          <table:table-cell office:value-type="string">
            <text:p>Tardy</text:p>
          </table:table-cell>
          <table:table-cell office:value-type="string">
            <text:p>Lio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ie PROVENZA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Marie Bouchez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ce Lacourieux</text:p>
          </table:table-cell>
          <table:table-cell office:value-type="float" office:value="2013">
            <text:p>2013</text:p>
          </table:table-cell>
          <table:table-cell office:value-type="string">
            <text:p>Paris</text:p>
          </table:table-cell>
          <table:table-cell office:value-type="string">
            <text:p>Non</text:p>
          </table:table-cell>
          <table:table-cell/>
          <table:table-cell office:value-type="string">
            <text:p>Laurence Lamarch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ionel Tardy</text:p>
          </table:table-cell>
        </table:table-row>
        <table:table-row table:style-name="ro4">
          <table:table-cell table:number-columns-repeated="26"/>
          <table:table-cell office:value-type="string">
            <text:p>Luca</text:p>
          </table:table-cell>
          <table:table-cell office:value-type="string">
            <text:p>Lion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el U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 Zatta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Sal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Varg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Saur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onnel Luca</text:p>
          </table:table-cell>
        </table:table-row>
        <table:table-row table:style-name="ro4">
          <table:table-cell table:number-columns-repeated="26"/>
          <table:table-cell office:value-type="string">
            <text:p>Belot</text:p>
          </table:table-cell>
          <table:table-cell office:value-type="string">
            <text:p>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 Beno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F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Emer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eline Karampourni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uc Belot</text:p>
          </table:table-cell>
        </table:table-row>
        <table:table-row table:style-name="ro4">
          <table:table-cell table:number-columns-repeated="26"/>
          <table:table-cell office:value-type="string">
            <text:p>Chatel</text:p>
          </table:table-cell>
          <table:table-cell office:value-type="string">
            <text:p>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drien Guen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Bar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Rom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Par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Blo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Kolb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uc Chatel</text:p>
          </table:table-cell>
        </table:table-row>
        <table:table-row table:style-name="ro4">
          <table:table-cell table:number-columns-repeated="26"/>
          <table:table-cell office:value-type="string">
            <text:p>Pane</text:p>
          </table:table-cell>
          <table:table-cell office:value-type="string">
            <text:p>Lu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oï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B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igu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Bourka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uce Pane</text:p>
          </table:table-cell>
        </table:table-row>
        <table:table-row table:style-name="ro4">
          <table:table-cell table:number-columns-repeated="26"/>
          <table:table-cell office:value-type="string">
            <text:p>Lousteau</text:p>
          </table:table-cell>
          <table:table-cell office:value-type="string">
            <text:p>Luc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got Le Morv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Nad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a Barbo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amp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Lucette Lousteau</text:p>
          </table:table-cell>
        </table:table-row>
        <table:table-row table:style-name="ro4">
          <table:table-cell table:number-columns-repeated="26"/>
          <table:table-cell office:value-type="string">
            <text:p>Degauchy</text:p>
          </table:table-cell>
          <table:table-cell office:value-type="string">
            <text:p>Luc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elle Carl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Pierre Va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eresa Domin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ine Li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Morelle Hanry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ucien Degauchy</text:p>
          </table:table-cell>
        </table:table-row>
        <table:table-row table:style-name="ro4">
          <table:table-cell table:number-columns-repeated="26"/>
          <table:table-cell office:value-type="string">
            <text:p>Sage</text:p>
          </table:table-cell>
          <table:table-cell office:value-type="string">
            <text:p>Main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France Duroc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Teriitaumih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Lallemant-Mo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La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ina Sage</text:p>
          </table:table-cell>
        </table:table-row>
        <table:table-row table:style-name="ro4">
          <table:table-cell table:number-columns-repeated="26"/>
          <table:table-cell office:value-type="string">
            <text:p>Boutih</text:p>
          </table:table-cell>
          <table:table-cell office:value-type="string">
            <text:p>Male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oubna Méliane-Cail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ia Alver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fia Rafaï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lek Boutih</text:p>
          </table:table-cell>
        </table:table-row>
        <table:table-row table:style-name="ro4">
          <table:table-cell table:number-columns-repeated="26"/>
          <table:table-cell office:value-type="string">
            <text:p>Valls</text:p>
          </table:table-cell>
          <table:table-cell office:value-type="string">
            <text:p>Manu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los Da Silv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tte Nut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nuel Valls</text:p>
          </table:table-cell>
        </table:table-row>
        <table:table-row table:style-name="ro4">
          <table:table-cell table:number-columns-repeated="26"/>
          <table:table-cell office:value-type="string">
            <text:p>Dolez</text:p>
          </table:table-cell>
          <table:table-cell office:value-type="string">
            <text:p>Marc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téphanie R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elbrou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rack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c Dolez</text:p>
          </table:table-cell>
        </table:table-row>
        <table:table-row table:style-name="ro4">
          <table:table-cell table:number-columns-repeated="26"/>
          <table:table-cell office:value-type="string">
            <text:p>Francina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Mah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Comb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Asso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c Francina</text:p>
          </table:table-cell>
        </table:table-row>
        <table:table-row table:style-name="ro4">
          <table:table-cell table:number-columns-repeated="26"/>
          <table:table-cell office:value-type="string">
            <text:p>Goua</text:p>
          </table:table-cell>
          <table:table-cell office:value-type="string">
            <text:p>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William Tissand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ucile Guiber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c Goua</text:p>
          </table:table-cell>
        </table:table-row>
        <table:table-row table:style-name="ro4">
          <table:table-cell table:number-columns-repeated="26"/>
          <table:table-cell office:value-type="string">
            <text:p>Laffine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Harto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stine Rou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Houdemon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c Laffineur</text:p>
          </table:table-cell>
        </table:table-row>
        <table:table-row table:style-name="ro4">
          <table:table-cell table:number-columns-repeated="26"/>
          <table:table-cell office:value-type="string">
            <text:p>Le F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orentin Le Fu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Béatrice Boul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Sallier-Du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rc Le Fur</text:p>
          </table:table-cell>
        </table:table-row>
        <table:table-row table:style-name="ro4">
          <table:table-cell table:number-columns-repeated="26"/>
          <table:table-cell office:value-type="string">
            <text:p>Daubresse</text:p>
          </table:table-cell>
          <table:table-cell office:value-type="string">
            <text:p>Marc-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Astruc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andre Astruc</text:p>
          </table:table-cell>
          <table:table-cell table:number-columns-repeated="2" office:value-type="string">
            <text:p>?</text:p>
          </table:table-cell>
          <table:table-cell office:value-type="string">
            <text:p>Beau-fils</text:p>
          </table:table-cell>
          <table:table-cell table:number-columns-repeated="31"/>
          <table:table-cell table:number-columns-repeated="2" office:value-type="float" office:value="2">
            <text:p>2</text:p>
          </table:table-cell>
          <table:table-cell/>
          <table:table-cell office:value-type="string">
            <text:p>Marc-Philippe Daubresse</text:p>
          </table:table-cell>
        </table:table-row>
        <table:table-row table:style-name="ro4">
          <table:table-cell table:number-columns-repeated="26"/>
          <table:table-cell office:value-type="string">
            <text:p>Bonnot</text:p>
          </table:table-cell>
          <table:table-cell office:value-type="string">
            <text:p>Marc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ha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rl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cel Bonnot</text:p>
          </table:table-cell>
        </table:table-row>
        <table:table-row table:style-name="ro4">
          <table:table-cell table:number-columns-repeated="26"/>
          <table:table-cell office:value-type="string">
            <text:p>Rogemont</text:p>
          </table:table-cell>
          <table:table-cell office:value-type="string">
            <text:p>Marc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Ludovic Coulombel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Pierre-Yves Olliv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e-Joseph Fay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élène Roug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cel Rogemont</text:p>
          </table:table-cell>
        </table:table-row>
        <table:table-row table:style-name="ro4">
          <table:table-cell table:number-columns-repeated="26"/>
          <table:table-cell office:value-type="string">
            <text:p>Dubois</text:p>
          </table:table-cell>
          <table:table-cell office:value-type="string">
            <text:p>Marian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Prieu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Françoise Fautrat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Hervé Bonnin</text:p>
          </table:table-cell>
          <table:table-cell office:value-type="string">
            <text:p>?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ianne Dubois</text:p>
          </table:table-cell>
        </table:table-row>
        <table:table-row table:style-name="ro4">
          <table:table-cell table:number-columns-repeated="26"/>
          <table:table-cell office:value-type="string">
            <text:p>Le Vern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abin Jouqu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de Fov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Rou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Aul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ie Le Vern</text:p>
          </table:table-cell>
        </table:table-row>
        <table:table-row table:style-name="ro4">
          <table:table-cell table:number-columns-repeated="26"/>
          <table:table-cell office:value-type="string">
            <text:p>Récalde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de Const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F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Tar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ie Récalde</text:p>
          </table:table-cell>
        </table:table-row>
        <table:table-row table:style-name="ro4">
          <table:table-cell table:number-columns-repeated="26"/>
          <table:table-cell office:value-type="string">
            <text:p>Chapdelaine</text:p>
          </table:table-cell>
          <table:table-cell office:value-type="string">
            <text:p>Marie-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Mori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Ammirati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uhammed Tokmak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ie-Anne Chapdelaine</text:p>
          </table:table-cell>
        </table:table-row>
        <table:table-row table:style-name="ro4">
          <table:table-cell table:number-columns-repeated="26"/>
          <table:table-cell office:value-type="string">
            <text:p>Carlotti</text:p>
          </table:table-cell>
          <table:table-cell office:value-type="string">
            <text:p>Marie-Ar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uriel Prisc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va Talh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ie-Arlette Carlotti</text:p>
          </table:table-cell>
        </table:table-row>
        <table:table-row table:style-name="ro4">
          <table:table-cell table:number-columns-repeated="26"/>
          <table:table-cell office:value-type="string">
            <text:p>Dalloz</text:p>
          </table:table-cell>
          <table:table-cell office:value-type="string">
            <text:p>Marie-Christ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lodie LEYGNAT PAUTI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èle DORCHIES</text:p>
          </table:table-cell>
          <table:table-cell office:value-type="string">
            <text:p>octobre 2010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Sébastien Bonjour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ie-Christine Dalloz</text:p>
          </table:table-cell>
        </table:table-row>
        <table:table-row table:style-name="ro4">
          <table:table-cell table:number-columns-repeated="26"/>
          <table:table-cell office:value-type="string">
            <text:p>Bechtel</text:p>
          </table:table-cell>
          <table:table-cell office:value-type="string">
            <text:p>Marie-Françoise</text:p>
          </table:table-cell>
          <table:table-cell office:value-type="string">
            <text:p>Parti radical de gauch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Tout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B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Lenob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Balez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ie-Françoise Bechtel</text:p>
          </table:table-cell>
        </table:table-row>
        <table:table-row table:style-name="ro4">
          <table:table-cell table:number-columns-repeated="26"/>
          <table:table-cell office:value-type="string">
            <text:p>Clergeau</text:p>
          </table:table-cell>
          <table:table-cell office:value-type="string">
            <text:p>Marie-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lorence Clergeau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Marie-Françoise Clergeau</text:p>
          </table:table-cell>
        </table:table-row>
        <table:table-row table:style-name="ro4">
          <table:table-cell table:number-columns-repeated="26"/>
          <table:table-cell office:value-type="string">
            <text:p>Buffet</text:p>
          </table:table-cell>
          <table:table-cell office:value-type="string">
            <text:p>Marie-Georg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Isabelle Monteil-Del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Di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Mala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ie-George Buffet</text:p>
          </table:table-cell>
        </table:table-row>
        <table:table-row table:style-name="ro4">
          <table:table-cell table:number-columns-repeated="26"/>
          <table:table-cell office:value-type="string">
            <text:p>Fabre</text:p>
          </table:table-cell>
          <table:table-cell office:value-type="string">
            <text:p>Marie-Hélè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rah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Da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Arn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Bascou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Meunie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ie-Hélène Fabre</text:p>
          </table:table-cell>
        </table:table-row>
        <table:table-row table:style-name="ro4">
          <table:table-cell table:number-columns-repeated="26"/>
          <table:table-cell office:value-type="string">
            <text:p>Zimmermann</text:p>
          </table:table-cell>
          <table:table-cell office:value-type="string">
            <text:p>Marie-J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essica Bene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u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enry-Labo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land Zimmerman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essica Nor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ian Mellinger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rie-Jo Zimmermann</text:p>
          </table:table-cell>
        </table:table-row>
        <table:table-row table:style-name="ro4">
          <table:table-cell table:number-columns-repeated="26"/>
          <table:table-cell office:value-type="string">
            <text:p>Reynaud</text:p>
          </table:table-cell>
          <table:table-cell office:value-type="string">
            <text:p>Marie-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anne Jeandidier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Pascaline Banchereau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Catherine Khamvongsa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Sœur</text:p>
          </table:table-cell>
          <table:table-cell/>
          <table:table-cell office:value-type="string">
            <text:p>Jérôme Petit</text:p>
          </table:table-cell>
          <table:table-cell office:value-type="string">
            <text:p>1er 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rie-Line Reynaud</text:p>
          </table:table-cell>
        </table:table-row>
        <table:table-row table:style-name="ro4">
          <table:table-cell table:number-columns-repeated="26"/>
          <table:table-cell office:value-type="string">
            <text:p>Marcel</text:p>
          </table:table-cell>
          <table:table-cell office:value-type="string">
            <text:p>Marie-Lo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Boullet-Lau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por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ie-Lou Marcel</text:p>
          </table:table-cell>
        </table:table-row>
        <table:table-row table:style-name="ro4">
          <table:table-cell table:number-columns-repeated="26"/>
          <table:table-cell office:value-type="string">
            <text:p>Fort</text:p>
          </table:table-cell>
          <table:table-cell office:value-type="string">
            <text:p>Marie-Lou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ierre-Louis For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Dominique B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Al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ire Ba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rie-Louise Fort</text:p>
          </table:table-cell>
        </table:table-row>
        <table:table-row table:style-name="ro4">
          <table:table-cell table:number-columns-repeated="26"/>
          <table:table-cell office:value-type="string">
            <text:p>Battistel</text:p>
          </table:table-cell>
          <table:table-cell office:value-type="string">
            <text:p>Marie-N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ouard Santais (fils de la députée Béatrice Santais)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adèg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i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an Ra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Arsenn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ie-Noëlle Battistel</text:p>
          </table:table-cell>
        </table:table-row>
        <table:table-row table:style-name="ro4">
          <table:table-cell table:number-columns-repeated="26"/>
          <table:table-cell office:value-type="string">
            <text:p>Bouillé</text:p>
          </table:table-cell>
          <table:table-cell office:value-type="string">
            <text:p>Marie-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Co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Boisar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ie-Odile Bouillé</text:p>
          </table:table-cell>
        </table:table-row>
        <table:table-row table:style-name="ro4">
          <table:table-cell table:number-columns-repeated="26"/>
          <table:table-cell office:value-type="string">
            <text:p>Le Roy</text:p>
          </table:table-cell>
          <table:table-cell office:value-type="string">
            <text:p>Marie-Thérè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lain Tang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on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ée Fil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ie-Thérèse Le Roy</text:p>
          </table:table-cell>
        </table:table-row>
        <table:table-row table:style-name="ro4">
          <table:table-cell table:number-columns-repeated="26"/>
          <table:table-cell office:value-type="string">
            <text:p>Karamanli</text:p>
          </table:table-cell>
          <table:table-cell office:value-type="string">
            <text:p>Mariet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Elsho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hatonn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Fro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ietta Karamanli</text:p>
          </table:table-cell>
        </table:table-row>
        <table:table-row table:style-name="ro4">
          <table:table-cell table:number-columns-repeated="26"/>
          <table:table-cell office:value-type="string">
            <text:p>Brenier</text:p>
          </table:table-cell>
          <table:table-cell office:value-type="string">
            <text:p>Ma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iulia C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Rebeu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Mat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Fazinc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ine Brenier</text:p>
          </table:table-cell>
        </table:table-row>
        <table:table-row table:style-name="ro4">
          <table:table-cell table:number-columns-repeated="26"/>
          <table:table-cell office:value-type="string">
            <text:p>Maréchal-Le Pen</text:p>
          </table:table-cell>
          <table:table-cell office:value-type="string">
            <text:p>Marion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rnaud Haut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mi Ra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Lop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ion Maréchal-Le Pen</text:p>
          </table:table-cell>
        </table:table-row>
        <table:table-row table:style-name="ro4">
          <table:table-cell table:number-columns-repeated="26"/>
          <table:table-cell office:value-type="string">
            <text:p>Saddier</text:p>
          </table:table-cell>
          <table:table-cell office:value-type="string">
            <text:p>Marti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DELACQUIS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lphine Metz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Hamel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tial Saddier</text:p>
          </table:table-cell>
        </table:table-row>
        <table:table-row table:style-name="ro4">
          <table:table-cell table:number-columns-repeated="26"/>
          <table:table-cell office:value-type="string">
            <text:p>Carrillon-Couvreur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Warnan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érôme Mo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angère Maland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Fleu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Bourcerea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tine Carrillon-Couvreur</text:p>
          </table:table-cell>
        </table:table-row>
        <table:table-row table:style-name="ro4">
          <table:table-cell table:number-columns-repeated="26"/>
          <table:table-cell office:value-type="string">
            <text:p>Faure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Be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Lestringuez-Lecha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tine Faure</text:p>
          </table:table-cell>
        </table:table-row>
        <table:table-row table:style-name="ro4">
          <table:table-cell table:number-columns-repeated="26"/>
          <table:table-cell office:value-type="string">
            <text:p>Lignières-Cassou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Karine Feugas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ylvie Grépi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Laëtitia Redon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rtine Lignières-Cassou</text:p>
          </table:table-cell>
        </table:table-row>
        <table:table-row table:style-name="ro4">
          <table:table-cell table:number-columns-repeated="26"/>
          <table:table-cell office:value-type="string">
            <text:p>Martinel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el Martinel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Desgu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orie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Martine Martinel</text:p>
          </table:table-cell>
        </table:table-row>
        <table:table-row table:style-name="ro4">
          <table:table-cell table:number-columns-repeated="26"/>
          <table:table-cell office:value-type="string">
            <text:p>Lebranchu</text:p>
          </table:table-cell>
          <table:table-cell office:value-type="string">
            <text:p>Mary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Garnier</text:p>
          </table:table-cell>
          <table:table-cell office:value-type="float" office:value="2004">
            <text:p>2004</text:p>
          </table:table-cell>
          <table:table-cell office:value-type="string">
            <text:p>Circonscription (3/5e)</text:p>
          </table:table-cell>
          <table:table-cell office:value-type="string">
            <text:p>Non</text:p>
          </table:table-cell>
          <table:table-cell/>
          <table:table-cell office:value-type="string">
            <text:p>Alban Le Roux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érald Sauvageot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Housset</text:p>
          </table:table-cell>
          <table:table-cell office:value-type="string">
            <text:p>mai 2016</text:p>
          </table:table-cell>
          <table:table-cell office:value-type="string">
            <text:p>Assemblée (1/7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ylise Lebranchu</text:p>
          </table:table-cell>
        </table:table-row>
        <table:table-row table:style-name="ro4">
          <table:table-cell table:number-columns-repeated="26"/>
          <table:table-cell office:value-type="string">
            <text:p>Hanotin</text:p>
          </table:table-cell>
          <table:table-cell office:value-type="string">
            <text:p>Mathie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drien De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e Cos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entin Dup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thieu Hanotin</text:p>
          </table:table-cell>
        </table:table-row>
        <table:table-row table:style-name="ro4">
          <table:table-cell table:number-columns-repeated="26"/>
          <table:table-cell office:value-type="string">
            <text:p>Olivier</text:p>
          </table:table-cell>
          <table:table-cell office:value-type="string">
            <text:p>M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os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aradec-Per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zim Mekarbec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aud Olivier</text:p>
          </table:table-cell>
        </table:table-row>
        <table:table-row table:style-name="ro4">
          <table:table-cell table:number-columns-repeated="26"/>
          <table:table-cell office:value-type="string">
            <text:p>Leroy</text:p>
          </table:table-cell>
          <table:table-cell office:value-type="string">
            <text:p>Mauric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Jaklin Karb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all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Her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urice Leroy</text:p>
          </table:table-cell>
        </table:table-row>
        <table:table-row table:style-name="ro4">
          <table:table-cell table:number-columns-repeated="26"/>
          <table:table-cell office:value-type="string">
            <text:p>Habib</text:p>
          </table:table-cell>
          <table:table-cell office:value-type="string">
            <text:p>Meyer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Myriam Lagar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Mirochesdj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na Coh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Aswa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yer Habib</text:p>
          </table:table-cell>
        </table:table-row>
        <table:table-row table:style-name="ro4">
          <table:table-cell table:number-columns-repeated="26"/>
          <table:table-cell office:value-type="string">
            <text:p>Desto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KLETHI</text:p>
          </table:table-cell>
          <table:table-cell office:value-type="string">
            <text:p>1 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KIRCHDORFER</text:p>
          </table:table-cell>
          <table:table-cell office:value-type="string">
            <text:p>1 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égory VAILLANT</text:p>
          </table:table-cell>
          <table:table-cell office:value-type="string">
            <text:p>4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Quentin MOLINIER</text:p>
          </table:table-cell>
          <table:table-cell office:value-type="string">
            <text:p>1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CHARLET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Destot</text:p>
          </table:table-cell>
        </table:table-row>
        <table:table-row table:style-name="ro4">
          <table:table-cell table:number-columns-repeated="26"/>
          <table:table-cell office:value-type="string">
            <text:p>Françaix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Véronique Françaix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tte Fragn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za Fres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lham Allam-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da Toune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Michel Françaix</text:p>
          </table:table-cell>
        </table:table-row>
        <table:table-row table:style-name="ro4">
          <table:table-cell table:number-columns-repeated="26"/>
          <table:table-cell office:value-type="string">
            <text:p>Heinrich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Pathou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urt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Heinrich</text:p>
          </table:table-cell>
        </table:table-row>
        <table:table-row table:style-name="ro4">
          <table:table-cell table:number-columns-repeated="26"/>
          <table:table-cell office:value-type="string">
            <text:p>Herbillo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Capitan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ari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Herbillon</text:p>
          </table:table-cell>
        </table:table-row>
        <table:table-row table:style-name="ro4">
          <table:table-cell table:number-columns-repeated="26"/>
          <table:table-cell office:value-type="string">
            <text:p>Issindou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zic Loquet-Naë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Giglio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Issindou</text:p>
          </table:table-cell>
        </table:table-row>
        <table:table-row table:style-name="ro4">
          <table:table-cell table:number-columns-repeated="26"/>
          <table:table-cell office:value-type="string">
            <text:p>Lefai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Do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Pode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Meu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ine Dautrich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Lefait</text:p>
          </table:table-cell>
        </table:table-row>
        <table:table-row table:style-name="ro4">
          <table:table-cell table:number-columns-repeated="26"/>
          <table:table-cell office:value-type="string">
            <text:p>Lesag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ège Lang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Dubuet-Rou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Le M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d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Lesage</text:p>
          </table:table-cell>
        </table:table-row>
        <table:table-row table:style-name="ro4">
          <table:table-cell table:number-columns-repeated="26"/>
          <table:table-cell office:value-type="string">
            <text:p>Liebgot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Desvignes</text:p>
          </table:table-cell>
          <table:table-cell office:value-type="string">
            <text:p>2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ébecca Neisse</text:p>
          </table:table-cell>
          <table:table-cell office:value-type="string">
            <text:p>1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ncetta Riggio</text:p>
          </table:table-cell>
          <table:table-cell office:value-type="string">
            <text:p>1 juillet 1997</text:p>
          </table:table-cell>
          <table:table-cell office:value-type="string">
            <text:p>Circonscription</text:p>
          </table:table-cell>
          <table:table-cell office:value-type="string">
            <text:p>Compagn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Michel Liebgott</text:p>
          </table:table-cell>
        </table:table-row>
        <table:table-row table:style-name="ro4">
          <table:table-cell table:number-columns-repeated="26"/>
          <table:table-cell office:value-type="string">
            <text:p>Ménard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therine Lebreton</text:p>
          </table:table-cell>
          <table:table-cell office:value-type="string">
            <text:p>janvier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celyn Bureau</text:p>
          </table:table-cell>
          <table:table-cell office:value-type="string">
            <text:p>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alie Vrigneau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sa Regent-Pennuen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Ménard</text:p>
          </table:table-cell>
        </table:table-row>
        <table:table-row table:style-name="ro4">
          <table:table-cell table:number-columns-repeated="26"/>
          <table:table-cell office:value-type="string">
            <text:p>Pajon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Fo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Vernhes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Pajon</text:p>
          </table:table-cell>
        </table:table-row>
        <table:table-row table:style-name="ro4">
          <table:table-cell table:number-columns-repeated="26"/>
          <table:table-cell office:value-type="string">
            <text:p>Piron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ric Tou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Maryvonne Marti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ël-July Nahon</text:p>
          </table:table-cell>
          <table:table-cell office:value-type="string">
            <text:p>décem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ylvie Charr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Piron</text:p>
          </table:table-cell>
        </table:table-row>
        <table:table-row table:style-name="ro4">
          <table:table-cell table:number-columns-repeated="26"/>
          <table:table-cell office:value-type="string">
            <text:p>Pouzol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ann Simbois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Laur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bourg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Pouzol</text:p>
          </table:table-cell>
        </table:table-row>
        <table:table-row table:style-name="ro4">
          <table:table-cell table:number-columns-repeated="26"/>
          <table:table-cell office:value-type="string">
            <text:p>Sordi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yacinte Fran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Sord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xime Beltzu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Couder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el Sordi</text:p>
          </table:table-cell>
        </table:table-row>
        <table:table-row table:style-name="ro4">
          <table:table-cell table:number-columns-repeated="26"/>
          <table:table-cell office:value-type="string">
            <text:p>Terrot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Isabelle BORIE</text:p>
          </table:table-cell>
          <table:table-cell office:value-type="string">
            <text:p>septembre 199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k Furness</text:p>
          </table:table-cell>
          <table:table-cell office:value-type="string">
            <text:p>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rescence Toko</text:p>
          </table:table-cell>
          <table:table-cell office:value-type="string">
            <text:p>2012 (avec interruption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Terrot</text:p>
          </table:table-cell>
        </table:table-row>
        <table:table-row table:style-name="ro4">
          <table:table-cell table:number-columns-repeated="26"/>
          <table:table-cell office:value-type="string">
            <text:p>Vauzell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Georges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rien Vincentelli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Vauzelle</text:p>
          </table:table-cell>
        </table:table-row>
        <table:table-row table:style-name="ro4">
          <table:table-cell table:number-columns-repeated="26"/>
          <table:table-cell office:value-type="string">
            <text:p>Vergnier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Marchand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Maury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Tissier</text:p>
          </table:table-cell>
          <table:table-cell office:value-type="string">
            <text:p>novembre 2014</text:p>
          </table:table-cell>
          <table:table-cell office:value-type="string">
            <text:p>Assemblée (40%)</text:p>
          </table:table-cell>
          <table:table-cell office:value-type="string">
            <text:p>Non</text:p>
          </table:table-cell>
          <table:table-cell/>
          <table:table-cell office:value-type="string">
            <text:p>Martine Laporte</text:p>
          </table:table-cell>
          <table:table-cell office:value-type="string">
            <text:p>juillet 2012</text:p>
          </table:table-cell>
          <table:table-cell office:value-type="string">
            <text:p>Circonscription (20%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Joëlle Penot</text:p>
          </table:table-cell>
          <table:table-cell office:value-type="string">
            <text:p>mars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Cadran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el Vergnier</text:p>
          </table:table-cell>
        </table:table-row>
        <table:table-row table:style-name="ro4">
          <table:table-cell table:number-columns-repeated="26"/>
          <table:table-cell office:value-type="string">
            <text:p>Voisi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-Luc Ors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ean Chanu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elly Sall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érard Du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Voisin</text:p>
          </table:table-cell>
        </table:table-row>
        <table:table-row table:style-name="ro4">
          <table:table-cell table:number-columns-repeated="26"/>
          <table:table-cell office:value-type="string">
            <text:p>Zumkeller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laire Ligie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etitia Guilber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omuald Roicomt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Zumkeller</text:p>
          </table:table-cell>
        </table:table-row>
        <table:table-row table:style-name="ro4">
          <table:table-cell table:number-columns-repeated="26"/>
          <table:table-cell office:value-type="string">
            <text:p>Bonneton</text:p>
          </table:table-cell>
          <table:table-cell office:value-type="string">
            <text:p>Michè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Jean-Jacques TOUBHANS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n Mathé</text:p>
          </table:table-cell>
          <table:table-cell office:value-type="string">
            <text:p>novem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ébastien Goguet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a Beys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hierry Lehnebach</text:p>
          </table:table-cell>
          <table:table-cell office:value-type="string">
            <text:p>Mai 2016 (jusqu'au 28 février 2017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ichèle Bonneton</text:p>
          </table:table-cell>
        </table:table-row>
        <table:table-row table:style-name="ro4">
          <table:table-cell table:number-columns-repeated="26"/>
          <table:table-cell office:value-type="string">
            <text:p>Delaunay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Anne MALGOUYRES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mma Laroch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cagne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èle Delaunay</text:p>
          </table:table-cell>
        </table:table-row>
        <table:table-row table:style-name="ro4">
          <table:table-cell table:number-columns-repeated="26"/>
          <table:table-cell office:value-type="string">
            <text:p>Fournier-Armand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David Fourn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Isam Ifghalla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Valérie Franc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H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Michèle Fournier-Armand</text:p>
          </table:table-cell>
        </table:table-row>
        <table:table-row table:style-name="ro4">
          <table:table-cell table:number-columns-repeated="26"/>
          <table:table-cell office:value-type="string">
            <text:p>Tabarot</text:p>
          </table:table-cell>
          <table:table-cell office:value-type="string">
            <text:p>Michè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hilippe Tabarot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Frank Mezzaso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i Blard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arc Macar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èle Tabarot</text:p>
          </table:table-cell>
        </table:table-row>
        <table:table-row table:style-name="ro4">
          <table:table-cell table:number-columns-repeated="26"/>
          <table:table-cell office:value-type="string">
            <text:p>Iborra</text:p>
          </table:table-cell>
          <table:table-cell office:value-type="string">
            <text:p>Monique</text:p>
          </table:table-cell>
          <table:table-cell office:value-type="string">
            <text:p>Non rattaché(s)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ophie Iborra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 Vanderchmit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Van de Ke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Tols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Monique Iborra</text:p>
          </table:table-cell>
        </table:table-row>
        <table:table-row table:style-name="ro4">
          <table:table-cell table:number-columns-repeated="26"/>
          <table:table-cell office:value-type="string">
            <text:p>Orphé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elinda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Béli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Jeanne C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edon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nique Orphé</text:p>
          </table:table-cell>
        </table:table-row>
        <table:table-row table:style-name="ro4">
          <table:table-cell table:number-columns-repeated="26"/>
          <table:table-cell office:value-type="string">
            <text:p>Rabin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rah CAQUINEAU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COND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nda LEMOIN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iphaine POTIRON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Monique Rabin</text:p>
          </table:table-cell>
        </table:table-row>
        <table:table-row table:style-name="ro4">
          <table:table-cell table:number-columns-repeated="26"/>
          <table:table-cell office:value-type="string">
            <text:p>Polutélé</text:p>
          </table:table-cell>
          <table:table-cell office:value-type="string">
            <text:p>Nap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Cas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Goepf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leneo Moefa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nelosa Kanimo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Napole Polutélé</text:p>
          </table:table-cell>
        </table:table-row>
        <table:table-row table:style-name="ro4">
          <table:table-cell table:number-columns-repeated="26"/>
          <table:table-cell office:value-type="string">
            <text:p>Appéré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n Clément-Di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a Bourc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Nathalie Appéré</text:p>
          </table:table-cell>
        </table:table-row>
        <table:table-row table:style-name="ro4">
          <table:table-cell table:number-columns-repeated="26"/>
          <table:table-cell office:value-type="string">
            <text:p>Chabanne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Tauz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inviell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erge Soulan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oufik Khali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Nathalie Chabanne</text:p>
          </table:table-cell>
        </table:table-row>
        <table:table-row table:style-name="ro4">
          <table:table-cell table:number-columns-repeated="26"/>
          <table:table-cell office:value-type="string">
            <text:p>Kosciusko-Morizet</text:p>
          </table:table-cell>
          <table:table-cell office:value-type="string">
            <text:p>Natha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Mar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Laurentjo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Lys-Sep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Kosciusko-Morizet</text:p>
          </table:table-cell>
        </table:table-row>
        <table:table-row table:style-name="ro4">
          <table:table-cell table:number-columns-repeated="26"/>
          <table:table-cell office:value-type="string">
            <text:p>Nieson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lara-Lou LAGARDE</text:p>
          </table:table-cell>
          <table:table-cell office:value-type="string">
            <text:p>avril 2016</text:p>
          </table:table-cell>
          <table:table-cell office:value-type="string">
            <text:p>Assemblée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Daniel SABAS</text:p>
          </table:table-cell>
          <table:table-cell office:value-type="string">
            <text:p>avril 2014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Isabelle Pagan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ger Coll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Nieson</text:p>
          </table:table-cell>
        </table:table-row>
        <table:table-row table:style-name="ro4">
          <table:table-cell table:number-columns-repeated="26"/>
          <table:table-cell office:value-type="string">
            <text:p>Bays</text:p>
          </table:table-cell>
          <table:table-cell office:value-type="string">
            <text:p>Nicola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Paul Pel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Bel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Kosi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gor Salom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Nicolas Bays</text:p>
          </table:table-cell>
        </table:table-row>
        <table:table-row table:style-name="ro4">
          <table:table-cell table:number-columns-repeated="26"/>
          <table:table-cell office:value-type="string">
            <text:p>Dhuicq</text:p>
          </table:table-cell>
          <table:table-cell office:value-type="string">
            <text:p>Nicol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therine Dhuicq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lémence Philip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ël Grosm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Nicola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olas Dhuicq</text:p>
          </table:table-cell>
        </table:table-row>
        <table:table-row table:style-name="ro4">
          <table:table-cell table:number-columns-repeated="26"/>
          <table:table-cell office:value-type="string">
            <text:p>Dupont-Aignan</text:p>
          </table:table-cell>
          <table:table-cell office:value-type="string">
            <text:p>Nicola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Valérie Dupont-Aigna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aëlle Me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ak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olas Dupont-Aignan</text:p>
          </table:table-cell>
        </table:table-row>
        <table:table-row table:style-name="ro4">
          <table:table-cell table:number-columns-repeated="26"/>
          <table:table-cell office:value-type="string">
            <text:p>Sansu</text:p>
          </table:table-cell>
          <table:table-cell office:value-type="string">
            <text:p>Nicola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Jean-Michel Guerineau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ounire Lya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Tiss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icolas Sansu</text:p>
          </table:table-cell>
        </table:table-row>
        <table:table-row table:style-name="ro4">
          <table:table-cell table:number-columns-repeated="26"/>
          <table:table-cell office:value-type="string">
            <text:p>Ameline</text:p>
          </table:table-cell>
          <table:table-cell office:value-type="string">
            <text:p>Nico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Boiss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icole Ameline</text:p>
          </table:table-cell>
        </table:table-row>
        <table:table-row table:style-name="ro4">
          <table:table-cell table:number-columns-repeated="26"/>
          <table:table-cell office:value-type="string">
            <text:p>Mamère</text:p>
          </table:table-cell>
          <table:table-cell office:value-type="string">
            <text:p>Noël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François Cass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Farbi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Fabre-Nad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Julié-V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Le Ga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Noël Mamère</text:p>
          </table:table-cell>
        </table:table-row>
        <table:table-row table:style-name="ro4">
          <table:table-cell table:number-columns-repeated="26"/>
          <table:table-cell office:value-type="string">
            <text:p>Saugues</text:p>
          </table:table-cell>
          <table:table-cell office:value-type="string">
            <text:p>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tte Dermain</text:p>
          </table:table-cell>
          <table:table-cell office:value-type="string">
            <text:p>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Odile Saugues</text:p>
          </table:table-cell>
        </table:table-row>
        <table:table-row table:style-name="ro4">
          <table:table-cell table:number-columns-repeated="26"/>
          <table:table-cell office:value-type="string">
            <text:p>Audibert Troin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halie Gre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Buchsbau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atrice Poins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haussad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livier Audibert Troin</text:p>
          </table:table-cell>
        </table:table-row>
        <table:table-row table:style-name="ro4">
          <table:table-cell table:number-columns-repeated="26"/>
          <table:table-cell office:value-type="string">
            <text:p>Carré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Remig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oeil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livier Carré</text:p>
          </table:table-cell>
        </table:table-row>
        <table:table-row table:style-name="ro4">
          <table:table-cell table:number-columns-repeated="26"/>
          <table:table-cell office:value-type="string">
            <text:p>Dassault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Pac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ylaine Capg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Chantep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Hack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gy Leg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Bernard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livier Dassault</text:p>
          </table:table-cell>
        </table:table-row>
        <table:table-row table:style-name="ro4">
          <table:table-cell table:number-columns-repeated="26"/>
          <table:table-cell office:value-type="string">
            <text:p>Dussopt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ine Deygas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xime Sauvage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thieu Jouve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Olivier Dussopt</text:p>
          </table:table-cell>
        </table:table-row>
        <table:table-row table:style-name="ro4">
          <table:table-cell table:number-columns-repeated="26"/>
          <table:table-cell office:value-type="string">
            <text:p>Falorni</text:p>
          </table:table-cell>
          <table:table-cell office:value-type="string">
            <text:p>Olivier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Sébastien ARZALIER</text:p>
          </table:table-cell>
          <table:table-cell office:value-type="string">
            <text:p>1er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osta</text:p>
          </table:table-cell>
          <table:table-cell office:value-type="string">
            <text:p>1er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SAINTHERAND</text:p>
          </table:table-cell>
          <table:table-cell office:value-type="string">
            <text:p>1er 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Olivier Falorni</text:p>
          </table:table-cell>
        </table:table-row>
        <table:table-row table:style-name="ro4">
          <table:table-cell table:number-columns-repeated="26"/>
          <table:table-cell office:value-type="string">
            <text:p>Faure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ie Le Meur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Janiaud-Vergnaud</text:p>
          </table:table-cell>
          <table:table-cell office:value-type="string">
            <text:p>févr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Olivier Faure</text:p>
          </table:table-cell>
        </table:table-row>
        <table:table-row table:style-name="ro4">
          <table:table-cell table:number-columns-repeated="26"/>
          <table:table-cell office:value-type="string">
            <text:p>Marleix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ud Dugourd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arignier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ence Henr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Renault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livier Marleix</text:p>
          </table:table-cell>
        </table:table-row>
        <table:table-row table:style-name="ro4">
          <table:table-cell table:number-columns-repeated="26"/>
          <table:table-cell office:value-type="string">
            <text:p>Zanetti</text:p>
          </table:table-cell>
          <table:table-cell office:value-type="string">
            <text:p>Paol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cen BOURNIN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BOROWSK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Alexandrine Brack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ola Zanetti</text:p>
          </table:table-cell>
        </table:table-row>
        <table:table-row table:style-name="ro4">
          <table:table-cell table:number-columns-repeated="26"/>
          <table:table-cell office:value-type="string">
            <text:p>Cherki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bert Cuz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ine Bouabb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Regradj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scal Cherki</text:p>
          </table:table-cell>
        </table:table-row>
        <table:table-row table:style-name="ro4">
          <table:table-cell table:number-columns-repeated="26"/>
          <table:table-cell office:value-type="string">
            <text:p>Deguilhem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édéric Dup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H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naëlle Pouva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scal Deguilhem</text:p>
          </table:table-cell>
        </table:table-row>
        <table:table-row table:style-name="ro4">
          <table:table-cell table:number-columns-repeated="26"/>
          <table:table-cell office:value-type="string">
            <text:p>Demarth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Demarthe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Yasmina Gaham</text:p>
          </table:table-cell>
          <table:table-cell office:value-type="string">
            <text:p>octobre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Xavier Riffaudeau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scal Demarthe</text:p>
          </table:table-cell>
        </table:table-row>
        <table:table-row table:style-name="ro4">
          <table:table-cell table:number-columns-repeated="26"/>
          <table:table-cell office:value-type="string">
            <text:p>Popelin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ylvia Autissier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ugénie Friess-Popelin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/>
          <table:table-cell office:value-type="string">
            <text:p>Bernadette Piron-Renaul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Pascal Popelin</text:p>
          </table:table-cell>
        </table:table-row>
        <table:table-row table:style-name="ro4">
          <table:table-cell table:number-columns-repeated="26"/>
          <table:table-cell office:value-type="string">
            <text:p>Terrass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rginie de Sim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D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Gaud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Surr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y F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Verne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scal Terrasse</text:p>
          </table:table-cell>
        </table:table-row>
        <table:table-row table:style-name="ro4">
          <table:table-cell table:number-columns-repeated="26"/>
          <table:table-cell office:value-type="string">
            <text:p>Thévenot</text:p>
          </table:table-cell>
          <table:table-cell office:value-type="string">
            <text:p>Pasc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x Dar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en F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Thévenot</text:p>
          </table:table-cell>
        </table:table-row>
        <table:table-row table:style-name="ro4">
          <table:table-cell table:number-columns-repeated="26"/>
          <table:table-cell office:value-type="string">
            <text:p>Crozon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c Piriou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tiha Farah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Sulta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louka Hadj Mimoun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scale Crozon</text:p>
          </table:table-cell>
        </table:table-row>
        <table:table-row table:style-name="ro4">
          <table:table-cell table:number-columns-repeated="26"/>
          <table:table-cell office:value-type="string">
            <text:p>Got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hu Minh Nguy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r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Ho Din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scale Got</text:p>
          </table:table-cell>
        </table:table-row>
        <table:table-row table:style-name="ro4">
          <table:table-cell table:number-columns-repeated="26"/>
          <table:table-cell office:value-type="string">
            <text:p>Carvalho</text:p>
          </table:table-cell>
          <table:table-cell office:value-type="string">
            <text:p>Patric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ources ouvertes</text:p>
          </table:table-cell>
          <table:table-cell office:value-type="string">
            <text:p>Dominique Carvalho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acques Desmou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ssan Fasse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trice Carvalho</text:p>
          </table:table-cell>
        </table:table-row>
        <table:table-row table:style-name="ro4">
          <table:table-cell table:number-columns-repeated="26"/>
          <table:table-cell office:value-type="string">
            <text:p>Martin-Laland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icolas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Farida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Virginie Le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Vielf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atrice Martin-Lalande</text:p>
          </table:table-cell>
        </table:table-row>
        <table:table-row table:style-name="ro4">
          <table:table-cell table:number-columns-repeated="26"/>
          <table:table-cell office:value-type="string">
            <text:p>Prat</text:p>
          </table:table-cell>
          <table:table-cell office:value-type="string">
            <text:p>Patric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urélien Barbé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ian De Vivo</text:p>
          </table:table-cell>
          <table:table-cell office:value-type="string">
            <text:p>sept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Pellier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trice Prat</text:p>
          </table:table-cell>
        </table:table-row>
        <table:table-row table:style-name="ro4">
          <table:table-cell table:number-columns-repeated="26"/>
          <table:table-cell office:value-type="string">
            <text:p>Verchèr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aul Esnaul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ne Ducros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érique Thomass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e Verchère</text:p>
          </table:table-cell>
        </table:table-row>
        <table:table-row table:style-name="ro4">
          <table:table-cell table:number-columns-repeated="26"/>
          <table:table-cell office:value-type="string">
            <text:p>Adam</text:p>
          </table:table-cell>
          <table:table-cell office:value-type="string">
            <text:p>Patrici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Sala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a Lo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Mani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y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x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Poi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Quistini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tricia Adam</text:p>
          </table:table-cell>
        </table:table-row>
        <table:table-row table:style-name="ro4">
          <table:table-cell table:number-columns-repeated="26"/>
          <table:table-cell office:value-type="string">
            <text:p>Balkany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bna Flament</text:p>
          </table:table-cell>
          <table:table-cell office:value-type="string">
            <text:p>28 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ngrid Desmedt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k Balkany</text:p>
          </table:table-cell>
        </table:table-row>
        <table:table-row table:style-name="ro4">
          <table:table-cell table:number-columns-repeated="26"/>
          <table:table-cell office:value-type="string">
            <text:p>Bloch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mbroise SOLOMON</text:p>
          </table:table-cell>
          <table:table-cell office:value-type="string">
            <text:p><text:s/>1er mars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anette DIRASEOGLU</text:p>
          </table:table-cell>
          <table:table-cell office:value-type="string">
            <text:p>14 avril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OUNIOL</text:p>
          </table:table-cell>
          <table:table-cell office:value-type="string">
            <text:p>18 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mia ADGHAROUAMANE</text:p>
          </table:table-cell>
          <table:table-cell office:value-type="string">
            <text:p>1er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trick Bloche</text:p>
          </table:table-cell>
        </table:table-row>
        <table:table-row table:style-name="ro4">
          <table:table-cell table:number-columns-repeated="26"/>
          <table:table-cell office:value-type="string">
            <text:p>Devedjian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andrine Le Morvan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ophie DEVEDJIAN</text:p>
          </table:table-cell>
          <table:table-cell office:value-type="string">
            <text:p>Novembre 1995 (hors périodes ministérielles)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trick Devedjian</text:p>
          </table:table-cell>
        </table:table-row>
        <table:table-row table:style-name="ro4">
          <table:table-cell table:number-columns-repeated="26"/>
          <table:table-cell office:value-type="string">
            <text:p>Hetzel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Le Chenade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ozi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ief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Holderith-W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trick Hetzel</text:p>
          </table:table-cell>
        </table:table-row>
        <table:table-row table:style-name="ro4">
          <table:table-cell table:number-columns-repeated="26"/>
          <table:table-cell office:value-type="string">
            <text:p>Labaune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lène Mour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éline Cro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P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Mar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k Labaune</text:p>
          </table:table-cell>
        </table:table-row>
        <table:table-row table:style-name="ro4">
          <table:table-cell table:number-columns-repeated="26"/>
          <table:table-cell office:value-type="string">
            <text:p>Lebreton</text:p>
          </table:table-cell>
          <table:table-cell office:value-type="string">
            <text:p>Patrick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Etienne Cheron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rice Lebon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trick Lebreton</text:p>
          </table:table-cell>
        </table:table-row>
        <table:table-row table:style-name="ro4">
          <table:table-cell table:number-columns-repeated="26"/>
          <table:table-cell office:value-type="string">
            <text:p>Lemasl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Aba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Del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dette Mas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oug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trick Lemasle</text:p>
          </table:table-cell>
        </table:table-row>
        <table:table-row table:style-name="ro4">
          <table:table-cell table:number-columns-repeated="26"/>
          <table:table-cell office:value-type="string">
            <text:p>Mennucci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égis Corréard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ssera Benmarnia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Valérie Bot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Osman Maachi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trick Mennucci</text:p>
          </table:table-cell>
        </table:table-row>
        <table:table-row table:style-name="ro4">
          <table:table-cell table:number-columns-repeated="26"/>
          <table:table-cell office:value-type="string">
            <text:p>Ollier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enis Gabr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Bor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Oll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Philippe Bell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trick Ollier</text:p>
          </table:table-cell>
        </table:table-row>
        <table:table-row table:style-name="ro4">
          <table:table-cell table:number-columns-repeated="26"/>
          <table:table-cell office:value-type="string">
            <text:p>Vignal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hilippe Ch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dila Ich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l Vigna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trick Vignal</text:p>
          </table:table-cell>
        </table:table-row>
        <table:table-row table:style-name="ro4">
          <table:table-cell table:number-columns-repeated="26"/>
          <table:table-cell office:value-type="string">
            <text:p>Weiten</text:p>
          </table:table-cell>
          <table:table-cell office:value-type="string">
            <text:p>Patrick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Laurette Sapin</text:p>
          </table:table-cell>
          <table:table-cell office:value-type="string">
            <text:p>1er 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Hurstel</text:p>
          </table:table-cell>
          <table:table-cell office:value-type="string">
            <text:p>1er juin 2016 (mi-temp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illes Adam</text:p>
          </table:table-cell>
          <table:table-cell office:value-type="string">
            <text:p>1er juin 2016 (25 %)</text:p>
          </table:table-cell>
          <table:table-cell office:value-type="string">
            <text:p>Circonscription + Assemblée (25 %)</text:p>
          </table:table-cell>
          <table:table-cell office:value-type="string">
            <text:p>Non</text:p>
          </table:table-cell>
          <table:table-cell/>
          <table:table-cell office:value-type="string">
            <text:p>Aurélie Weiten-Monelle</text:p>
          </table:table-cell>
          <table:table-cell office:value-type="string">
            <text:p>1er juin 2016 (25 %)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trick Weiten</text:p>
          </table:table-cell>
        </table:table-row>
        <table:table-row table:style-name="ro4">
          <table:table-cell table:number-columns-repeated="26"/>
          <table:table-cell office:value-type="string">
            <text:p>Giacobbi</text:p>
          </table:table-cell>
          <table:table-cell office:value-type="string">
            <text:p>Pau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Vanessa Fa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Vign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ul Giacobbi</text:p>
          </table:table-cell>
        </table:table-row>
        <table:table-row table:style-name="ro4">
          <table:table-cell table:number-columns-repeated="26"/>
          <table:table-cell office:value-type="string">
            <text:p>Molac</text:p>
          </table:table-cell>
          <table:table-cell office:value-type="string">
            <text:p>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Nay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el Simon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aul Molac</text:p>
          </table:table-cell>
        </table:table-row>
        <table:table-row table:style-name="ro4">
          <table:table-cell table:number-columns-repeated="26"/>
          <table:table-cell office:value-type="string">
            <text:p>Salen</text:p>
          </table:table-cell>
          <table:table-cell office:value-type="string">
            <text:p>Pau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role Fel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ho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Trembl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la Cecol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ul Salen</text:p>
          </table:table-cell>
        </table:table-row>
        <table:table-row table:style-name="ro4">
          <table:table-cell table:number-columns-repeated="26"/>
          <table:table-cell office:value-type="string">
            <text:p>Cordery</text:p>
          </table:table-cell>
          <table:table-cell office:value-type="string">
            <text:p>Philip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mandine Fouché</text:p>
          </table:table-cell>
          <table:table-cell office:value-type="string">
            <text:p>18 novembre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incent Mazzone</text:p>
          </table:table-cell>
          <table:table-cell office:value-type="string">
            <text:p>16 nov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Gondouin-Haustein</text:p>
          </table:table-cell>
          <table:table-cell office:value-type="string">
            <text:p>1er septembre 2016</text:p>
          </table:table-cell>
          <table:table-cell office:value-type="string">
            <text:p>Circonscription + Assemblée</text:p>
          </table:table-cell>
          <table:table-cell table:number-columns-repeated="2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hilip Cordery</text:p>
          </table:table-cell>
        </table:table-row>
        <table:table-row table:style-name="ro4">
          <table:table-cell table:number-columns-repeated="26"/>
          <table:table-cell office:value-type="string">
            <text:p>Martin</text:p>
          </table:table-cell>
          <table:table-cell office:value-type="string">
            <text:p>Philippe Arm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icolas Darg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Armand Martin</text:p>
          </table:table-cell>
        </table:table-row>
        <table:table-row table:style-name="ro4">
          <table:table-cell table:number-columns-repeated="26"/>
          <table:table-cell office:value-type="string">
            <text:p>Bau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dric Cost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han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Legr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bois-Lassè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a Paul-Zamou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hilippe Baumel</text:p>
          </table:table-cell>
        </table:table-row>
        <table:table-row table:style-name="ro4">
          <table:table-cell table:number-columns-repeated="26"/>
          <table:table-cell office:value-type="string">
            <text:p>Bies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enaud FAUSSER</text:p>
          </table:table-cell>
          <table:table-cell office:value-type="string">
            <text:p>1er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Baptiste MATHIEU</text:p>
          </table:table-cell>
          <table:table-cell office:value-type="string">
            <text:p>7 janvier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LAGUTERE</text:p>
          </table:table-cell>
          <table:table-cell office:value-type="string">
            <text:p>20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ies</text:p>
          </table:table-cell>
        </table:table-row>
        <table:table-row table:style-name="ro4">
          <table:table-cell table:number-columns-repeated="26"/>
          <table:table-cell office:value-type="string">
            <text:p>Briand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runo Lavill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ël Pel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Augi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riand</text:p>
          </table:table-cell>
        </table:table-row>
        <table:table-row table:style-name="ro4">
          <table:table-cell table:number-columns-repeated="26"/>
          <table:table-cell office:value-type="string">
            <text:p>Cochet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Coche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Eva Doressa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Then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Philippe Cochet</text:p>
          </table:table-cell>
        </table:table-row>
        <table:table-row table:style-name="ro4">
          <table:table-cell table:number-columns-repeated="26"/>
          <table:table-cell office:value-type="string">
            <text:p>Douc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bd El Hakim Hss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Mo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ek Scal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Noë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hilippe Doucet</text:p>
          </table:table-cell>
        </table:table-row>
        <table:table-row table:style-name="ro4">
          <table:table-cell table:number-columns-repeated="26"/>
          <table:table-cell office:value-type="string">
            <text:p>Dur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ves Marqu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ez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ro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Duron</text:p>
          </table:table-cell>
        </table:table-row>
        <table:table-row table:style-name="ro4">
          <table:table-cell table:number-columns-repeated="26"/>
          <table:table-cell office:value-type="string">
            <text:p>Folliot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Jérémy Haddad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Laure Laustriat</text:p>
          </table:table-cell>
          <table:table-cell office:value-type="string">
            <text:p>1er avril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isèle Dedie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Folliot</text:p>
          </table:table-cell>
          <table:table-cell office:value-type="string">
            <text:p>2003 (en cours de rupture conventionnelle)</text:p>
          </table:table-cell>
          <table:table-cell office:value-type="string">
            <text:p>Circonscription</text:p>
          </table:table-cell>
          <table:table-cell office:value-type="string">
            <text:p>Ex-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pe Folliot</text:p>
          </table:table-cell>
        </table:table-row>
        <table:table-row table:style-name="ro4">
          <table:table-cell table:number-columns-repeated="26"/>
          <table:table-cell office:value-type="string">
            <text:p>Gomes</text:p>
          </table:table-cell>
          <table:table-cell office:value-type="string">
            <text:p>Philippe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ston Wadrawan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Gomes</text:p>
          </table:table-cell>
        </table:table-row>
        <table:table-row table:style-name="ro4">
          <table:table-cell table:number-columns-repeated="26"/>
          <table:table-cell office:value-type="string">
            <text:p>Gosseli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Lemouss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Tourg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Fer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Denis-Dav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Leprevos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Gosselin</text:p>
          </table:table-cell>
        </table:table-row>
        <table:table-row table:style-name="ro4">
          <table:table-cell table:number-columns-repeated="26"/>
          <table:table-cell office:value-type="string">
            <text:p>Gouj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Malass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Cabidoch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Goujon</text:p>
          </table:table-cell>
        </table:table-row>
        <table:table-row table:style-name="ro4">
          <table:table-cell table:number-columns-repeated="26"/>
          <table:table-cell office:value-type="string">
            <text:p>Houill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Lem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llanger-Fab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Rigal-Ansou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hilippe Houillon</text:p>
          </table:table-cell>
        </table:table-row>
        <table:table-row table:style-name="ro4">
          <table:table-cell table:number-columns-repeated="26"/>
          <table:table-cell office:value-type="string">
            <text:p>Ke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Paul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C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Cuv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Em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Taill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k Desmaric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randala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Kemel</text:p>
          </table:table-cell>
        </table:table-row>
        <table:table-row table:style-name="ro4">
          <table:table-cell table:number-columns-repeated="26"/>
          <table:table-cell office:value-type="string">
            <text:p>Le Ray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wenn Le Nay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laudie Le Bohec-Le Floc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Noëlle Debains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Julie Bréger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Le Ray</text:p>
          </table:table-cell>
        </table:table-row>
        <table:table-row table:style-name="ro4">
          <table:table-cell table:number-columns-repeated="26"/>
          <table:table-cell office:value-type="string">
            <text:p>Marti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 Darribeau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Beaucher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ndrine Redolfi de Zan</text:p>
          </table:table-cell>
          <table:table-cell office:value-type="float" office:value="2010">
            <text:p>2010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Thierry San Martino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Martin</text:p>
          </table:table-cell>
        </table:table-row>
        <table:table-row table:style-name="ro4">
          <table:table-cell table:number-columns-repeated="26"/>
          <table:table-cell office:value-type="string">
            <text:p>Meunier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Os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nstan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celyne Breton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Meunier</text:p>
          </table:table-cell>
        </table:table-row>
        <table:table-row table:style-name="ro4">
          <table:table-cell table:number-columns-repeated="26"/>
          <table:table-cell office:value-type="string">
            <text:p>Naill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ann Lowinsk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Hu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Cerv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hilippe Naillet</text:p>
          </table:table-cell>
        </table:table-row>
        <table:table-row table:style-name="ro4">
          <table:table-cell table:number-columns-repeated="26"/>
          <table:table-cell office:value-type="string">
            <text:p>Nauche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ine Bogossi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hamira Kas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Pequ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o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auche</text:p>
          </table:table-cell>
        </table:table-row>
        <table:table-row table:style-name="ro4">
          <table:table-cell table:number-columns-repeated="26"/>
          <table:table-cell office:value-type="string">
            <text:p>Noguès</text:p>
          </table:table-cell>
          <table:table-cell office:value-type="string">
            <text:p>Philipp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ymery Bo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rance Bousquin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our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hilippe Noguès</text:p>
          </table:table-cell>
        </table:table-row>
        <table:table-row table:style-name="ro4">
          <table:table-cell table:number-columns-repeated="26"/>
          <table:table-cell office:value-type="string">
            <text:p>Pliss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VEROT-BESNAULT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elle Lacost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Verra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Plisson</text:p>
          </table:table-cell>
        </table:table-row>
        <table:table-row table:style-name="ro4">
          <table:table-cell table:number-columns-repeated="26"/>
          <table:table-cell office:value-type="string">
            <text:p>Vigier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 Hono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rcédès Leg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Bran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nstan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bel-Marie Soullie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Vigier</text:p>
          </table:table-cell>
        </table:table-row>
        <table:table-row table:style-name="ro4">
          <table:table-cell table:number-columns-repeated="26"/>
          <table:table-cell office:value-type="string">
            <text:p>Vitel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role Vite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hierry Camp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Gom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pe Vitel</text:p>
          </table:table-cell>
        </table:table-row>
        <table:table-row table:style-name="ro4">
          <table:table-cell table:number-columns-repeated="26"/>
          <table:table-cell office:value-type="string">
            <text:p>Aylagas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hilippe KERAUFFRET</text:p>
          </table:table-cell>
          <table:table-cell office:value-type="string">
            <text:p>1er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ll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imitri MATKOWSKI</text:p>
          </table:table-cell>
          <table:table-cell office:value-type="string">
            <text:p>1er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ierre Aylagas</text:p>
          </table:table-cell>
        </table:table-row>
        <table:table-row table:style-name="ro4">
          <table:table-cell table:number-columns-repeated="26"/>
          <table:table-cell office:value-type="string">
            <text:p>Lellouch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thieu Robique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nathan Alessio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 Lellouche</text:p>
          </table:table-cell>
        </table:table-row>
        <table:table-row table:style-name="ro4">
          <table:table-cell table:number-columns-repeated="26"/>
          <table:table-cell office:value-type="string">
            <text:p>Lequill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ndice Lequill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Julien Ay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le Charu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erre Lequiller</text:p>
          </table:table-cell>
        </table:table-row>
        <table:table-row table:style-name="ro4">
          <table:table-cell table:number-columns-repeated="26"/>
          <table:table-cell office:value-type="string">
            <text:p>Morang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Messœ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Lhuil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N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Vache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 Morange</text:p>
          </table:table-cell>
        </table:table-row>
        <table:table-row table:style-name="ro4">
          <table:table-cell table:number-columns-repeated="26"/>
          <table:table-cell office:value-type="string">
            <text:p>Morel-A-L'Huissi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François Vi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Rous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Wa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Escud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ic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May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Bonhomme épouse Romie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 Morel-A-L'Huissier</text:p>
          </table:table-cell>
        </table:table-row>
        <table:table-row table:style-name="ro4">
          <table:table-cell table:number-columns-repeated="26"/>
          <table:table-cell office:value-type="string">
            <text:p>Ribeaud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rthélémy BOUDO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énédicte BESCHER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aziella DECORPS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 Ribeaud</text:p>
          </table:table-cell>
        </table:table-row>
        <table:table-row table:style-name="ro4">
          <table:table-cell table:number-columns-repeated="26"/>
          <table:table-cell office:value-type="string">
            <text:p>Muet</text:p>
          </table:table-cell>
          <table:table-cell office:value-type="string">
            <text:p>Pierre-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ick Muet</text:p>
          </table:table-cell>
          <table:table-cell office:value-type="string">
            <text:p>septembre 2013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Gwenaëlle Bett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Waldteufel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Pierre-Alain Muet</text:p>
          </table:table-cell>
        </table:table-row>
        <table:table-row table:style-name="ro4">
          <table:table-cell table:number-columns-repeated="26"/>
          <table:table-cell office:value-type="string">
            <text:p>Le Borgn'</text:p>
          </table:table-cell>
          <table:table-cell office:value-type="string">
            <text:p>Pierre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yril Mallet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echâtr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rothée Bella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ierre-Yves Le Borgn'</text:p>
          </table:table-cell>
        </table:table-row>
        <table:table-row table:style-name="ro4">
          <table:table-cell table:number-columns-repeated="26"/>
          <table:table-cell office:value-type="string">
            <text:p>Amirshahi</text:p>
          </table:table-cell>
          <table:table-cell office:value-type="string">
            <text:p>Pouria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na Mélin</text:p>
          </table:table-cell>
          <table:table-cell office:value-type="string">
            <text:p>juin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Soulary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ssia Hebbache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Pouria Amirshahi</text:p>
          </table:table-cell>
        </table:table-row>
        <table:table-row table:style-name="ro4">
          <table:table-cell table:number-columns-repeated="26"/>
          <table:table-cell office:value-type="string">
            <text:p>Hammadi</text:p>
          </table:table-cell>
          <table:table-cell office:value-type="string">
            <text:p>Razz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oveda Abb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ol Yola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zzy Hammadi</text:p>
          </table:table-cell>
        </table:table-row>
        <table:table-row table:style-name="ro4">
          <table:table-cell table:number-columns-repeated="26"/>
          <table:table-cell office:value-type="string">
            <text:p>Povéda</text:p>
          </table:table-cell>
          <table:table-cell office:value-type="string">
            <text:p>Rég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Damotte-Martinov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rik Laou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Vinç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égine Povéda</text:p>
          </table:table-cell>
        </table:table-row>
        <table:table-row table:style-name="ro4">
          <table:table-cell table:number-columns-repeated="26"/>
          <table:table-cell office:value-type="string">
            <text:p>Juanico</text:p>
          </table:table-cell>
          <table:table-cell office:value-type="string">
            <text:p>Rég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LOMB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s JOASSARD </text:p>
          </table:table-cell>
          <table:table-cell office:value-type="string">
            <text:p>juin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DUMESTRE</text:p>
          </table:table-cell>
          <table:table-cell office:value-type="string">
            <text:p>déc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ick COURBON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Régis Juanico</text:p>
          </table:table-cell>
        </table:table-row>
        <table:table-row table:style-name="ro4">
          <table:table-cell table:number-columns-repeated="26"/>
          <table:table-cell office:value-type="string">
            <text:p>Delatte</text:p>
          </table:table-cell>
          <table:table-cell office:value-type="string">
            <text:p>Rém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ntal Delatt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Claire Gaucha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e Cheva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rien Huguet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DODE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 (bénévole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émi Delatte</text:p>
          </table:table-cell>
        </table:table-row>
        <table:table-row table:style-name="ro4">
          <table:table-cell table:number-columns-repeated="26"/>
          <table:table-cell office:value-type="string">
            <text:p>Pauvros</text:p>
          </table:table-cell>
          <table:table-cell office:value-type="string">
            <text:p>Rém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imon De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hlem Meg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e Roug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ntfo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Rémi Pauvros</text:p>
          </table:table-cell>
        </table:table-row>
        <table:table-row table:style-name="ro4">
          <table:table-cell table:number-columns-repeated="26"/>
          <table:table-cell office:value-type="string">
            <text:p>Gauquelin</text:p>
          </table:table-cell>
          <table:table-cell office:value-type="string">
            <text:p>Re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dhia Desbrosses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Bernard Tante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c Cachard</text:p>
          </table:table-cell>
          <table:table-cell office:value-type="float" office:value="2016">
            <text:p>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naud Gauquelin</text:p>
          </table:table-cell>
        </table:table-row>
        <table:table-row table:style-name="ro4">
          <table:table-cell table:number-columns-repeated="26"/>
          <table:table-cell office:value-type="string">
            <text:p>Dosière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le Mary</text:p>
          </table:table-cell>
          <table:table-cell office:value-type="float" office:value="1997">
            <text:p>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érif Lahouali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ncent Paquet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Ludwig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René Dosière</text:p>
          </table:table-cell>
        </table:table-row>
        <table:table-row table:style-name="ro4">
          <table:table-cell table:number-columns-repeated="26"/>
          <table:table-cell office:value-type="string">
            <text:p>Rouquet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Jean-Marc Bourj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Rouque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Emilien Charpan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René Rouquet</text:p>
          </table:table-cell>
        </table:table-row>
        <table:table-row table:style-name="ro4">
          <table:table-cell table:number-columns-repeated="26"/>
          <table:table-cell office:value-type="string">
            <text:p>Ferrand</text:p>
          </table:table-cell>
          <table:table-cell office:value-type="string">
            <text:p>Rich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 Le Boulanger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izic Kerbrat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oel Cumunel</text:p>
          </table:table-cell>
          <table:table-cell office:value-type="string">
            <text:p>octo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Richard Ferrand</text:p>
          </table:table-cell>
        </table:table-row>
        <table:table-row table:style-name="ro4">
          <table:table-cell table:number-columns-repeated="26"/>
          <table:table-cell office:value-type="string">
            <text:p>Olive</text:p>
          </table:table-cell>
          <table:table-cell office:value-type="string">
            <text:p>Ro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dith Hazan</text:p>
          </table:table-cell>
          <table:table-cell office:value-type="string">
            <text:p>mai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Fourès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Joëlle Rumeau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Noguès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obert Olive</text:p>
          </table:table-cell>
        </table:table-row>
        <table:table-row table:style-name="ro4">
          <table:table-cell table:number-columns-repeated="26"/>
          <table:table-cell office:value-type="string">
            <text:p>Schwartzenberg</text:p>
          </table:table-cell>
          <table:table-cell office:value-type="string">
            <text:p>Roger-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Poiret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ger-Gérard Schwartzenberg</text:p>
          </table:table-cell>
        </table:table-row>
        <table:table-row table:style-name="ro4">
          <table:table-cell table:number-columns-repeated="26"/>
          <table:table-cell office:value-type="string">
            <text:p>Colas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lodie Jaunea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Guillo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homas Borel</text:p>
          </table:table-cell>
          <table:table-cell office:value-type="string">
            <text:p>août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main Colas</text:p>
          </table:table-cell>
        </table:table-row>
        <table:table-row table:style-name="ro4">
          <table:table-cell table:number-columns-repeated="26"/>
          <table:table-cell office:value-type="string">
            <text:p>Joron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vien Delo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Tirmar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djia Ao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main Joron</text:p>
          </table:table-cell>
        </table:table-row>
        <table:table-row table:style-name="ro4">
          <table:table-cell table:number-columns-repeated="26"/>
          <table:table-cell office:value-type="string">
            <text:p>Salles</text:p>
          </table:table-cell>
          <table:table-cell office:value-type="string">
            <text:p>Rudy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Barbosa</text:p>
          </table:table-cell>
          <table:table-cell office:value-type="string">
            <text:p>1 novembre 2009</text:p>
          </table:table-cell>
          <table:table-cell office:value-type="string">
            <text:p>Circonscription</text:p>
          </table:table-cell>
          <table:table-cell office:value-type="string">
            <text:p>Gendre</text:p>
          </table:table-cell>
          <table:table-cell/>
          <table:table-cell office:value-type="string">
            <text:p>Raja Maoua</text:p>
          </table:table-cell>
          <table:table-cell office:value-type="string">
            <text:p>3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Diez</text:p>
          </table:table-cell>
          <table:table-cell office:value-type="string">
            <text:p>12 avril 199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e Salles</text:p>
          </table:table-cell>
          <table:table-cell office:value-type="string">
            <text:p>1 septembre 1995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udy Salles</text:p>
          </table:table-cell>
        </table:table-row>
        <table:table-row table:style-name="ro4">
          <table:table-cell table:number-columns-repeated="26"/>
          <table:table-cell office:value-type="string">
            <text:p>Buis</text:p>
          </table:table-cell>
          <table:table-cell office:value-type="string">
            <text:p>Sab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mmanuel Passeri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ouc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Houe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abine Buis</text:p>
          </table:table-cell>
        </table:table-row>
        <table:table-row table:style-name="ro4">
          <table:table-cell table:number-columns-repeated="26"/>
          <table:table-cell office:value-type="string">
            <text:p>Doucet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c Bonneau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mille Ghislaine Marie Vieira-Lenen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andrine Doucet</text:p>
          </table:table-cell>
        </table:table-row>
        <table:table-row table:style-name="ro4">
          <table:table-cell table:number-columns-repeated="26"/>
          <table:table-cell office:value-type="string">
            <text:p>Mazetier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gnès Lakits</text:p>
          </table:table-cell>
          <table:table-cell office:value-type="string">
            <text:p>janvier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Merigaud</text:p>
          </table:table-cell>
          <table:table-cell office:value-type="string">
            <text:p>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ise Debruyn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drey Emery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ick Paris</text:p>
          </table:table-cell>
          <table:table-cell office:value-type="string">
            <text:p>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andrine Mazetier</text:p>
          </table:table-cell>
        </table:table-row>
        <table:table-row table:style-name="ro4">
          <table:table-cell table:number-columns-repeated="26"/>
          <table:table-cell office:value-type="string">
            <text:p>Gandolfi-Scheit</text:p>
          </table:table-cell>
          <table:table-cell office:value-type="string">
            <text:p>Sauveu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Laure Gandolfi-Schei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Yannick Camp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a Ross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uveur Gandolfi-Scheit</text:p>
          </table:table-cell>
        </table:table-row>
        <table:table-row table:style-name="ro4">
          <table:table-cell table:number-columns-repeated="26"/>
          <table:table-cell office:value-type="string">
            <text:p>Denaj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Scieux-Azém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dith Ha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Na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Laden-Salust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ébastien Denaja</text:p>
          </table:table-cell>
        </table:table-row>
        <table:table-row table:style-name="ro4">
          <table:table-cell table:number-columns-repeated="26"/>
          <table:table-cell office:value-type="string">
            <text:p>Huyghe</text:p>
          </table:table-cell>
          <table:table-cell office:value-type="string">
            <text:p>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lément DELPLANQUE</text:p>
          </table:table-cell>
          <table:table-cell office:value-type="string">
            <text:p>février 2009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VAN TICHELEN</text:p>
          </table:table-cell>
          <table:table-cell office:value-type="string">
            <text:p>février 200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NERSIER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ébastien Huyghe</text:p>
          </table:table-cell>
        </table:table-row>
        <table:table-row table:style-name="ro4">
          <table:table-cell table:number-columns-repeated="26"/>
          <table:table-cell office:value-type="string">
            <text:p>Pietrasant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lexis Gueri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Galère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ébastien Pietrasanta</text:p>
          </table:table-cell>
        </table:table-row>
        <table:table-row table:style-name="ro4">
          <table:table-cell table:number-columns-repeated="26"/>
          <table:table-cell office:value-type="string">
            <text:p>Bardy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Coifard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Fribault</text:p>
          </table:table-cell>
          <table:table-cell office:value-type="string">
            <text:p>15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erge Bardy</text:p>
          </table:table-cell>
        </table:table-row>
        <table:table-row table:style-name="ro4">
          <table:table-cell table:number-columns-repeated="26"/>
          <table:table-cell office:value-type="string">
            <text:p>Grouard</text:p>
          </table:table-cell>
          <table:table-cell office:value-type="string">
            <text:p>Ser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rouard-Lejeune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Ex-épouse (depuis 2014)</text:p>
          </table:table-cell>
          <table:table-cell/>
          <table:table-cell office:value-type="string">
            <text:p>Danièle VAUDOUR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ystel DE FILIPPI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ge Grouard</text:p>
          </table:table-cell>
        </table:table-row>
        <table:table-row table:style-name="ro4">
          <table:table-cell table:number-columns-repeated="26"/>
          <table:table-cell office:value-type="string">
            <text:p>Janquin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drée Vaub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udyne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Dujard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erge Janquin</text:p>
          </table:table-cell>
        </table:table-row>
        <table:table-row table:style-name="ro4">
          <table:table-cell table:number-columns-repeated="26"/>
          <table:table-cell office:value-type="string">
            <text:p>Letchimy</text:p>
          </table:table-cell>
          <table:table-cell office:value-type="string">
            <text:p>Serge</text:p>
          </table:table-cell>
          <table:table-cell office:value-type="string">
            <text:p>Parti progressiste martiniquais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Collas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Willy Beauvallet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Michèle Darsiere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Cordemy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illes Delboi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erge Letchimy</text:p>
          </table:table-cell>
        </table:table-row>
        <table:table-row table:style-name="ro4">
          <table:table-cell table:number-columns-repeated="26"/>
          <table:table-cell office:value-type="string">
            <text:p>Coronado</text:p>
          </table:table-cell>
          <table:table-cell office:value-type="string">
            <text:p>Sergio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Ricardo Coronado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Frère</text:p>
          </table:table-cell>
          <table:table-cell/>
          <table:table-cell office:value-type="string">
            <text:p>Rusen Aytac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Sergio Coronado</text:p>
          </table:table-cell>
        </table:table-row>
        <table:table-row table:style-name="ro4">
          <table:table-cell table:number-columns-repeated="26"/>
          <table:table-cell office:value-type="string">
            <text:p>Dagoma</text:p>
          </table:table-cell>
          <table:table-cell office:value-type="string">
            <text:p>Seyba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ssica Assem</text:p>
          </table:table-cell>
          <table:table-cell office:value-type="string">
            <text:p>novembre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aï Gahmi</text:p>
          </table:table-cell>
          <table:table-cell office:value-type="string">
            <text:p>octo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gherita Caron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eybah Dagoma</text:p>
          </table:table-cell>
        </table:table-row>
        <table:table-row table:style-name="ro4">
          <table:table-cell table:number-columns-repeated="26"/>
          <table:table-cell office:value-type="string">
            <text:p>Lagarde</text:p>
          </table:table-cell>
          <table:table-cell office:value-type="string">
            <text:p>Soni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ise Diel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nia Lagarde</text:p>
          </table:table-cell>
        </table:table-row>
        <table:table-row table:style-name="ro4">
          <table:table-cell table:number-columns-repeated="26"/>
          <table:table-cell office:value-type="string">
            <text:p>Dion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Zirnhe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o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Bergoe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athuille-Nicolle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phie Dion</text:p>
          </table:table-cell>
        </table:table-row>
        <table:table-row table:style-name="ro4">
          <table:table-cell table:number-columns-repeated="26"/>
          <table:table-cell office:value-type="string">
            <text:p>Errante</text:p>
          </table:table-cell>
          <table:table-cell office:value-type="string">
            <text:p>Soph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ristan Boursico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rone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toine Brandalac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phie Errante</text:p>
          </table:table-cell>
        </table:table-row>
        <table:table-row table:style-name="ro4">
          <table:table-cell table:number-columns-repeated="26"/>
          <table:table-cell office:value-type="string">
            <text:p>Rohfritsch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Olivier Ecker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e Matt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lla Ceriani</text:p>
          </table:table-cell>
          <table:table-cell office:value-type="string">
            <text:p>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phie Rohfritsch</text:p>
          </table:table-cell>
        </table:table-row>
        <table:table-row table:style-name="ro4">
          <table:table-cell table:number-columns-repeated="26"/>
          <table:table-cell office:value-type="string">
            <text:p>Claireaux</text:p>
          </table:table-cell>
          <table:table-cell office:value-type="string">
            <text:p>Stéphane</text:p>
          </table:table-cell>
          <table:table-cell office:value-type="string">
            <text:p>Cap sur l'avenir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Matthew Reardon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Fouchard-Borthaire</text:p>
          </table:table-cell>
          <table:table-cell office:value-type="string">
            <text:p>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Annick Vigneau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ïté Légasse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éphane Claireaux</text:p>
          </table:table-cell>
        </table:table-row>
        <table:table-row table:style-name="ro4">
          <table:table-cell table:number-columns-repeated="26"/>
          <table:table-cell office:value-type="string">
            <text:p>Demilly</text:p>
          </table:table-cell>
          <table:table-cell office:value-type="string">
            <text:p>Stéphan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COLOMBEL</text:p>
          </table:table-cell>
          <table:table-cell office:value-type="string">
            <text:p>mai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ntal COELHO</text:p>
          </table:table-cell>
          <table:table-cell office:value-type="string">
            <text:p>mai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Sophie Herlin</text:p>
          </table:table-cell>
          <table:table-cell office:value-type="string">
            <text:p>déc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éphane Demilly</text:p>
          </table:table-cell>
        </table:table-row>
        <table:table-row table:style-name="ro4">
          <table:table-cell table:number-columns-repeated="26"/>
          <table:table-cell office:value-type="string">
            <text:p>Saint-André</text:p>
          </table:table-cell>
          <table:table-cell office:value-type="string">
            <text:p>Stépha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Valérie Garc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Lap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elencr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andre Jakobczyk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éphane Saint-André</text:p>
          </table:table-cell>
        </table:table-row>
        <table:table-row table:style-name="ro4">
          <table:table-cell table:number-columns-repeated="26"/>
          <table:table-cell office:value-type="string">
            <text:p>Travert</text:p>
          </table:table-cell>
          <table:table-cell office:value-type="string">
            <text:p>Stéph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Né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élie Le Flo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God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téphane Travert</text:p>
          </table:table-cell>
        </table:table-row>
        <table:table-row table:style-name="ro4">
          <table:table-cell table:number-columns-repeated="26"/>
          <table:table-cell office:value-type="string">
            <text:p>Pernod Beaudon</text:p>
          </table:table-cell>
          <table:table-cell office:value-type="string">
            <text:p>Stépha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Bau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Batillat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éphanie Pernod Beaudon</text:p>
          </table:table-cell>
        </table:table-row>
        <table:table-row table:style-name="ro4">
          <table:table-cell table:number-columns-repeated="26"/>
          <table:table-cell office:value-type="string">
            <text:p>Tallard</text:p>
          </table:table-cell>
          <table:table-cell office:value-type="string">
            <text:p>Suz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elie Arain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Verm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Tarieu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aël Balo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uzanne Tallard</text:p>
          </table:table-cell>
        </table:table-row>
        <table:table-row table:style-name="ro4">
          <table:table-cell table:number-columns-repeated="26"/>
          <table:table-cell office:value-type="string">
            <text:p>Berrios</text:p>
          </table:table-cell>
          <table:table-cell office:value-type="string">
            <text:p>Sylv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rnaud Ve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dier Le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ylvain Berrios</text:p>
          </table:table-cell>
        </table:table-row>
        <table:table-row table:style-name="ro4">
          <table:table-cell table:number-columns-repeated="26"/>
          <table:table-cell office:value-type="string">
            <text:p>Pinel</text:p>
          </table:table-cell>
          <table:table-cell office:value-type="string">
            <text:p>Sylvi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Roq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Rouje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aul Terre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ylvia Pinel</text:p>
          </table:table-cell>
        </table:table-row>
        <table:table-row table:style-name="ro4">
          <table:table-cell table:number-columns-repeated="26"/>
          <table:table-cell office:value-type="string">
            <text:p>Alaux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milie Dutoy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Richi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ylviane Alaux</text:p>
          </table:table-cell>
        </table:table-row>
        <table:table-row table:style-name="ro4">
          <table:table-cell table:number-columns-repeated="26"/>
          <table:table-cell office:value-type="string">
            <text:p>Bulteau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tthieu Boisd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Chevoll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Ibarr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lémence Bonn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ylviane Bulteau</text:p>
          </table:table-cell>
        </table:table-row>
        <table:table-row table:style-name="ro4">
          <table:table-cell table:number-columns-repeated="26"/>
          <table:table-cell office:value-type="string">
            <text:p>Tolmont</text:p>
          </table:table-cell>
          <table:table-cell office:value-type="string">
            <text:p>Sylv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LEPOURREAU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BELLIER-TOULOUZOU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sile REY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Sylvie Tolmont</text:p>
          </table:table-cell>
        </table:table-row>
        <table:table-row table:style-name="ro4">
          <table:table-cell table:number-columns-repeated="26"/>
          <table:table-cell office:value-type="string">
            <text:p>Benoit</text:p>
          </table:table-cell>
          <table:table-cell office:value-type="string">
            <text:p>Thierry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Deroyer</text:p>
          </table:table-cell>
          <table:table-cell office:value-type="string">
            <text:p>1 octobre 20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thur Le Ber</text:p>
          </table:table-cell>
          <table:table-cell office:value-type="string">
            <text:p>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eline Biard</text:p>
          </table:table-cell>
          <table:table-cell office:value-type="string">
            <text:p>1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ierry Benoit</text:p>
          </table:table-cell>
        </table:table-row>
        <table:table-row table:style-name="ro4">
          <table:table-cell table:number-columns-repeated="26"/>
          <table:table-cell office:value-type="string">
            <text:p>Lazaro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Ciet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Desou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èlène Quatreboeuf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ierry Lazaro</text:p>
          </table:table-cell>
        </table:table-row>
        <table:table-row table:style-name="ro4">
          <table:table-cell table:number-columns-repeated="26"/>
          <table:table-cell office:value-type="string">
            <text:p>Mariani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uil</text:p>
          </table:table-cell>
          <table:table-cell office:value-type="string">
            <text:p>juin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katerina Jego Velichko</text:p>
          </table:table-cell>
          <table:table-cell office:value-type="string">
            <text:p>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ierry Mariani</text:p>
          </table:table-cell>
        </table:table-row>
        <table:table-row table:style-name="ro4">
          <table:table-cell table:number-columns-repeated="26"/>
          <table:table-cell office:value-type="string">
            <text:p>Robert</text:p>
          </table:table-cell>
          <table:table-cell office:value-type="string">
            <text:p>Thierry</text:p>
          </table:table-cell>
          <table:table-cell office:value-type="string">
            <text:p>La politique autrement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Ronald Rober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Cousin</text:p>
          </table:table-cell>
          <table:table-cell/>
          <table:table-cell office:value-type="string">
            <text:p>Sylvie Voltigeant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évin Thuillier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Valad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  <table:table-cell office:value-type="string">
            <text:p>Thierry Robert</text:p>
          </table:table-cell>
        </table:table-row>
        <table:table-row table:style-name="ro4">
          <table:table-cell table:number-columns-repeated="26"/>
          <table:table-cell office:value-type="string">
            <text:p>Solère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Karine Sol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eu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de Jerphan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tier</text:p>
          </table:table-cell>
          <table:table-cell table:number-columns-repeated="2" office:value-type="string">
            <text:p>?</text:p>
          </table:table-cell>
          <table:table-cell office:value-type="string">
            <text:p>Belle-mèr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hierry Solère</text:p>
          </table:table-cell>
        </table:table-row>
        <table:table-row table:style-name="ro4">
          <table:table-cell table:number-columns-repeated="26"/>
          <table:table-cell office:value-type="string">
            <text:p>Thévenoud</text:p>
          </table:table-cell>
          <table:table-cell office:value-type="string">
            <text:p>Thomas</text:p>
          </table:table-cell>
          <table:table-cell office:value-type="string">
            <text:p>Parti radical de gauch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ziz El Guerrab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Bornes-Krivopissk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e Pr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Carneir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Thomas Thévenoud</text:p>
          </table:table-cell>
        </table:table-row>
        <table:table-row table:style-name="ro4">
          <table:table-cell table:number-columns-repeated="26"/>
          <table:table-cell office:value-type="string">
            <text:p>Boyer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ire Carlo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Gond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ence Jo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alérie Boyer</text:p>
          </table:table-cell>
        </table:table-row>
        <table:table-row table:style-name="ro4">
          <table:table-cell table:number-columns-repeated="26"/>
          <table:table-cell office:value-type="string">
            <text:p>Corre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on Gaste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as Priez</text:p>
          </table:table-cell>
          <table:table-cell office:value-type="string">
            <text:p>Novembre 2014 (mi-temp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vid Piantone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Valérie Corre</text:p>
          </table:table-cell>
        </table:table-row>
        <table:table-row table:style-name="ro4">
          <table:table-cell table:number-columns-repeated="26"/>
          <table:table-cell office:value-type="string">
            <text:p>Fourneyron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Amant</text:p>
          </table:table-cell>
          <table:table-cell office:value-type="string">
            <text:p>1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Kader Chekhemani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David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alérie Fourneyron</text:p>
          </table:table-cell>
        </table:table-row>
        <table:table-row table:style-name="ro4">
          <table:table-cell table:number-columns-repeated="26"/>
          <table:table-cell office:value-type="string">
            <text:p>Lacroute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Juan-Ju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Auj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-Erwann Gast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alérie Lacroute</text:p>
          </table:table-cell>
        </table:table-row>
        <table:table-row table:style-name="ro4">
          <table:table-cell table:number-columns-repeated="26"/>
          <table:table-cell office:value-type="string">
            <text:p>Rabault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mille Pouponneau</text:p>
          </table:table-cell>
          <table:table-cell office:value-type="string">
            <text:p>1 avril 2014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Quentin Coignus</text:p>
          </table:table-cell>
          <table:table-cell office:value-type="string">
            <text:p>15 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on Mitschler</text:p>
          </table:table-cell>
          <table:table-cell office:value-type="string">
            <text:p>15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trand Legros</text:p>
          </table:table-cell>
          <table:table-cell office:value-type="string">
            <text:p>17 septembre 2015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Cécile Terrancle</text:p>
          </table:table-cell>
          <table:table-cell office:value-type="string">
            <text:p>1er juin 2016</text:p>
          </table:table-cell>
          <table:table-cell office:value-type="string">
            <text:p>Assemblée (au titre de la fonction de rapporteure générale du budget)</text:p>
          </table:table-cell>
          <table:table-cell office:value-type="string">
            <text:p>Non</text:p>
          </table:table-cell>
          <table:table-cell/>
          <table:table-cell office:value-type="string">
            <text:p>Noémie Deguara</text:p>
          </table:table-cell>
          <table:table-cell office:value-type="string">
            <text:p>17 mai 2016</text:p>
          </table:table-cell>
          <table:table-cell office:value-type="string">
            <text:p>Circonscription (au titre de la fonction de rapporteure générale du budget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Valérie Rabault</text:p>
          </table:table-cell>
        </table:table-row>
        <table:table-row table:style-name="ro4">
          <table:table-cell table:number-columns-repeated="26"/>
          <table:table-cell office:value-type="string">
            <text:p>Besse</text:p>
          </table:table-cell>
          <table:table-cell office:value-type="string">
            <text:p>Véronique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mandine BINCTI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HOG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 VAL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xel DUCHAMP</text:p>
          </table:table-cell>
          <table:table-cell office:value-type="float" office:value="2016">
            <text:p>2016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Quentin LIMOUZIN</text:p>
          </table:table-cell>
          <table:table-cell office:value-type="string">
            <text:p>2016 <text:s/>(également employé de 2013 à 2014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éronique Besse</text:p>
          </table:table-cell>
        </table:table-row>
        <table:table-row table:style-name="ro4">
          <table:table-cell table:number-columns-repeated="26"/>
          <table:table-cell office:value-type="string">
            <text:p>Louwagie</text:p>
          </table:table-cell>
          <table:table-cell office:value-type="string">
            <text:p>Véro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incent Beauv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Fe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oh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éronique Louwagie</text:p>
          </table:table-cell>
        </table:table-row>
        <table:table-row table:style-name="ro4">
          <table:table-cell table:number-columns-repeated="26"/>
          <table:table-cell office:value-type="string">
            <text:p>Massonneau</text:p>
          </table:table-cell>
          <table:table-cell office:value-type="string">
            <text:p>Vér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de la Souchère</text:p>
          </table:table-cell>
          <table:table-cell office:value-type="string">
            <text:p>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ictor Choisy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Ferreira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Véronique Massonneau</text:p>
          </table:table-cell>
        </table:table-row>
        <table:table-row table:style-name="ro4">
          <table:table-cell table:number-columns-repeated="26"/>
          <table:table-cell office:value-type="string">
            <text:p>Lurel</text:p>
          </table:table-cell>
          <table:table-cell office:value-type="string">
            <text:p>Victor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co Ipparriga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Julien-Emmanuel-L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ictorin Lurel</text:p>
          </table:table-cell>
        </table:table-row>
        <table:table-row table:style-name="ro4">
          <table:table-cell table:number-columns-repeated="26"/>
          <table:table-cell office:value-type="string">
            <text:p>Burroni</text:p>
          </table:table-cell>
          <table:table-cell office:value-type="string">
            <text:p>Vinc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èle Burro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Nathalie Bous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ncent Burroni</text:p>
          </table:table-cell>
        </table:table-row>
        <table:table-row table:style-name="ro4">
          <table:table-cell table:number-columns-repeated="26"/>
          <table:table-cell office:value-type="string">
            <text:p>Ledoux</text:p>
          </table:table-cell>
          <table:table-cell office:value-type="string">
            <text:p>Vinc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 VERHEECKEN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halidou KEBE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Olga FERNANDES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incent Ledoux</text:p>
          </table:table-cell>
        </table:table-row>
        <table:table-row table:style-name="ro4">
          <table:table-cell table:number-columns-repeated="26"/>
          <table:table-cell office:value-type="string">
            <text:p>Duby-Muller</text:p>
          </table:table-cell>
          <table:table-cell office:value-type="string">
            <text:p>Virgi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isa Rousse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inda Gonzalez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cia Ro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irginie Duby-Muller</text:p>
          </table:table-cell>
        </table:table-row>
        <table:table-row table:style-name="ro4">
          <table:table-cell table:number-columns-repeated="26"/>
          <table:table-cell office:value-type="string">
            <text:p>Le Dissez</text:p>
          </table:table-cell>
          <table:table-cell office:value-type="string">
            <text:p>Vi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ves Ham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Le Tourneu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atiana Paulange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Viviane Le Dissez</text:p>
          </table:table-cell>
        </table:table-row>
        <table:table-row table:style-name="ro4">
          <table:table-cell table:number-columns-repeated="26"/>
          <table:table-cell office:value-type="string">
            <text:p>Dumas</text:p>
          </table:table-cell>
          <table:table-cell office:value-type="string">
            <text:p>Willia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Calaz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 Hao T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Fab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William Dumas</text:p>
          </table:table-cell>
        </table:table-row>
        <table:table-row table:style-name="ro4">
          <table:table-cell table:number-columns-repeated="26"/>
          <table:table-cell office:value-type="string">
            <text:p>Breton</text:p>
          </table:table-cell>
          <table:table-cell office:value-type="string">
            <text:p>Xa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Hélène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Marie Gi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Lu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rochan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avier Breton</text:p>
          </table:table-cell>
        </table:table-row>
        <table:table-row table:style-name="ro4">
          <table:table-cell table:number-columns-repeated="26"/>
          <table:table-cell office:value-type="string">
            <text:p>Cape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Da Cunh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Wo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Lelo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reb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 Campagn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Yann Capet</text:p>
          </table:table-cell>
        </table:table-row>
        <table:table-row table:style-name="ro4">
          <table:table-cell table:number-columns-repeated="26"/>
          <table:table-cell office:value-type="string">
            <text:p>Galu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assila 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re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Gauth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Yann Galut</text:p>
          </table:table-cell>
        </table:table-row>
        <table:table-row table:style-name="ro4">
          <table:table-cell table:number-columns-repeated="26"/>
          <table:table-cell office:value-type="string">
            <text:p>Favennec</text:p>
          </table:table-cell>
          <table:table-cell office:value-type="string">
            <text:p>Yanni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le Bouta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Oz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ïse Kam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annick Favennec</text:p>
          </table:table-cell>
        </table:table-row>
        <table:table-row table:style-name="ro4">
          <table:table-cell table:number-columns-repeated="26"/>
          <table:table-cell office:value-type="string">
            <text:p>Moreau</text:p>
          </table:table-cell>
          <table:table-cell office:value-type="string">
            <text:p>Yann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Aida Moreau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onzague de Chanter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i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Ri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le Legoux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annick Moreau</text:p>
          </table:table-cell>
        </table:table-row>
        <table:table-row table:style-name="ro4">
          <table:table-cell table:number-columns-repeated="26"/>
          <table:table-cell office:value-type="string">
            <text:p>Trigance</text:p>
          </table:table-cell>
          <table:table-cell office:value-type="string">
            <text:p>Y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ine Schwar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eri Dr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Triganc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annick Trigance</text:p>
          </table:table-cell>
        </table:table-row>
        <table:table-row table:style-name="ro4">
          <table:table-cell table:number-columns-repeated="26"/>
          <table:table-cell office:value-type="string">
            <text:p>Albarello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Dub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nnanea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Léd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ger Pécou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ves Albarello</text:p>
          </table:table-cell>
        </table:table-row>
        <table:table-row table:style-name="ro4">
          <table:table-cell table:number-columns-repeated="26"/>
          <table:table-cell office:value-type="string">
            <text:p>Blein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Sa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Obrech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Tarchou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dreddine Boujda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Yves Blein</text:p>
          </table:table-cell>
        </table:table-row>
        <table:table-row table:style-name="ro4">
          <table:table-cell table:number-columns-repeated="26"/>
          <table:table-cell office:value-type="string">
            <text:p>Censi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éphanie Barthélé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e Va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Su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ves Censi</text:p>
          </table:table-cell>
        </table:table-row>
        <table:table-row table:style-name="ro4">
          <table:table-cell table:number-columns-repeated="26"/>
          <table:table-cell office:value-type="string">
            <text:p>Daniel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ule Raitièr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inda Lemoine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Castelin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Pineau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Yves Daniel</text:p>
          </table:table-cell>
        </table:table-row>
        <table:table-row table:style-name="ro4">
          <table:table-cell table:number-columns-repeated="26"/>
          <table:table-cell office:value-type="string">
            <text:p>Durand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ric Van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u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Goh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laude F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Yves Durand</text:p>
          </table:table-cell>
        </table:table-row>
        <table:table-row table:style-name="ro4">
          <table:table-cell table:number-columns-repeated="26"/>
          <table:table-cell office:value-type="string">
            <text:p>Foul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Mi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Boi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Ga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rmain Stoldi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Mequin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ves Foulon</text:p>
          </table:table-cell>
        </table:table-row>
        <table:table-row table:style-name="ro4">
          <table:table-cell table:number-columns-repeated="26"/>
          <table:table-cell office:value-type="string">
            <text:p>Fromi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Re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et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e la Motte de Broons de Vauv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ves Fromion</text:p>
          </table:table-cell>
        </table:table-row>
        <table:table-row table:style-name="ro4">
          <table:table-cell table:number-columns-repeated="26"/>
          <table:table-cell office:value-type="string">
            <text:p>Goasdoué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na Cha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en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  <table:table-cell office:value-type="string">
            <text:p>Yves Goasdoué</text:p>
          </table:table-cell>
        </table:table-row>
        <table:table-row table:style-name="ro4">
          <table:table-cell table:number-columns-repeated="26"/>
          <table:table-cell office:value-type="string">
            <text:p>Jégo</text:p>
          </table:table-cell>
          <table:table-cell office:value-type="string">
            <text:p>Yve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Romain BERTRAND</text:p>
          </table:table-cell>
          <table:table-cell office:value-type="string">
            <text:p>mars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imon ESTEVE</text:p>
          </table:table-cell>
          <table:table-cell office:value-type="string">
            <text:p>août 2016</text:p>
          </table:table-cell>
          <table:table-cell office:value-type="string">
            <text:p>Circonscription (12,7h)</text:p>
          </table:table-cell>
          <table:table-cell office:value-type="string">
            <text:p>Non</text:p>
          </table:table-cell>
          <table:table-cell/>
          <table:table-cell office:value-type="string">
            <text:p>Florent GUILLEMAIN HOCHE</text:p>
          </table:table-cell>
          <table:table-cell office:value-type="string">
            <text:p>Octobre 2016 (10,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-Katrin JEGO</text:p>
          </table:table-cell>
          <table:table-cell office:value-type="string">
            <text:p>Août 2009 (26,25h)</text:p>
          </table:table-cell>
          <table:table-cell office:value-type="string">
            <text:p>Assemblée</text:p>
          </table:table-cell>
          <table:table-cell office:value-type="string">
            <text:p>Femme</text:p>
          </table:table-cell>
          <table:table-cell/>
          <table:table-cell office:value-type="string">
            <text:p>Emilia ROQUE</text:p>
          </table:table-cell>
          <table:table-cell office:value-type="string">
            <text:p>Février 2013 (8,7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ves Jégo</text:p>
          </table:table-cell>
        </table:table-row>
        <table:table-row table:style-name="ro4">
          <table:table-cell table:number-columns-repeated="26"/>
          <table:table-cell office:value-type="string">
            <text:p>Nicoli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hislaine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utorb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 Castell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d'Hallew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Duran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ves Nicolin</text:p>
          </table:table-cell>
        </table:table-row>
      </table:table>
      <table:table table:name="A propos" table:style-name="ta1" table:print="false">
        <table:table-column table:style-name="co28" table:default-cell-style-name="Default"/>
        <table:table-column table:style-name="co27" table:number-columns-repeated="2" table:default-cell-style-name="Default"/>
        <table:table-row table:style-name="ro2">
          <table:table-cell table:style-name="ce2" office:value-type="string">
            <text:p>Données sur les collaborateurs parlementaires des députés</text:p>
          </table:table-cell>
          <table:table-cell table:number-columns-repeated="2"/>
        </table:table-row>
        <table:table-row table:style-name="ro1">
          <table:table-cell office:value-type="string">
            <text:p>Agrégées par les Décodeurs du Monde</text:p>
          </table:table-cell>
          <table:table-cell office:value-type="string">
            <text:p><text:a xlink:href="http://www.lemonde.fr/les-decodeurs/">http://www.lemonde.fr/les-decodeu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urce primaire :</text:p>
          </table:table-cell>
          <table:table-cell table:number-columns-repeated="2"/>
        </table:table-row>
        <table:table-row table:style-name="ro1">
          <table:table-cell office:value-type="string">
            <text:p>Liste des collaborateurs publiée par l'Assemblée nationale le 22 février 2017</text:p>
          </table:table-cell>
          <table:table-cell office:value-type="string">
            <text:p>http://www2.assemblee-nationale.fr/static/collaborateurs/liste_deputes_collaborateurs.pdf</text:p>
          </table:table-cell>
          <table:table-cell office:value-type="string">
            <text:p>Contient uniquement les 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Les informations complémentaires (date d'embauche, lieu de travail, lien familial, suppléant ou non) ont été agrégées grâce à 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sollicitation par courriel des 572 députés par « Le Monde » du 17 au 24 février 2017, dans le cadre de l'opération #Transparence AN (198 réponses).</text:p>
          </table:table-cell>
          <table:table-cell office:value-type="string">
            <text:p>http://www.lemonde.fr/les-decodeurs/article/2017/02/17/transparencean-pourquoi-nous-demandons-des-comptes-aux-deputes-sur-leurs-assistants-parlementaires_5081211_4355770.html</text:p>
          </table:table-cell>
          <table:table-cell/>
        </table:table-row>
        <table:table-row table:style-name="ro1">
          <table:table-cell office:value-type="string">
            <text:p>L'enquête de Mediapart sur les parlementaires qui emploient leurs proches (27 juillet 2014)</text:p>
          </table:table-cell>
          <table:table-cell office:value-type="string">
            <text:p><text:a xlink:href="https://www.mediapart.fr/journal/france/270714/lassemblee-remunere-52-epouses-28-fils-et-32-filles-de-deputes-en-2014?onglet=full">https://www.mediapart.fr/journal/france/270714/lassemblee-remunere-52-epouses-28-fils-et-32-filles-de-deputes-en-2014?onglet=full</text:a></text:p>
          </table:table-cell>
          <table:table-cell/>
        </table:table-row>
        <table:table-row table:style-name="ro1">
          <table:table-cell office:value-type="string">
            <text:p>Les sources ouvertes (articles de presse, sources officielles)</text:p>
          </table:table-cell>
          <table:table-cell table:number-columns-repeated="2"/>
        </table:table-row>
        <table:table-row table:style-name="ro1">
          <table:table-cell office:value-type="string">
            <text:p>Le scraping du site de l'Assemblée nationale pour récupérer la liste de tous les suppléants (effectué le 23 février 2017)</text:p>
          </table:table-cell>
          <table:table-cell office:value-type="string">
            <text:p><text:a xlink:href="http://www2.assemblee-nationale.fr/">http://www2.assemblee-nationale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es données ne sont pas exhaustives, faute de réponses complètes de l'ensemble des députés. Elles sont valables au 24 février 2017.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6/03/2017</text:date>, <text:time>14:5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4:56:53.67</dc:date>
    <meta:generator>OpenOffice/4.1.1$Win32 OpenOffice.org_project/411m6$Build-9775</meta:generator>
    <meta:editing-duration>PT9M8S</meta:editing-duration>
    <meta:editing-cycles>6</meta:editing-cycles>
    <dc:creator>Maxime Vaudano</dc:creator>
    <meta:document-statistic meta:table-count="2" meta:cell-count="13197" meta:object-count="0"/>
  </office:meta>
</office:document-meta>
</file>